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2.1654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2.3693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0.8146in"/>
    </style:style>
    <style:style style:name="co12" style:family="table-column">
      <style:table-column-properties fo:break-before="auto" style:column-width="1.3398in"/>
    </style:style>
    <style:style style:name="co13" style:family="table-column">
      <style:table-column-properties fo:break-before="auto" style:column-width="1.7043in"/>
    </style:style>
    <style:style style:name="co14" style:family="table-column">
      <style:table-column-properties fo:break-before="auto" style:column-width="2.3047in"/>
    </style:style>
    <style:style style:name="co15" style:family="table-column">
      <style:table-column-properties fo:break-before="auto" style:column-width="1.3354in"/>
    </style:style>
    <style:style style:name="co16" style:family="table-column">
      <style:table-column-properties fo:break-before="auto" style:column-width="2.5193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1811in"/>
    </style:style>
    <style:style style:name="co19" style:family="table-column">
      <style:table-column-properties fo:break-before="auto" style:column-width="0.4862in"/>
    </style:style>
    <style:style style:name="co20" style:family="table-column">
      <style:table-column-properties fo:break-before="auto" style:column-width="1.5665in"/>
    </style:style>
    <style:style style:name="co21" style:family="table-column">
      <style:table-column-properties fo:break-before="auto" style:column-width="1.5335in"/>
    </style:style>
    <style:style style:name="co22" style:family="table-column">
      <style:table-column-properties fo:break-before="auto" style:column-width="0.4118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0.7008in"/>
    </style:style>
    <style:style style:name="co25" style:family="table-column">
      <style:table-column-properties fo:break-before="auto" style:column-width="2.4902in"/>
    </style:style>
    <style:style style:name="co26" style:family="table-column">
      <style:table-column-properties fo:break-before="auto" style:column-width="2.4811in"/>
    </style:style>
    <style:style style:name="co27" style:family="table-column">
      <style:table-column-properties fo:break-before="auto" style:column-width="1.6075in"/>
    </style:style>
    <style:style style:name="co28" style:family="table-column">
      <style:table-column-properties fo:break-before="auto" style:column-width="3.7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JetBrains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8pt" style:language-asian="none" style:country-asian="none" style:font-style-asian="normal" style:font-weight-asian="normal" style:font-name-complex="JetBrains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ext-properties style:font-name="Liberation Mono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s2" table:style-name="ta1">
        <table:table-column table:style-name="co1" table:number-columns-repeated="3" table:default-cell-style-name="Default"/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1" table:number-columns-repeated="2" table:default-cell-style-name="ce4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main ico</text:p>
          </table:table-cell>
          <table:table-cell office:value-type="string" calcext:value-type="string">
            <text:p>small Ico 1</text:p>
          </table:table-cell>
          <table:table-cell office:value-type="string" calcext:value-type="string">
            <text:p>small Ico 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circles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art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spear</text:p>
          </table:table-cell>
          <table:table-cell office:value-type="string" calcext:value-type="string">
            <text:p>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table:style-name="Default"/>
          <table:table-cell table:number-columns-repeated="2" office:value-type="string" calcext:value-type="string">
            <text:p>sword</text:p>
          </table:table-cell>
          <table:table-cell office:value-type="string" calcext:value-type="string">
            <text:p>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Kopi / 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Palice / 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uk / 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ec / 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camp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Tabor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4</text:p>
          </table:table-cell>
          <table:table-cell/>
          <table:table-cell office:value-type="string" calcext:value-type="string">
            <text:p>rock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Skala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Kopi / 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hammer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Palice / 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bow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Luk / 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sword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Mec / 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wall_a_circle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crossroads</text:p>
          </table:table-cell>
          <table:table-cell table:number-columns-repeated="2" office:value-type="string" calcext:value-type="string">
            <text:p>spawn-no</text:p>
          </table:table-cell>
          <table:table-cell/>
          <table:table-cell office:value-type="string" calcext:value-type="string">
            <text:p>Rozcesti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ircles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fort</text:p>
          </table:table-cell>
          <table:table-cell table:number-columns-repeated="2" office:value-type="string" calcext:value-type="string">
            <text:p>spawn-spawn</text:p>
          </table:table-cell>
          <table:table-cell/>
          <table:table-cell office:value-type="string" calcext:value-type="string">
            <text:p>Hrad</text:p>
          </table:table-cell>
          <table:table-cell office:value-type="string" calcext:value-type="string">
            <text:p>---</text:p>
          </table:table-cell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Kombinace" table:style-name="ta1">
        <table:table-column table:style-name="co1" table:number-columns-repeated="6" table:default-cell-style-name="Default"/>
        <table:table-column table:style-name="co5" table:default-cell-style-name="ce3"/>
        <table:table-column table:style-name="co1" table:number-columns-repeated="9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table:formula="of:=IF(ISNUMBER(FIND(&quot;-&quot;; [.G4])); LEFT([.G4]; FIND(&quot;-&quot;; [.G4]) -1); [.G4])" office:value-type="string" office:string-value="hard" calcext:value-type="string">
            <text:p>hard</text:p>
          </table:table-cell>
          <table:table-cell table:formula="of:=IF(ISNUMBER(FIND(&quot;-&quot;; [.H4])); LEFT([.H4]; FIND(&quot;-&quot;; [.H4]) -1); [.H4])" office:value-type="string" office:string-value="spear" calcext:value-type="string">
            <text:p>spear</text:p>
          </table:table-cell>
          <table:table-cell table:formula="of:=IF(ISNUMBER(FIND(&quot;-&quot;; [.I4])); LEFT([.I4]; FIND(&quot;-&quot;; [.I4]) -1); [.I4])">
            <text:p/>
          </table:table-cell>
          <table:table-cell table:formula="of:=IF(ISNUMBER(FIND(&quot;-&quot;; [.J4])); LEFT([.J4]; FIND(&quot;-&quot;; [.J4]) -1); [.J4])">
            <text:p/>
          </table:table-cell>
          <table:table-cell office:value-type="string" calcext:value-type="string">
            <text:p>hard-spear</text:p>
          </table:table-cell>
          <table:table-cell table:formula="of:=IF(ISNUMBER(FIND(&quot;-&quot;; [.G4])); RIGHT([.G4]; LEN([.G4]) - FIND(&quot;-&quot;; [.G4])); &quot;&quot;)" office:value-type="string" office:string-value="spear" calcext:value-type="string">
            <text:p>spear</text:p>
          </table:table-cell>
          <table:table-cell table:formula="of:=IF(ISNUMBER(FIND(&quot;-&quot;; [.H4])); RIGHT([.H4]; LEN([.H4]) - FIND(&quot;-&quot;; [.H4])); &quot;&quot;)">
            <text:p/>
          </table:table-cell>
          <table:table-cell table:formula="of:=IF(ISNUMBER(FIND(&quot;-&quot;; [.I4])); RIGHT([.I4]; LEN([.I4]) - FIND(&quot;-&quot;; [.I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5])); LEFT([.G5]; FIND(&quot;-&quot;; [.G5]) -1); [.G5])" office:value-type="string" office:string-value="teleport" calcext:value-type="string">
            <text:p>teleport</text:p>
          </table:table-cell>
          <table:table-cell table:formula="of:=IF(ISNUMBER(FIND(&quot;-&quot;; [.H5])); LEFT([.H5]; FIND(&quot;-&quot;; [.H5]) -1); [.H5])" office:value-type="string" office:string-value="spear" calcext:value-type="string">
            <text:p>spear</text:p>
          </table:table-cell>
          <table:table-cell table:formula="of:=IF(ISNUMBER(FIND(&quot;-&quot;; [.I5])); LEFT([.I5]; FIND(&quot;-&quot;; [.I5]) -1); [.I5])">
            <text:p/>
          </table:table-cell>
          <table:table-cell table:formula="of:=IF(ISNUMBER(FIND(&quot;-&quot;; [.J5])); LEFT([.J5]; FIND(&quot;-&quot;; [.J5]) -1); [.J5])">
            <text:p/>
          </table:table-cell>
          <table:table-cell office:value-type="string" calcext:value-type="string">
            <text:p>teleport-spear</text:p>
          </table:table-cell>
          <table:table-cell table:formula="of:=IF(ISNUMBER(FIND(&quot;-&quot;; [.G5])); RIGHT([.G5]; LEN([.G5]) - FIND(&quot;-&quot;; [.G5])); &quot;&quot;)" office:value-type="string" office:string-value="spear" calcext:value-type="string">
            <text:p>spear</text:p>
          </table:table-cell>
          <table:table-cell table:formula="of:=IF(ISNUMBER(FIND(&quot;-&quot;; [.H5])); RIGHT([.H5]; LEN([.H5]) - FIND(&quot;-&quot;; [.H5])); &quot;&quot;)">
            <text:p/>
          </table:table-cell>
          <table:table-cell table:formula="of:=IF(ISNUMBER(FIND(&quot;-&quot;; [.I5])); RIGHT([.I5]; LEN([.I5]) - FIND(&quot;-&quot;; [.I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6])); LEFT([.G6]; FIND(&quot;-&quot;; [.G6]) -1); [.G6])" office:value-type="string" office:string-value="call" calcext:value-type="string">
            <text:p>call</text:p>
          </table:table-cell>
          <table:table-cell table:formula="of:=IF(ISNUMBER(FIND(&quot;-&quot;; [.H6])); LEFT([.H6]; FIND(&quot;-&quot;; [.H6]) -1); [.H6])" office:value-type="string" office:string-value="spear" calcext:value-type="string">
            <text:p>spear</text:p>
          </table:table-cell>
          <table:table-cell table:formula="of:=IF(ISNUMBER(FIND(&quot;-&quot;; [.I6])); LEFT([.I6]; FIND(&quot;-&quot;; [.I6]) -1); [.I6])">
            <text:p/>
          </table:table-cell>
          <table:table-cell table:formula="of:=IF(ISNUMBER(FIND(&quot;-&quot;; [.J6])); LEFT([.J6]; FIND(&quot;-&quot;; [.J6]) -1); [.J6])">
            <text:p/>
          </table:table-cell>
          <table:table-cell office:value-type="string" calcext:value-type="string">
            <text:p>call-spear</text:p>
          </table:table-cell>
          <table:table-cell table:formula="of:=IF(ISNUMBER(FIND(&quot;-&quot;; [.G6])); RIGHT([.G6]; LEN([.G6]) - FIND(&quot;-&quot;; [.G6])); &quot;&quot;)" office:value-type="string" office:string-value="spear" calcext:value-type="string">
            <text:p>spear</text:p>
          </table:table-cell>
          <table:table-cell table:formula="of:=IF(ISNUMBER(FIND(&quot;-&quot;; [.H6])); RIGHT([.H6]; LEN([.H6]) - FIND(&quot;-&quot;; [.H6])); &quot;&quot;)">
            <text:p/>
          </table:table-cell>
          <table:table-cell table:formula="of:=IF(ISNUMBER(FIND(&quot;-&quot;; [.I6])); RIGHT([.I6]; LEN([.I6]) - FIND(&quot;-&quot;; [.I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7])); LEFT([.G7]; FIND(&quot;-&quot;; [.G7]) -1); [.G7])" office:value-type="string" office:string-value="berserk" calcext:value-type="string">
            <text:p>berserk</text:p>
          </table:table-cell>
          <table:table-cell table:formula="of:=IF(ISNUMBER(FIND(&quot;-&quot;; [.H7])); LEFT([.H7]; FIND(&quot;-&quot;; [.H7]) -1); [.H7])" office:value-type="string" office:string-value="spear" calcext:value-type="string">
            <text:p>spear</text:p>
          </table:table-cell>
          <table:table-cell table:formula="of:=IF(ISNUMBER(FIND(&quot;-&quot;; [.I7])); LEFT([.I7]; FIND(&quot;-&quot;; [.I7]) -1); [.I7])">
            <text:p/>
          </table:table-cell>
          <table:table-cell table:formula="of:=IF(ISNUMBER(FIND(&quot;-&quot;; [.J7])); LEFT([.J7]; FIND(&quot;-&quot;; [.J7]) -1); [.J7])">
            <text:p/>
          </table:table-cell>
          <table:table-cell office:value-type="string" calcext:value-type="string">
            <text:p>berserk-spear</text:p>
          </table:table-cell>
          <table:table-cell table:formula="of:=IF(ISNUMBER(FIND(&quot;-&quot;; [.G7])); RIGHT([.G7]; LEN([.G7]) - FIND(&quot;-&quot;; [.G7])); &quot;&quot;)" office:value-type="string" office:string-value="spear" calcext:value-type="string">
            <text:p>spear</text:p>
          </table:table-cell>
          <table:table-cell table:formula="of:=IF(ISNUMBER(FIND(&quot;-&quot;; [.H7])); RIGHT([.H7]; LEN([.H7]) - FIND(&quot;-&quot;; [.H7])); &quot;&quot;)">
            <text:p/>
          </table:table-cell>
          <table:table-cell table:formula="of:=IF(ISNUMBER(FIND(&quot;-&quot;; [.I7])); RIGHT([.I7]; LEN([.I7]) - FIND(&quot;-&quot;; [.I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8])); LEFT([.G8]; FIND(&quot;-&quot;; [.G8]) -1); [.G8])" office:value-type="string" office:string-value="steal" calcext:value-type="string">
            <text:p>steal</text:p>
          </table:table-cell>
          <table:table-cell table:formula="of:=IF(ISNUMBER(FIND(&quot;-&quot;; [.H8])); LEFT([.H8]; FIND(&quot;-&quot;; [.H8]) -1); [.H8])" office:value-type="string" office:string-value="spear" calcext:value-type="string">
            <text:p>spear</text:p>
          </table:table-cell>
          <table:table-cell table:formula="of:=IF(ISNUMBER(FIND(&quot;-&quot;; [.I8])); LEFT([.I8]; FIND(&quot;-&quot;; [.I8]) -1); [.I8])">
            <text:p/>
          </table:table-cell>
          <table:table-cell table:formula="of:=IF(ISNUMBER(FIND(&quot;-&quot;; [.J8])); LEFT([.J8]; FIND(&quot;-&quot;; [.J8]) -1); [.J8])">
            <text:p/>
          </table:table-cell>
          <table:table-cell office:value-type="string" calcext:value-type="string">
            <text:p>steal-spear</text:p>
          </table:table-cell>
          <table:table-cell table:formula="of:=IF(ISNUMBER(FIND(&quot;-&quot;; [.G8])); RIGHT([.G8]; LEN([.G8]) - FIND(&quot;-&quot;; [.G8])); &quot;&quot;)" office:value-type="string" office:string-value="spear" calcext:value-type="string">
            <text:p>spear</text:p>
          </table:table-cell>
          <table:table-cell table:formula="of:=IF(ISNUMBER(FIND(&quot;-&quot;; [.H8])); RIGHT([.H8]; LEN([.H8]) - FIND(&quot;-&quot;; [.H8])); &quot;&quot;)">
            <text:p/>
          </table:table-cell>
          <table:table-cell table:formula="of:=IF(ISNUMBER(FIND(&quot;-&quot;; [.I8])); RIGHT([.I8]; LEN([.I8]) - FIND(&quot;-&quot;; [.I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9])); LEFT([.G9]; FIND(&quot;-&quot;; [.G9]) -1); [.G9])" office:value-type="string" office:string-value="hard" calcext:value-type="string">
            <text:p>hard</text:p>
          </table:table-cell>
          <table:table-cell table:formula="of:=IF(ISNUMBER(FIND(&quot;-&quot;; [.H9])); LEFT([.H9]; FIND(&quot;-&quot;; [.H9]) -1); [.H9])" office:value-type="string" office:string-value="hammer" calcext:value-type="string">
            <text:p>hammer</text:p>
          </table:table-cell>
          <table:table-cell table:formula="of:=IF(ISNUMBER(FIND(&quot;-&quot;; [.I9])); LEFT([.I9]; FIND(&quot;-&quot;; [.I9]) -1); [.I9])">
            <text:p/>
          </table:table-cell>
          <table:table-cell table:formula="of:=IF(ISNUMBER(FIND(&quot;-&quot;; [.J9])); LEFT([.J9]; FIND(&quot;-&quot;; [.J9]) -1); [.J9])">
            <text:p/>
          </table:table-cell>
          <table:table-cell office:value-type="string" calcext:value-type="string">
            <text:p>hard-hammer</text:p>
          </table:table-cell>
          <table:table-cell table:formula="of:=IF(ISNUMBER(FIND(&quot;-&quot;; [.G9])); RIGHT([.G9]; LEN([.G9]) - FIND(&quot;-&quot;; [.G9])); &quot;&quot;)" office:value-type="string" office:string-value="hammer" calcext:value-type="string">
            <text:p>hammer</text:p>
          </table:table-cell>
          <table:table-cell table:formula="of:=IF(ISNUMBER(FIND(&quot;-&quot;; [.H9])); RIGHT([.H9]; LEN([.H9]) - FIND(&quot;-&quot;; [.H9])); &quot;&quot;)">
            <text:p/>
          </table:table-cell>
          <table:table-cell table:formula="of:=IF(ISNUMBER(FIND(&quot;-&quot;; [.I9])); RIGHT([.I9]; LEN([.I9]) - FIND(&quot;-&quot;; [.I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0])); LEFT([.G10]; FIND(&quot;-&quot;; [.G10]) -1); [.G10])" office:value-type="string" office:string-value="teleport" calcext:value-type="string">
            <text:p>teleport</text:p>
          </table:table-cell>
          <table:table-cell table:formula="of:=IF(ISNUMBER(FIND(&quot;-&quot;; [.H10])); LEFT([.H10]; FIND(&quot;-&quot;; [.H10]) -1); [.H10])" office:value-type="string" office:string-value="hammer" calcext:value-type="string">
            <text:p>hammer</text:p>
          </table:table-cell>
          <table:table-cell table:formula="of:=IF(ISNUMBER(FIND(&quot;-&quot;; [.I10])); LEFT([.I10]; FIND(&quot;-&quot;; [.I10]) -1); [.I10])">
            <text:p/>
          </table:table-cell>
          <table:table-cell table:formula="of:=IF(ISNUMBER(FIND(&quot;-&quot;; [.J10])); LEFT([.J10]; FIND(&quot;-&quot;; [.J10]) -1); [.J10])">
            <text:p/>
          </table:table-cell>
          <table:table-cell office:value-type="string" calcext:value-type="string">
            <text:p>teleport-hammer</text:p>
          </table:table-cell>
          <table:table-cell table:formula="of:=IF(ISNUMBER(FIND(&quot;-&quot;; [.G10])); RIGHT([.G10]; LEN([.G10]) - FIND(&quot;-&quot;; [.G10])); &quot;&quot;)" office:value-type="string" office:string-value="hammer" calcext:value-type="string">
            <text:p>hammer</text:p>
          </table:table-cell>
          <table:table-cell table:formula="of:=IF(ISNUMBER(FIND(&quot;-&quot;; [.H10])); RIGHT([.H10]; LEN([.H10]) - FIND(&quot;-&quot;; [.H10])); &quot;&quot;)">
            <text:p/>
          </table:table-cell>
          <table:table-cell table:formula="of:=IF(ISNUMBER(FIND(&quot;-&quot;; [.I10])); RIGHT([.I10]; LEN([.I10]) - FIND(&quot;-&quot;; [.I1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1])); LEFT([.G11]; FIND(&quot;-&quot;; [.G11]) -1); [.G11])" office:value-type="string" office:string-value="call" calcext:value-type="string">
            <text:p>call</text:p>
          </table:table-cell>
          <table:table-cell table:formula="of:=IF(ISNUMBER(FIND(&quot;-&quot;; [.H11])); LEFT([.H11]; FIND(&quot;-&quot;; [.H11]) -1); [.H11])" office:value-type="string" office:string-value="hammer" calcext:value-type="string">
            <text:p>hammer</text:p>
          </table:table-cell>
          <table:table-cell table:formula="of:=IF(ISNUMBER(FIND(&quot;-&quot;; [.I11])); LEFT([.I11]; FIND(&quot;-&quot;; [.I11]) -1); [.I11])">
            <text:p/>
          </table:table-cell>
          <table:table-cell table:formula="of:=IF(ISNUMBER(FIND(&quot;-&quot;; [.J11])); LEFT([.J11]; FIND(&quot;-&quot;; [.J11]) -1); [.J11])">
            <text:p/>
          </table:table-cell>
          <table:table-cell office:value-type="string" calcext:value-type="string">
            <text:p>call-hammer</text:p>
          </table:table-cell>
          <table:table-cell table:formula="of:=IF(ISNUMBER(FIND(&quot;-&quot;; [.G11])); RIGHT([.G11]; LEN([.G11]) - FIND(&quot;-&quot;; [.G11])); &quot;&quot;)" office:value-type="string" office:string-value="hammer" calcext:value-type="string">
            <text:p>hammer</text:p>
          </table:table-cell>
          <table:table-cell table:formula="of:=IF(ISNUMBER(FIND(&quot;-&quot;; [.H11])); RIGHT([.H11]; LEN([.H11]) - FIND(&quot;-&quot;; [.H11])); &quot;&quot;)">
            <text:p/>
          </table:table-cell>
          <table:table-cell table:formula="of:=IF(ISNUMBER(FIND(&quot;-&quot;; [.I11])); RIGHT([.I11]; LEN([.I11]) - FIND(&quot;-&quot;; [.I1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2])); LEFT([.G12]; FIND(&quot;-&quot;; [.G12]) -1); [.G12])" office:value-type="string" office:string-value="berserk" calcext:value-type="string">
            <text:p>berserk</text:p>
          </table:table-cell>
          <table:table-cell table:formula="of:=IF(ISNUMBER(FIND(&quot;-&quot;; [.H12])); LEFT([.H12]; FIND(&quot;-&quot;; [.H12]) -1); [.H12])" office:value-type="string" office:string-value="hammer" calcext:value-type="string">
            <text:p>hammer</text:p>
          </table:table-cell>
          <table:table-cell table:formula="of:=IF(ISNUMBER(FIND(&quot;-&quot;; [.I12])); LEFT([.I12]; FIND(&quot;-&quot;; [.I12]) -1); [.I12])">
            <text:p/>
          </table:table-cell>
          <table:table-cell table:formula="of:=IF(ISNUMBER(FIND(&quot;-&quot;; [.J12])); LEFT([.J12]; FIND(&quot;-&quot;; [.J12]) -1); [.J12])">
            <text:p/>
          </table:table-cell>
          <table:table-cell office:value-type="string" calcext:value-type="string">
            <text:p>berserk-hammer</text:p>
          </table:table-cell>
          <table:table-cell table:formula="of:=IF(ISNUMBER(FIND(&quot;-&quot;; [.G12])); RIGHT([.G12]; LEN([.G12]) - FIND(&quot;-&quot;; [.G12])); &quot;&quot;)" office:value-type="string" office:string-value="hammer" calcext:value-type="string">
            <text:p>hammer</text:p>
          </table:table-cell>
          <table:table-cell table:formula="of:=IF(ISNUMBER(FIND(&quot;-&quot;; [.H12])); RIGHT([.H12]; LEN([.H12]) - FIND(&quot;-&quot;; [.H12])); &quot;&quot;)">
            <text:p/>
          </table:table-cell>
          <table:table-cell table:formula="of:=IF(ISNUMBER(FIND(&quot;-&quot;; [.I12])); RIGHT([.I12]; LEN([.I12]) - FIND(&quot;-&quot;; [.I1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3])); LEFT([.G13]; FIND(&quot;-&quot;; [.G13]) -1); [.G13])" office:value-type="string" office:string-value="steal" calcext:value-type="string">
            <text:p>steal</text:p>
          </table:table-cell>
          <table:table-cell table:formula="of:=IF(ISNUMBER(FIND(&quot;-&quot;; [.H13])); LEFT([.H13]; FIND(&quot;-&quot;; [.H13]) -1); [.H13])" office:value-type="string" office:string-value="hammer" calcext:value-type="string">
            <text:p>hammer</text:p>
          </table:table-cell>
          <table:table-cell table:formula="of:=IF(ISNUMBER(FIND(&quot;-&quot;; [.I13])); LEFT([.I13]; FIND(&quot;-&quot;; [.I13]) -1); [.I13])">
            <text:p/>
          </table:table-cell>
          <table:table-cell table:formula="of:=IF(ISNUMBER(FIND(&quot;-&quot;; [.J13])); LEFT([.J13]; FIND(&quot;-&quot;; [.J13]) -1); [.J13])">
            <text:p/>
          </table:table-cell>
          <table:table-cell office:value-type="string" calcext:value-type="string">
            <text:p>steal-hammer</text:p>
          </table:table-cell>
          <table:table-cell table:formula="of:=IF(ISNUMBER(FIND(&quot;-&quot;; [.G13])); RIGHT([.G13]; LEN([.G13]) - FIND(&quot;-&quot;; [.G13])); &quot;&quot;)" office:value-type="string" office:string-value="hammer" calcext:value-type="string">
            <text:p>hammer</text:p>
          </table:table-cell>
          <table:table-cell table:formula="of:=IF(ISNUMBER(FIND(&quot;-&quot;; [.H13])); RIGHT([.H13]; LEN([.H13]) - FIND(&quot;-&quot;; [.H13])); &quot;&quot;)">
            <text:p/>
          </table:table-cell>
          <table:table-cell table:formula="of:=IF(ISNUMBER(FIND(&quot;-&quot;; [.I13])); RIGHT([.I13]; LEN([.I13]) - FIND(&quot;-&quot;; [.I1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4])); LEFT([.G14]; FIND(&quot;-&quot;; [.G14]) -1); [.G14])" office:value-type="string" office:string-value="hard" calcext:value-type="string">
            <text:p>hard</text:p>
          </table:table-cell>
          <table:table-cell table:formula="of:=IF(ISNUMBER(FIND(&quot;-&quot;; [.H14])); LEFT([.H14]; FIND(&quot;-&quot;; [.H14]) -1); [.H14])" office:value-type="string" office:string-value="sword" calcext:value-type="string">
            <text:p>sword</text:p>
          </table:table-cell>
          <table:table-cell table:formula="of:=IF(ISNUMBER(FIND(&quot;-&quot;; [.I14])); LEFT([.I14]; FIND(&quot;-&quot;; [.I14]) -1); [.I14])">
            <text:p/>
          </table:table-cell>
          <table:table-cell table:formula="of:=IF(ISNUMBER(FIND(&quot;-&quot;; [.J14])); LEFT([.J14]; FIND(&quot;-&quot;; [.J14]) -1); [.J14])">
            <text:p/>
          </table:table-cell>
          <table:table-cell office:value-type="string" calcext:value-type="string">
            <text:p>hard-sword</text:p>
          </table:table-cell>
          <table:table-cell table:formula="of:=IF(ISNUMBER(FIND(&quot;-&quot;; [.G14])); RIGHT([.G14]; LEN([.G14]) - FIND(&quot;-&quot;; [.G14])); &quot;&quot;)" office:value-type="string" office:string-value="sword" calcext:value-type="string">
            <text:p>sword</text:p>
          </table:table-cell>
          <table:table-cell table:formula="of:=IF(ISNUMBER(FIND(&quot;-&quot;; [.H14])); RIGHT([.H14]; LEN([.H14]) - FIND(&quot;-&quot;; [.H14])); &quot;&quot;)">
            <text:p/>
          </table:table-cell>
          <table:table-cell table:formula="of:=IF(ISNUMBER(FIND(&quot;-&quot;; [.I14])); RIGHT([.I14]; LEN([.I14]) - FIND(&quot;-&quot;; [.I1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5])); LEFT([.G15]; FIND(&quot;-&quot;; [.G15]) -1); [.G15])" office:value-type="string" office:string-value="teleport" calcext:value-type="string">
            <text:p>teleport</text:p>
          </table:table-cell>
          <table:table-cell table:formula="of:=IF(ISNUMBER(FIND(&quot;-&quot;; [.H15])); LEFT([.H15]; FIND(&quot;-&quot;; [.H15]) -1); [.H15])" office:value-type="string" office:string-value="sword" calcext:value-type="string">
            <text:p>sword</text:p>
          </table:table-cell>
          <table:table-cell table:formula="of:=IF(ISNUMBER(FIND(&quot;-&quot;; [.I15])); LEFT([.I15]; FIND(&quot;-&quot;; [.I15]) -1); [.I15])">
            <text:p/>
          </table:table-cell>
          <table:table-cell table:formula="of:=IF(ISNUMBER(FIND(&quot;-&quot;; [.J15])); LEFT([.J15]; FIND(&quot;-&quot;; [.J15]) -1); [.J15])">
            <text:p/>
          </table:table-cell>
          <table:table-cell office:value-type="string" calcext:value-type="string">
            <text:p>teleport-sword</text:p>
          </table:table-cell>
          <table:table-cell table:formula="of:=IF(ISNUMBER(FIND(&quot;-&quot;; [.G15])); RIGHT([.G15]; LEN([.G15]) - FIND(&quot;-&quot;; [.G15])); &quot;&quot;)" office:value-type="string" office:string-value="sword" calcext:value-type="string">
            <text:p>sword</text:p>
          </table:table-cell>
          <table:table-cell table:formula="of:=IF(ISNUMBER(FIND(&quot;-&quot;; [.H15])); RIGHT([.H15]; LEN([.H15]) - FIND(&quot;-&quot;; [.H15])); &quot;&quot;)">
            <text:p/>
          </table:table-cell>
          <table:table-cell table:formula="of:=IF(ISNUMBER(FIND(&quot;-&quot;; [.I15])); RIGHT([.I15]; LEN([.I15]) - FIND(&quot;-&quot;; [.I1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6])); LEFT([.G16]; FIND(&quot;-&quot;; [.G16]) -1); [.G16])" office:value-type="string" office:string-value="call" calcext:value-type="string">
            <text:p>call</text:p>
          </table:table-cell>
          <table:table-cell table:formula="of:=IF(ISNUMBER(FIND(&quot;-&quot;; [.H16])); LEFT([.H16]; FIND(&quot;-&quot;; [.H16]) -1); [.H16])" office:value-type="string" office:string-value="sword" calcext:value-type="string">
            <text:p>sword</text:p>
          </table:table-cell>
          <table:table-cell table:formula="of:=IF(ISNUMBER(FIND(&quot;-&quot;; [.I16])); LEFT([.I16]; FIND(&quot;-&quot;; [.I16]) -1); [.I16])">
            <text:p/>
          </table:table-cell>
          <table:table-cell table:formula="of:=IF(ISNUMBER(FIND(&quot;-&quot;; [.J16])); LEFT([.J16]; FIND(&quot;-&quot;; [.J16]) -1); [.J16])">
            <text:p/>
          </table:table-cell>
          <table:table-cell office:value-type="string" calcext:value-type="string">
            <text:p>call-sword</text:p>
          </table:table-cell>
          <table:table-cell table:formula="of:=IF(ISNUMBER(FIND(&quot;-&quot;; [.G16])); RIGHT([.G16]; LEN([.G16]) - FIND(&quot;-&quot;; [.G16])); &quot;&quot;)" office:value-type="string" office:string-value="sword" calcext:value-type="string">
            <text:p>sword</text:p>
          </table:table-cell>
          <table:table-cell table:formula="of:=IF(ISNUMBER(FIND(&quot;-&quot;; [.H16])); RIGHT([.H16]; LEN([.H16]) - FIND(&quot;-&quot;; [.H16])); &quot;&quot;)">
            <text:p/>
          </table:table-cell>
          <table:table-cell table:formula="of:=IF(ISNUMBER(FIND(&quot;-&quot;; [.I16])); RIGHT([.I16]; LEN([.I16]) - FIND(&quot;-&quot;; [.I1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7])); LEFT([.G17]; FIND(&quot;-&quot;; [.G17]) -1); [.G17])" office:value-type="string" office:string-value="berserk" calcext:value-type="string">
            <text:p>berserk</text:p>
          </table:table-cell>
          <table:table-cell table:formula="of:=IF(ISNUMBER(FIND(&quot;-&quot;; [.H17])); LEFT([.H17]; FIND(&quot;-&quot;; [.H17]) -1); [.H17])" office:value-type="string" office:string-value="sword" calcext:value-type="string">
            <text:p>sword</text:p>
          </table:table-cell>
          <table:table-cell table:formula="of:=IF(ISNUMBER(FIND(&quot;-&quot;; [.I17])); LEFT([.I17]; FIND(&quot;-&quot;; [.I17]) -1); [.I17])">
            <text:p/>
          </table:table-cell>
          <table:table-cell table:formula="of:=IF(ISNUMBER(FIND(&quot;-&quot;; [.J17])); LEFT([.J17]; FIND(&quot;-&quot;; [.J17]) -1); [.J17])">
            <text:p/>
          </table:table-cell>
          <table:table-cell office:value-type="string" calcext:value-type="string">
            <text:p>berserk-sword</text:p>
          </table:table-cell>
          <table:table-cell table:formula="of:=IF(ISNUMBER(FIND(&quot;-&quot;; [.G17])); RIGHT([.G17]; LEN([.G17]) - FIND(&quot;-&quot;; [.G17])); &quot;&quot;)" office:value-type="string" office:string-value="sword" calcext:value-type="string">
            <text:p>sword</text:p>
          </table:table-cell>
          <table:table-cell table:formula="of:=IF(ISNUMBER(FIND(&quot;-&quot;; [.H17])); RIGHT([.H17]; LEN([.H17]) - FIND(&quot;-&quot;; [.H17])); &quot;&quot;)">
            <text:p/>
          </table:table-cell>
          <table:table-cell table:formula="of:=IF(ISNUMBER(FIND(&quot;-&quot;; [.I17])); RIGHT([.I17]; LEN([.I17]) - FIND(&quot;-&quot;; [.I1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8])); LEFT([.G18]; FIND(&quot;-&quot;; [.G18]) -1); [.G18])" office:value-type="string" office:string-value="steal" calcext:value-type="string">
            <text:p>steal</text:p>
          </table:table-cell>
          <table:table-cell table:formula="of:=IF(ISNUMBER(FIND(&quot;-&quot;; [.H18])); LEFT([.H18]; FIND(&quot;-&quot;; [.H18]) -1); [.H18])" office:value-type="string" office:string-value="sword" calcext:value-type="string">
            <text:p>sword</text:p>
          </table:table-cell>
          <table:table-cell table:formula="of:=IF(ISNUMBER(FIND(&quot;-&quot;; [.I18])); LEFT([.I18]; FIND(&quot;-&quot;; [.I18]) -1); [.I18])">
            <text:p/>
          </table:table-cell>
          <table:table-cell table:formula="of:=IF(ISNUMBER(FIND(&quot;-&quot;; [.J18])); LEFT([.J18]; FIND(&quot;-&quot;; [.J18]) -1); [.J18])">
            <text:p/>
          </table:table-cell>
          <table:table-cell office:value-type="string" calcext:value-type="string">
            <text:p>steal-sword</text:p>
          </table:table-cell>
          <table:table-cell table:formula="of:=IF(ISNUMBER(FIND(&quot;-&quot;; [.G18])); RIGHT([.G18]; LEN([.G18]) - FIND(&quot;-&quot;; [.G18])); &quot;&quot;)" office:value-type="string" office:string-value="sword" calcext:value-type="string">
            <text:p>sword</text:p>
          </table:table-cell>
          <table:table-cell table:formula="of:=IF(ISNUMBER(FIND(&quot;-&quot;; [.H18])); RIGHT([.H18]; LEN([.H18]) - FIND(&quot;-&quot;; [.H18])); &quot;&quot;)">
            <text:p/>
          </table:table-cell>
          <table:table-cell table:formula="of:=IF(ISNUMBER(FIND(&quot;-&quot;; [.I18])); RIGHT([.I18]; LEN([.I18]) - FIND(&quot;-&quot;; [.I1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19])); LEFT([.G19]; FIND(&quot;-&quot;; [.G19]) -1); [.G19])" office:value-type="string" office:string-value="hard" calcext:value-type="string">
            <text:p>hard</text:p>
          </table:table-cell>
          <table:table-cell table:formula="of:=IF(ISNUMBER(FIND(&quot;-&quot;; [.H19])); LEFT([.H19]; FIND(&quot;-&quot;; [.H19]) -1); [.H19])" office:value-type="string" office:string-value="bow" calcext:value-type="string">
            <text:p>bow</text:p>
          </table:table-cell>
          <table:table-cell table:formula="of:=IF(ISNUMBER(FIND(&quot;-&quot;; [.I19])); LEFT([.I19]; FIND(&quot;-&quot;; [.I19]) -1); [.I19])">
            <text:p/>
          </table:table-cell>
          <table:table-cell table:formula="of:=IF(ISNUMBER(FIND(&quot;-&quot;; [.J19])); LEFT([.J19]; FIND(&quot;-&quot;; [.J19]) -1); [.J19])">
            <text:p/>
          </table:table-cell>
          <table:table-cell office:value-type="string" calcext:value-type="string">
            <text:p>hard-bow</text:p>
          </table:table-cell>
          <table:table-cell table:formula="of:=IF(ISNUMBER(FIND(&quot;-&quot;; [.G19])); RIGHT([.G19]; LEN([.G19]) - FIND(&quot;-&quot;; [.G19])); &quot;&quot;)" office:value-type="string" office:string-value="bow" calcext:value-type="string">
            <text:p>bow</text:p>
          </table:table-cell>
          <table:table-cell table:formula="of:=IF(ISNUMBER(FIND(&quot;-&quot;; [.H19])); RIGHT([.H19]; LEN([.H19]) - FIND(&quot;-&quot;; [.H19])); &quot;&quot;)">
            <text:p/>
          </table:table-cell>
          <table:table-cell table:formula="of:=IF(ISNUMBER(FIND(&quot;-&quot;; [.I19])); RIGHT([.I19]; LEN([.I19]) - FIND(&quot;-&quot;; [.I1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0])); LEFT([.G20]; FIND(&quot;-&quot;; [.G20]) -1); [.G20])" office:value-type="string" office:string-value="teleport" calcext:value-type="string">
            <text:p>teleport</text:p>
          </table:table-cell>
          <table:table-cell table:formula="of:=IF(ISNUMBER(FIND(&quot;-&quot;; [.H20])); LEFT([.H20]; FIND(&quot;-&quot;; [.H20]) -1); [.H20])" office:value-type="string" office:string-value="bow" calcext:value-type="string">
            <text:p>bow</text:p>
          </table:table-cell>
          <table:table-cell table:formula="of:=IF(ISNUMBER(FIND(&quot;-&quot;; [.I20])); LEFT([.I20]; FIND(&quot;-&quot;; [.I20]) -1); [.I20])">
            <text:p/>
          </table:table-cell>
          <table:table-cell table:formula="of:=IF(ISNUMBER(FIND(&quot;-&quot;; [.J20])); LEFT([.J20]; FIND(&quot;-&quot;; [.J20]) -1); [.J20])">
            <text:p/>
          </table:table-cell>
          <table:table-cell office:value-type="string" calcext:value-type="string">
            <text:p>teleport-bow</text:p>
          </table:table-cell>
          <table:table-cell table:formula="of:=IF(ISNUMBER(FIND(&quot;-&quot;; [.G20])); RIGHT([.G20]; LEN([.G20]) - FIND(&quot;-&quot;; [.G20])); &quot;&quot;)" office:value-type="string" office:string-value="bow" calcext:value-type="string">
            <text:p>bow</text:p>
          </table:table-cell>
          <table:table-cell table:formula="of:=IF(ISNUMBER(FIND(&quot;-&quot;; [.H20])); RIGHT([.H20]; LEN([.H20]) - FIND(&quot;-&quot;; [.H20])); &quot;&quot;)">
            <text:p/>
          </table:table-cell>
          <table:table-cell table:formula="of:=IF(ISNUMBER(FIND(&quot;-&quot;; [.I20])); RIGHT([.I20]; LEN([.I20]) - FIND(&quot;-&quot;; [.I2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1])); LEFT([.G21]; FIND(&quot;-&quot;; [.G21]) -1); [.G21])" office:value-type="string" office:string-value="call" calcext:value-type="string">
            <text:p>call</text:p>
          </table:table-cell>
          <table:table-cell table:formula="of:=IF(ISNUMBER(FIND(&quot;-&quot;; [.H21])); LEFT([.H21]; FIND(&quot;-&quot;; [.H21]) -1); [.H21])" office:value-type="string" office:string-value="bow" calcext:value-type="string">
            <text:p>bow</text:p>
          </table:table-cell>
          <table:table-cell table:formula="of:=IF(ISNUMBER(FIND(&quot;-&quot;; [.I21])); LEFT([.I21]; FIND(&quot;-&quot;; [.I21]) -1); [.I21])">
            <text:p/>
          </table:table-cell>
          <table:table-cell table:formula="of:=IF(ISNUMBER(FIND(&quot;-&quot;; [.J21])); LEFT([.J21]; FIND(&quot;-&quot;; [.J21]) -1); [.J21])">
            <text:p/>
          </table:table-cell>
          <table:table-cell office:value-type="string" calcext:value-type="string">
            <text:p>call-bow</text:p>
          </table:table-cell>
          <table:table-cell table:formula="of:=IF(ISNUMBER(FIND(&quot;-&quot;; [.G21])); RIGHT([.G21]; LEN([.G21]) - FIND(&quot;-&quot;; [.G21])); &quot;&quot;)" office:value-type="string" office:string-value="bow" calcext:value-type="string">
            <text:p>bow</text:p>
          </table:table-cell>
          <table:table-cell table:formula="of:=IF(ISNUMBER(FIND(&quot;-&quot;; [.H21])); RIGHT([.H21]; LEN([.H21]) - FIND(&quot;-&quot;; [.H21])); &quot;&quot;)">
            <text:p/>
          </table:table-cell>
          <table:table-cell table:formula="of:=IF(ISNUMBER(FIND(&quot;-&quot;; [.I21])); RIGHT([.I21]; LEN([.I21]) - FIND(&quot;-&quot;; [.I2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2])); LEFT([.G22]; FIND(&quot;-&quot;; [.G22]) -1); [.G22])" office:value-type="string" office:string-value="berserk" calcext:value-type="string">
            <text:p>berserk</text:p>
          </table:table-cell>
          <table:table-cell table:formula="of:=IF(ISNUMBER(FIND(&quot;-&quot;; [.H22])); LEFT([.H22]; FIND(&quot;-&quot;; [.H22]) -1); [.H22])" office:value-type="string" office:string-value="bow" calcext:value-type="string">
            <text:p>bow</text:p>
          </table:table-cell>
          <table:table-cell table:formula="of:=IF(ISNUMBER(FIND(&quot;-&quot;; [.I22])); LEFT([.I22]; FIND(&quot;-&quot;; [.I22]) -1); [.I22])">
            <text:p/>
          </table:table-cell>
          <table:table-cell table:formula="of:=IF(ISNUMBER(FIND(&quot;-&quot;; [.J22])); LEFT([.J22]; FIND(&quot;-&quot;; [.J22]) -1); [.J22])">
            <text:p/>
          </table:table-cell>
          <table:table-cell office:value-type="string" calcext:value-type="string">
            <text:p>berserk-bow</text:p>
          </table:table-cell>
          <table:table-cell table:formula="of:=IF(ISNUMBER(FIND(&quot;-&quot;; [.G22])); RIGHT([.G22]; LEN([.G22]) - FIND(&quot;-&quot;; [.G22])); &quot;&quot;)" office:value-type="string" office:string-value="bow" calcext:value-type="string">
            <text:p>bow</text:p>
          </table:table-cell>
          <table:table-cell table:formula="of:=IF(ISNUMBER(FIND(&quot;-&quot;; [.H22])); RIGHT([.H22]; LEN([.H22]) - FIND(&quot;-&quot;; [.H22])); &quot;&quot;)">
            <text:p/>
          </table:table-cell>
          <table:table-cell table:formula="of:=IF(ISNUMBER(FIND(&quot;-&quot;; [.I22])); RIGHT([.I22]; LEN([.I22]) - FIND(&quot;-&quot;; [.I2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3])); LEFT([.G23]; FIND(&quot;-&quot;; [.G23]) -1); [.G23])" office:value-type="string" office:string-value="steal" calcext:value-type="string">
            <text:p>steal</text:p>
          </table:table-cell>
          <table:table-cell table:formula="of:=IF(ISNUMBER(FIND(&quot;-&quot;; [.H23])); LEFT([.H23]; FIND(&quot;-&quot;; [.H23]) -1); [.H23])" office:value-type="string" office:string-value="bow" calcext:value-type="string">
            <text:p>bow</text:p>
          </table:table-cell>
          <table:table-cell table:formula="of:=IF(ISNUMBER(FIND(&quot;-&quot;; [.I23])); LEFT([.I23]; FIND(&quot;-&quot;; [.I23]) -1); [.I23])">
            <text:p/>
          </table:table-cell>
          <table:table-cell table:formula="of:=IF(ISNUMBER(FIND(&quot;-&quot;; [.J23])); LEFT([.J23]; FIND(&quot;-&quot;; [.J23]) -1); [.J23])">
            <text:p/>
          </table:table-cell>
          <table:table-cell office:value-type="string" calcext:value-type="string">
            <text:p>steal-bow</text:p>
          </table:table-cell>
          <table:table-cell table:formula="of:=IF(ISNUMBER(FIND(&quot;-&quot;; [.G23])); RIGHT([.G23]; LEN([.G23]) - FIND(&quot;-&quot;; [.G23])); &quot;&quot;)" office:value-type="string" office:string-value="bow" calcext:value-type="string">
            <text:p>bow</text:p>
          </table:table-cell>
          <table:table-cell table:formula="of:=IF(ISNUMBER(FIND(&quot;-&quot;; [.H23])); RIGHT([.H23]; LEN([.H23]) - FIND(&quot;-&quot;; [.H23])); &quot;&quot;)">
            <text:p/>
          </table:table-cell>
          <table:table-cell table:formula="of:=IF(ISNUMBER(FIND(&quot;-&quot;; [.I23])); RIGHT([.I23]; LEN([.I23]) - FIND(&quot;-&quot;; [.I2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4])); LEFT([.G24]; FIND(&quot;-&quot;; [.G24]) -1); [.G24])" office:value-type="string" office:string-value="animal" calcext:value-type="string">
            <text:p>animal</text:p>
          </table:table-cell>
          <table:table-cell table:formula="of:=IF(ISNUMBER(FIND(&quot;-&quot;; [.H24])); LEFT([.H24]; FIND(&quot;-&quot;; [.H24]) -1); [.H24])" office:value-type="string" office:string-value="animal" calcext:value-type="string">
            <text:p>animal</text:p>
          </table:table-cell>
          <table:table-cell table:formula="of:=IF(ISNUMBER(FIND(&quot;-&quot;; [.I24])); LEFT([.I24]; FIND(&quot;-&quot;; [.I24]) -1); [.I24])">
            <text:p/>
          </table:table-cell>
          <table:table-cell table:formula="of:=IF(ISNUMBER(FIND(&quot;-&quot;; [.J24])); LEFT([.J24]; FIND(&quot;-&quot;; [.J24]) -1); [.J24])">
            <text:p/>
          </table:table-cell>
          <table:table-cell office:value-type="string" calcext:value-type="string">
            <text:p><text:span text:style-name="T1">animal</text:span>-animal</text:p>
          </table:table-cell>
          <table:table-cell table:formula="of:=IF(ISNUMBER(FIND(&quot;-&quot;; [.G24])); RIGHT([.G24]; LEN([.G24]) - FIND(&quot;-&quot;; [.G24])); &quot;&quot;)" office:value-type="string" office:string-value="animal" calcext:value-type="string">
            <text:p>animal</text:p>
          </table:table-cell>
          <table:table-cell table:formula="of:=IF(ISNUMBER(FIND(&quot;-&quot;; [.H24])); RIGHT([.H24]; LEN([.H24]) - FIND(&quot;-&quot;; [.H24])); &quot;&quot;)">
            <text:p/>
          </table:table-cell>
          <table:table-cell table:formula="of:=IF(ISNUMBER(FIND(&quot;-&quot;; [.I24])); RIGHT([.I24]; LEN([.I24]) - FIND(&quot;-&quot;; [.I2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5])); LEFT([.G25]; FIND(&quot;-&quot;; [.G25]) -1); [.G25])" office:value-type="string" office:string-value="undead" calcext:value-type="string">
            <text:p>undead</text:p>
          </table:table-cell>
          <table:table-cell table:formula="of:=IF(ISNUMBER(FIND(&quot;-&quot;; [.H25])); LEFT([.H25]; FIND(&quot;-&quot;; [.H25]) -1); [.H25])" office:value-type="string" office:string-value="undead" calcext:value-type="string">
            <text:p>undead</text:p>
          </table:table-cell>
          <table:table-cell table:formula="of:=IF(ISNUMBER(FIND(&quot;-&quot;; [.I25])); LEFT([.I25]; FIND(&quot;-&quot;; [.I25]) -1); [.I25])">
            <text:p/>
          </table:table-cell>
          <table:table-cell table:formula="of:=IF(ISNUMBER(FIND(&quot;-&quot;; [.J25])); LEFT([.J25]; FIND(&quot;-&quot;; [.J25]) -1); [.J25])">
            <text:p/>
          </table:table-cell>
          <table:table-cell office:value-type="string" calcext:value-type="string">
            <text:p><text:span text:style-name="T1">undead</text:span>-undead</text:p>
          </table:table-cell>
          <table:table-cell table:formula="of:=IF(ISNUMBER(FIND(&quot;-&quot;; [.G25])); RIGHT([.G25]; LEN([.G25]) - FIND(&quot;-&quot;; [.G25])); &quot;&quot;)" office:value-type="string" office:string-value="undead" calcext:value-type="string">
            <text:p>undead</text:p>
          </table:table-cell>
          <table:table-cell table:formula="of:=IF(ISNUMBER(FIND(&quot;-&quot;; [.H25])); RIGHT([.H25]; LEN([.H25]) - FIND(&quot;-&quot;; [.H25])); &quot;&quot;)">
            <text:p/>
          </table:table-cell>
          <table:table-cell table:formula="of:=IF(ISNUMBER(FIND(&quot;-&quot;; [.I25])); RIGHT([.I25]; LEN([.I25]) - FIND(&quot;-&quot;; [.I2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6])); LEFT([.G26]; FIND(&quot;-&quot;; [.G26]) -1); [.G26])" office:value-type="string" office:string-value="human" calcext:value-type="string">
            <text:p>human</text:p>
          </table:table-cell>
          <table:table-cell table:formula="of:=IF(ISNUMBER(FIND(&quot;-&quot;; [.H26])); LEFT([.H26]; FIND(&quot;-&quot;; [.H26]) -1); [.H26])" office:value-type="string" office:string-value="human" calcext:value-type="string">
            <text:p>human</text:p>
          </table:table-cell>
          <table:table-cell table:formula="of:=IF(ISNUMBER(FIND(&quot;-&quot;; [.I26])); LEFT([.I26]; FIND(&quot;-&quot;; [.I26]) -1); [.I26])">
            <text:p/>
          </table:table-cell>
          <table:table-cell table:formula="of:=IF(ISNUMBER(FIND(&quot;-&quot;; [.J26])); LEFT([.J26]; FIND(&quot;-&quot;; [.J26]) -1); [.J26])">
            <text:p/>
          </table:table-cell>
          <table:table-cell office:value-type="string" calcext:value-type="string">
            <text:p><text:span text:style-name="T1">human</text:span>-human</text:p>
          </table:table-cell>
          <table:table-cell table:formula="of:=IF(ISNUMBER(FIND(&quot;-&quot;; [.G26])); RIGHT([.G26]; LEN([.G26]) - FIND(&quot;-&quot;; [.G26])); &quot;&quot;)" office:value-type="string" office:string-value="human" calcext:value-type="string">
            <text:p>human</text:p>
          </table:table-cell>
          <table:table-cell table:formula="of:=IF(ISNUMBER(FIND(&quot;-&quot;; [.H26])); RIGHT([.H26]; LEN([.H26]) - FIND(&quot;-&quot;; [.H26])); &quot;&quot;)">
            <text:p/>
          </table:table-cell>
          <table:table-cell table:formula="of:=IF(ISNUMBER(FIND(&quot;-&quot;; [.I26])); RIGHT([.I26]; LEN([.I26]) - FIND(&quot;-&quot;; [.I2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7])); LEFT([.G27]; FIND(&quot;-&quot;; [.G27]) -1); [.G27])" office:value-type="string" office:string-value="daemon" calcext:value-type="string">
            <text:p>daemon</text:p>
          </table:table-cell>
          <table:table-cell table:formula="of:=IF(ISNUMBER(FIND(&quot;-&quot;; [.H27])); LEFT([.H27]; FIND(&quot;-&quot;; [.H27]) -1); [.H27])" office:value-type="string" office:string-value="daemon" calcext:value-type="string">
            <text:p>daemon</text:p>
          </table:table-cell>
          <table:table-cell table:formula="of:=IF(ISNUMBER(FIND(&quot;-&quot;; [.I27])); LEFT([.I27]; FIND(&quot;-&quot;; [.I27]) -1); [.I27])">
            <text:p/>
          </table:table-cell>
          <table:table-cell table:formula="of:=IF(ISNUMBER(FIND(&quot;-&quot;; [.J27])); LEFT([.J27]; FIND(&quot;-&quot;; [.J27]) -1); [.J27])">
            <text:p/>
          </table:table-cell>
          <table:table-cell office:value-type="string" calcext:value-type="string">
            <text:p>daemon-daemon</text:p>
          </table:table-cell>
          <table:table-cell table:formula="of:=IF(ISNUMBER(FIND(&quot;-&quot;; [.G27])); RIGHT([.G27]; LEN([.G27]) - FIND(&quot;-&quot;; [.G27])); &quot;&quot;)" office:value-type="string" office:string-value="daemon" calcext:value-type="string">
            <text:p>daemon</text:p>
          </table:table-cell>
          <table:table-cell table:formula="of:=IF(ISNUMBER(FIND(&quot;-&quot;; [.H27])); RIGHT([.H27]; LEN([.H27]) - FIND(&quot;-&quot;; [.H27])); &quot;&quot;)">
            <text:p/>
          </table:table-cell>
          <table:table-cell table:formula="of:=IF(ISNUMBER(FIND(&quot;-&quot;; [.I27])); RIGHT([.I27]; LEN([.I27]) - FIND(&quot;-&quot;; [.I2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8])); LEFT([.G28]; FIND(&quot;-&quot;; [.G28]) -1); [.G28])" office:value-type="string" office:string-value="animal" calcext:value-type="string">
            <text:p>animal</text:p>
          </table:table-cell>
          <table:table-cell table:formula="of:=IF(ISNUMBER(FIND(&quot;-&quot;; [.H28])); LEFT([.H28]; FIND(&quot;-&quot;; [.H28]) -1); [.H28])" office:value-type="string" office:string-value="undead" calcext:value-type="string">
            <text:p>undead</text:p>
          </table:table-cell>
          <table:table-cell table:formula="of:=IF(ISNUMBER(FIND(&quot;-&quot;; [.I28])); LEFT([.I28]; FIND(&quot;-&quot;; [.I28]) -1); [.I28])" office:value-type="string" office:string-value="human" calcext:value-type="string">
            <text:p>human</text:p>
          </table:table-cell>
          <table:table-cell table:formula="of:=IF(ISNUMBER(FIND(&quot;-&quot;; [.J28])); LEFT([.J28]; FIND(&quot;-&quot;; [.J28]) -1); [.J28])">
            <text:p/>
          </table:table-cell>
          <table:table-cell office:value-type="string" calcext:value-type="string">
            <text:p>animal-undead-human</text:p>
          </table:table-cell>
          <table:table-cell table:formula="of:=IF(ISNUMBER(FIND(&quot;-&quot;; [.G28])); RIGHT([.G28]; LEN([.G28]) - FIND(&quot;-&quot;; [.G28])); &quot;&quot;)" office:value-type="string" office:string-value="undead-human" calcext:value-type="string">
            <text:p>undead-human</text:p>
          </table:table-cell>
          <table:table-cell table:formula="of:=IF(ISNUMBER(FIND(&quot;-&quot;; [.H28])); RIGHT([.H28]; LEN([.H28]) - FIND(&quot;-&quot;; [.H28])); &quot;&quot;)" office:value-type="string" office:string-value="human" calcext:value-type="string">
            <text:p>human</text:p>
          </table:table-cell>
          <table:table-cell table:formula="of:=IF(ISNUMBER(FIND(&quot;-&quot;; [.I28])); RIGHT([.I28]; LEN([.I28]) - FIND(&quot;-&quot;; [.I2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29])); LEFT([.G29]; FIND(&quot;-&quot;; [.G29]) -1); [.G29])" office:value-type="string" office:string-value="undead" calcext:value-type="string">
            <text:p>undead</text:p>
          </table:table-cell>
          <table:table-cell table:formula="of:=IF(ISNUMBER(FIND(&quot;-&quot;; [.H29])); LEFT([.H29]; FIND(&quot;-&quot;; [.H29]) -1); [.H29])" office:value-type="string" office:string-value="human" calcext:value-type="string">
            <text:p>human</text:p>
          </table:table-cell>
          <table:table-cell table:formula="of:=IF(ISNUMBER(FIND(&quot;-&quot;; [.I29])); LEFT([.I29]; FIND(&quot;-&quot;; [.I29]) -1); [.I29])" office:value-type="string" office:string-value="daemon" calcext:value-type="string">
            <text:p>daemon</text:p>
          </table:table-cell>
          <table:table-cell table:formula="of:=IF(ISNUMBER(FIND(&quot;-&quot;; [.J29])); LEFT([.J29]; FIND(&quot;-&quot;; [.J29]) -1); [.J29])">
            <text:p/>
          </table:table-cell>
          <table:table-cell office:value-type="string" calcext:value-type="string">
            <text:p>undead-human-daemon</text:p>
          </table:table-cell>
          <table:table-cell table:formula="of:=IF(ISNUMBER(FIND(&quot;-&quot;; [.G29])); RIGHT([.G29]; LEN([.G29]) - FIND(&quot;-&quot;; [.G29])); &quot;&quot;)" office:value-type="string" office:string-value="human-daemon" calcext:value-type="string">
            <text:p>human-daemon</text:p>
          </table:table-cell>
          <table:table-cell table:formula="of:=IF(ISNUMBER(FIND(&quot;-&quot;; [.H29])); RIGHT([.H29]; LEN([.H29]) - FIND(&quot;-&quot;; [.H29])); &quot;&quot;)" office:value-type="string" office:string-value="daemon" calcext:value-type="string">
            <text:p>daemon</text:p>
          </table:table-cell>
          <table:table-cell table:formula="of:=IF(ISNUMBER(FIND(&quot;-&quot;; [.I29])); RIGHT([.I29]; LEN([.I29]) - FIND(&quot;-&quot;; [.I2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0])); LEFT([.G30]; FIND(&quot;-&quot;; [.G30]) -1); [.G30])" office:value-type="string" office:string-value="human" calcext:value-type="string">
            <text:p>human</text:p>
          </table:table-cell>
          <table:table-cell table:formula="of:=IF(ISNUMBER(FIND(&quot;-&quot;; [.H30])); LEFT([.H30]; FIND(&quot;-&quot;; [.H30]) -1); [.H30])" office:value-type="string" office:string-value="daemon" calcext:value-type="string">
            <text:p>daemon</text:p>
          </table:table-cell>
          <table:table-cell table:formula="of:=IF(ISNUMBER(FIND(&quot;-&quot;; [.I30])); LEFT([.I30]; FIND(&quot;-&quot;; [.I30]) -1); [.I30])" office:value-type="string" office:string-value="animal" calcext:value-type="string">
            <text:p>animal</text:p>
          </table:table-cell>
          <table:table-cell table:formula="of:=IF(ISNUMBER(FIND(&quot;-&quot;; [.J30])); LEFT([.J30]; FIND(&quot;-&quot;; [.J30]) -1); [.J30])">
            <text:p/>
          </table:table-cell>
          <table:table-cell office:value-type="string" calcext:value-type="string">
            <text:p>human-daemon-animal</text:p>
          </table:table-cell>
          <table:table-cell table:formula="of:=IF(ISNUMBER(FIND(&quot;-&quot;; [.G30])); RIGHT([.G30]; LEN([.G30]) - FIND(&quot;-&quot;; [.G30])); &quot;&quot;)" office:value-type="string" office:string-value="daemon-animal" calcext:value-type="string">
            <text:p>daemon-animal</text:p>
          </table:table-cell>
          <table:table-cell table:formula="of:=IF(ISNUMBER(FIND(&quot;-&quot;; [.H30])); RIGHT([.H30]; LEN([.H30]) - FIND(&quot;-&quot;; [.H30])); &quot;&quot;)" office:value-type="string" office:string-value="animal" calcext:value-type="string">
            <text:p>animal</text:p>
          </table:table-cell>
          <table:table-cell table:formula="of:=IF(ISNUMBER(FIND(&quot;-&quot;; [.I30])); RIGHT([.I30]; LEN([.I30]) - FIND(&quot;-&quot;; [.I3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1])); LEFT([.G31]; FIND(&quot;-&quot;; [.G31]) -1); [.G31])" office:value-type="string" office:string-value="daemon" calcext:value-type="string">
            <text:p>daemon</text:p>
          </table:table-cell>
          <table:table-cell table:formula="of:=IF(ISNUMBER(FIND(&quot;-&quot;; [.H31])); LEFT([.H31]; FIND(&quot;-&quot;; [.H31]) -1); [.H31])" office:value-type="string" office:string-value="animal" calcext:value-type="string">
            <text:p>animal</text:p>
          </table:table-cell>
          <table:table-cell table:formula="of:=IF(ISNUMBER(FIND(&quot;-&quot;; [.I31])); LEFT([.I31]; FIND(&quot;-&quot;; [.I31]) -1); [.I31])" office:value-type="string" office:string-value="undead" calcext:value-type="string">
            <text:p>undead</text:p>
          </table:table-cell>
          <table:table-cell table:formula="of:=IF(ISNUMBER(FIND(&quot;-&quot;; [.J31])); LEFT([.J31]; FIND(&quot;-&quot;; [.J31]) -1); [.J31])">
            <text:p/>
          </table:table-cell>
          <table:table-cell office:value-type="string" calcext:value-type="string">
            <text:p>daemon-animal-undead</text:p>
          </table:table-cell>
          <table:table-cell table:formula="of:=IF(ISNUMBER(FIND(&quot;-&quot;; [.G31])); RIGHT([.G31]; LEN([.G31]) - FIND(&quot;-&quot;; [.G31])); &quot;&quot;)" office:value-type="string" office:string-value="animal-undead" calcext:value-type="string">
            <text:p>animal-undead</text:p>
          </table:table-cell>
          <table:table-cell table:formula="of:=IF(ISNUMBER(FIND(&quot;-&quot;; [.H31])); RIGHT([.H31]; LEN([.H31]) - FIND(&quot;-&quot;; [.H31])); &quot;&quot;)" office:value-type="string" office:string-value="undead" calcext:value-type="string">
            <text:p>undead</text:p>
          </table:table-cell>
          <table:table-cell table:formula="of:=IF(ISNUMBER(FIND(&quot;-&quot;; [.I31])); RIGHT([.I31]; LEN([.I31]) - FIND(&quot;-&quot;; [.I3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2])); LEFT([.G32]; FIND(&quot;-&quot;; [.G32]) -1); [.G32])" office:value-type="string" office:string-value="animal" calcext:value-type="string">
            <text:p>animal</text:p>
          </table:table-cell>
          <table:table-cell table:formula="of:=IF(ISNUMBER(FIND(&quot;-&quot;; [.H32])); LEFT([.H32]; FIND(&quot;-&quot;; [.H32]) -1); [.H32])" office:value-type="string" office:string-value="you" calcext:value-type="string">
            <text:p>you</text:p>
          </table:table-cell>
          <table:table-cell table:formula="of:=IF(ISNUMBER(FIND(&quot;-&quot;; [.I32])); LEFT([.I32]; FIND(&quot;-&quot;; [.I32]) -1); [.I32])" office:value-type="string" office:string-value="animal" calcext:value-type="string">
            <text:p>animal</text:p>
          </table:table-cell>
          <table:table-cell table:formula="of:=IF(ISNUMBER(FIND(&quot;-&quot;; [.J32])); LEFT([.J32]; FIND(&quot;-&quot;; [.J32]) -1); [.J32])">
            <text:p/>
          </table:table-cell>
          <table:table-cell office:value-type="string" calcext:value-type="string">
            <text:p>animal-you-animal</text:p>
          </table:table-cell>
          <table:table-cell table:formula="of:=IF(ISNUMBER(FIND(&quot;-&quot;; [.G32])); RIGHT([.G32]; LEN([.G32]) - FIND(&quot;-&quot;; [.G32])); &quot;&quot;)" office:value-type="string" office:string-value="you-animal" calcext:value-type="string">
            <text:p>you-animal</text:p>
          </table:table-cell>
          <table:table-cell table:formula="of:=IF(ISNUMBER(FIND(&quot;-&quot;; [.H32])); RIGHT([.H32]; LEN([.H32]) - FIND(&quot;-&quot;; [.H32])); &quot;&quot;)" office:value-type="string" office:string-value="animal" calcext:value-type="string">
            <text:p>animal</text:p>
          </table:table-cell>
          <table:table-cell table:formula="of:=IF(ISNUMBER(FIND(&quot;-&quot;; [.I32])); RIGHT([.I32]; LEN([.I32]) - FIND(&quot;-&quot;; [.I3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3])); LEFT([.G33]; FIND(&quot;-&quot;; [.G33]) -1); [.G33])" office:value-type="string" office:string-value="undead" calcext:value-type="string">
            <text:p>undead</text:p>
          </table:table-cell>
          <table:table-cell table:formula="of:=IF(ISNUMBER(FIND(&quot;-&quot;; [.H33])); LEFT([.H33]; FIND(&quot;-&quot;; [.H33]) -1); [.H33])" office:value-type="string" office:string-value="you" calcext:value-type="string">
            <text:p>you</text:p>
          </table:table-cell>
          <table:table-cell table:formula="of:=IF(ISNUMBER(FIND(&quot;-&quot;; [.I33])); LEFT([.I33]; FIND(&quot;-&quot;; [.I33]) -1); [.I33])" office:value-type="string" office:string-value="undead" calcext:value-type="string">
            <text:p>undead</text:p>
          </table:table-cell>
          <table:table-cell table:formula="of:=IF(ISNUMBER(FIND(&quot;-&quot;; [.J33])); LEFT([.J33]; FIND(&quot;-&quot;; [.J33]) -1); [.J33])">
            <text:p/>
          </table:table-cell>
          <table:table-cell office:value-type="string" calcext:value-type="string">
            <text:p>undead-you-undead</text:p>
          </table:table-cell>
          <table:table-cell table:formula="of:=IF(ISNUMBER(FIND(&quot;-&quot;; [.G33])); RIGHT([.G33]; LEN([.G33]) - FIND(&quot;-&quot;; [.G33])); &quot;&quot;)" office:value-type="string" office:string-value="you-undead" calcext:value-type="string">
            <text:p>you-undead</text:p>
          </table:table-cell>
          <table:table-cell table:formula="of:=IF(ISNUMBER(FIND(&quot;-&quot;; [.H33])); RIGHT([.H33]; LEN([.H33]) - FIND(&quot;-&quot;; [.H33])); &quot;&quot;)" office:value-type="string" office:string-value="undead" calcext:value-type="string">
            <text:p>undead</text:p>
          </table:table-cell>
          <table:table-cell table:formula="of:=IF(ISNUMBER(FIND(&quot;-&quot;; [.I33])); RIGHT([.I33]; LEN([.I33]) - FIND(&quot;-&quot;; [.I3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4])); LEFT([.G34]; FIND(&quot;-&quot;; [.G34]) -1); [.G34])" office:value-type="string" office:string-value="human" calcext:value-type="string">
            <text:p>human</text:p>
          </table:table-cell>
          <table:table-cell table:formula="of:=IF(ISNUMBER(FIND(&quot;-&quot;; [.H34])); LEFT([.H34]; FIND(&quot;-&quot;; [.H34]) -1); [.H34])" office:value-type="string" office:string-value="you" calcext:value-type="string">
            <text:p>you</text:p>
          </table:table-cell>
          <table:table-cell table:formula="of:=IF(ISNUMBER(FIND(&quot;-&quot;; [.I34])); LEFT([.I34]; FIND(&quot;-&quot;; [.I34]) -1); [.I34])" office:value-type="string" office:string-value="human" calcext:value-type="string">
            <text:p>human</text:p>
          </table:table-cell>
          <table:table-cell table:formula="of:=IF(ISNUMBER(FIND(&quot;-&quot;; [.J34])); LEFT([.J34]; FIND(&quot;-&quot;; [.J34]) -1); [.J34])">
            <text:p/>
          </table:table-cell>
          <table:table-cell office:value-type="string" calcext:value-type="string">
            <text:p>human-you-human</text:p>
          </table:table-cell>
          <table:table-cell table:formula="of:=IF(ISNUMBER(FIND(&quot;-&quot;; [.G34])); RIGHT([.G34]; LEN([.G34]) - FIND(&quot;-&quot;; [.G34])); &quot;&quot;)" office:value-type="string" office:string-value="you-human" calcext:value-type="string">
            <text:p>you-human</text:p>
          </table:table-cell>
          <table:table-cell table:formula="of:=IF(ISNUMBER(FIND(&quot;-&quot;; [.H34])); RIGHT([.H34]; LEN([.H34]) - FIND(&quot;-&quot;; [.H34])); &quot;&quot;)" office:value-type="string" office:string-value="human" calcext:value-type="string">
            <text:p>human</text:p>
          </table:table-cell>
          <table:table-cell table:formula="of:=IF(ISNUMBER(FIND(&quot;-&quot;; [.I34])); RIGHT([.I34]; LEN([.I34]) - FIND(&quot;-&quot;; [.I3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5])); LEFT([.G35]; FIND(&quot;-&quot;; [.G35]) -1); [.G35])" office:value-type="string" office:string-value="daemon" calcext:value-type="string">
            <text:p>daemon</text:p>
          </table:table-cell>
          <table:table-cell table:formula="of:=IF(ISNUMBER(FIND(&quot;-&quot;; [.H35])); LEFT([.H35]; FIND(&quot;-&quot;; [.H35]) -1); [.H35])" office:value-type="string" office:string-value="you" calcext:value-type="string">
            <text:p>you</text:p>
          </table:table-cell>
          <table:table-cell table:formula="of:=IF(ISNUMBER(FIND(&quot;-&quot;; [.I35])); LEFT([.I35]; FIND(&quot;-&quot;; [.I35]) -1); [.I35])" office:value-type="string" office:string-value="daemon" calcext:value-type="string">
            <text:p>daemon</text:p>
          </table:table-cell>
          <table:table-cell table:formula="of:=IF(ISNUMBER(FIND(&quot;-&quot;; [.J35])); LEFT([.J35]; FIND(&quot;-&quot;; [.J35]) -1); [.J35])">
            <text:p/>
          </table:table-cell>
          <table:table-cell office:value-type="string" calcext:value-type="string">
            <text:p>daemon-you-daemon</text:p>
          </table:table-cell>
          <table:table-cell table:formula="of:=IF(ISNUMBER(FIND(&quot;-&quot;; [.G35])); RIGHT([.G35]; LEN([.G35]) - FIND(&quot;-&quot;; [.G35])); &quot;&quot;)" office:value-type="string" office:string-value="you-daemon" calcext:value-type="string">
            <text:p>you-daemon</text:p>
          </table:table-cell>
          <table:table-cell table:formula="of:=IF(ISNUMBER(FIND(&quot;-&quot;; [.H35])); RIGHT([.H35]; LEN([.H35]) - FIND(&quot;-&quot;; [.H35])); &quot;&quot;)" office:value-type="string" office:string-value="daemon" calcext:value-type="string">
            <text:p>daemon</text:p>
          </table:table-cell>
          <table:table-cell table:formula="of:=IF(ISNUMBER(FIND(&quot;-&quot;; [.I35])); RIGHT([.I35]; LEN([.I35]) - FIND(&quot;-&quot;; [.I3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6])); LEFT([.G36]; FIND(&quot;-&quot;; [.G36]) -1); [.G36])" office:value-type="string" office:string-value="you" calcext:value-type="string">
            <text:p>you</text:p>
          </table:table-cell>
          <table:table-cell table:formula="of:=IF(ISNUMBER(FIND(&quot;-&quot;; [.H36])); LEFT([.H36]; FIND(&quot;-&quot;; [.H36]) -1); [.H36])" office:value-type="string" office:string-value="animal" calcext:value-type="string">
            <text:p>animal</text:p>
          </table:table-cell>
          <table:table-cell table:formula="of:=IF(ISNUMBER(FIND(&quot;-&quot;; [.I36])); LEFT([.I36]; FIND(&quot;-&quot;; [.I36]) -1); [.I36])" office:value-type="string" office:string-value="animal" calcext:value-type="string">
            <text:p>animal</text:p>
          </table:table-cell>
          <table:table-cell table:formula="of:=IF(ISNUMBER(FIND(&quot;-&quot;; [.J36])); LEFT([.J36]; FIND(&quot;-&quot;; [.J36]) -1); [.J36])">
            <text:p/>
          </table:table-cell>
          <table:table-cell office:value-type="string" calcext:value-type="string">
            <text:p>you-animal-animal</text:p>
          </table:table-cell>
          <table:table-cell table:formula="of:=IF(ISNUMBER(FIND(&quot;-&quot;; [.G36])); RIGHT([.G36]; LEN([.G36]) - FIND(&quot;-&quot;; [.G36])); &quot;&quot;)" office:value-type="string" office:string-value="animal-animal" calcext:value-type="string">
            <text:p>animal-animal</text:p>
          </table:table-cell>
          <table:table-cell table:formula="of:=IF(ISNUMBER(FIND(&quot;-&quot;; [.H36])); RIGHT([.H36]; LEN([.H36]) - FIND(&quot;-&quot;; [.H36])); &quot;&quot;)" office:value-type="string" office:string-value="animal" calcext:value-type="string">
            <text:p>animal</text:p>
          </table:table-cell>
          <table:table-cell table:formula="of:=IF(ISNUMBER(FIND(&quot;-&quot;; [.I36])); RIGHT([.I36]; LEN([.I36]) - FIND(&quot;-&quot;; [.I3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7])); LEFT([.G37]; FIND(&quot;-&quot;; [.G37]) -1); [.G37])" office:value-type="string" office:string-value="you" calcext:value-type="string">
            <text:p>you</text:p>
          </table:table-cell>
          <table:table-cell table:formula="of:=IF(ISNUMBER(FIND(&quot;-&quot;; [.H37])); LEFT([.H37]; FIND(&quot;-&quot;; [.H37]) -1); [.H37])" office:value-type="string" office:string-value="undead" calcext:value-type="string">
            <text:p>undead</text:p>
          </table:table-cell>
          <table:table-cell table:formula="of:=IF(ISNUMBER(FIND(&quot;-&quot;; [.I37])); LEFT([.I37]; FIND(&quot;-&quot;; [.I37]) -1); [.I37])" office:value-type="string" office:string-value="undead" calcext:value-type="string">
            <text:p>undead</text:p>
          </table:table-cell>
          <table:table-cell table:formula="of:=IF(ISNUMBER(FIND(&quot;-&quot;; [.J37])); LEFT([.J37]; FIND(&quot;-&quot;; [.J37]) -1); [.J37])">
            <text:p/>
          </table:table-cell>
          <table:table-cell office:value-type="string" calcext:value-type="string">
            <text:p>you-undead-undead</text:p>
          </table:table-cell>
          <table:table-cell table:formula="of:=IF(ISNUMBER(FIND(&quot;-&quot;; [.G37])); RIGHT([.G37]; LEN([.G37]) - FIND(&quot;-&quot;; [.G37])); &quot;&quot;)" office:value-type="string" office:string-value="undead-undead" calcext:value-type="string">
            <text:p>undead-undead</text:p>
          </table:table-cell>
          <table:table-cell table:formula="of:=IF(ISNUMBER(FIND(&quot;-&quot;; [.H37])); RIGHT([.H37]; LEN([.H37]) - FIND(&quot;-&quot;; [.H37])); &quot;&quot;)" office:value-type="string" office:string-value="undead" calcext:value-type="string">
            <text:p>undead</text:p>
          </table:table-cell>
          <table:table-cell table:formula="of:=IF(ISNUMBER(FIND(&quot;-&quot;; [.I37])); RIGHT([.I37]; LEN([.I37]) - FIND(&quot;-&quot;; [.I3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8])); LEFT([.G38]; FIND(&quot;-&quot;; [.G38]) -1); [.G38])" office:value-type="string" office:string-value="you" calcext:value-type="string">
            <text:p>you</text:p>
          </table:table-cell>
          <table:table-cell table:formula="of:=IF(ISNUMBER(FIND(&quot;-&quot;; [.H38])); LEFT([.H38]; FIND(&quot;-&quot;; [.H38]) -1); [.H38])" office:value-type="string" office:string-value="human" calcext:value-type="string">
            <text:p>human</text:p>
          </table:table-cell>
          <table:table-cell table:formula="of:=IF(ISNUMBER(FIND(&quot;-&quot;; [.I38])); LEFT([.I38]; FIND(&quot;-&quot;; [.I38]) -1); [.I38])" office:value-type="string" office:string-value="human" calcext:value-type="string">
            <text:p>human</text:p>
          </table:table-cell>
          <table:table-cell table:formula="of:=IF(ISNUMBER(FIND(&quot;-&quot;; [.J38])); LEFT([.J38]; FIND(&quot;-&quot;; [.J38]) -1); [.J38])">
            <text:p/>
          </table:table-cell>
          <table:table-cell office:value-type="string" calcext:value-type="string">
            <text:p>you-human-human</text:p>
          </table:table-cell>
          <table:table-cell table:formula="of:=IF(ISNUMBER(FIND(&quot;-&quot;; [.G38])); RIGHT([.G38]; LEN([.G38]) - FIND(&quot;-&quot;; [.G38])); &quot;&quot;)" office:value-type="string" office:string-value="human-human" calcext:value-type="string">
            <text:p>human-human</text:p>
          </table:table-cell>
          <table:table-cell table:formula="of:=IF(ISNUMBER(FIND(&quot;-&quot;; [.H38])); RIGHT([.H38]; LEN([.H38]) - FIND(&quot;-&quot;; [.H38])); &quot;&quot;)" office:value-type="string" office:string-value="human" calcext:value-type="string">
            <text:p>human</text:p>
          </table:table-cell>
          <table:table-cell table:formula="of:=IF(ISNUMBER(FIND(&quot;-&quot;; [.I38])); RIGHT([.I38]; LEN([.I38]) - FIND(&quot;-&quot;; [.I3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39])); LEFT([.G39]; FIND(&quot;-&quot;; [.G39]) -1); [.G39])" office:value-type="string" office:string-value="you" calcext:value-type="string">
            <text:p>you</text:p>
          </table:table-cell>
          <table:table-cell table:formula="of:=IF(ISNUMBER(FIND(&quot;-&quot;; [.H39])); LEFT([.H39]; FIND(&quot;-&quot;; [.H39]) -1); [.H39])" office:value-type="string" office:string-value="daemon" calcext:value-type="string">
            <text:p>daemon</text:p>
          </table:table-cell>
          <table:table-cell table:formula="of:=IF(ISNUMBER(FIND(&quot;-&quot;; [.I39])); LEFT([.I39]; FIND(&quot;-&quot;; [.I39]) -1); [.I39])" office:value-type="string" office:string-value="daemon" calcext:value-type="string">
            <text:p>daemon</text:p>
          </table:table-cell>
          <table:table-cell table:formula="of:=IF(ISNUMBER(FIND(&quot;-&quot;; [.J39])); LEFT([.J39]; FIND(&quot;-&quot;; [.J39]) -1); [.J39])">
            <text:p/>
          </table:table-cell>
          <table:table-cell office:value-type="string" calcext:value-type="string">
            <text:p>you-daemon-daemon</text:p>
          </table:table-cell>
          <table:table-cell table:formula="of:=IF(ISNUMBER(FIND(&quot;-&quot;; [.G39])); RIGHT([.G39]; LEN([.G39]) - FIND(&quot;-&quot;; [.G39])); &quot;&quot;)" office:value-type="string" office:string-value="daemon-daemon" calcext:value-type="string">
            <text:p>daemon-daemon</text:p>
          </table:table-cell>
          <table:table-cell table:formula="of:=IF(ISNUMBER(FIND(&quot;-&quot;; [.H39])); RIGHT([.H39]; LEN([.H39]) - FIND(&quot;-&quot;; [.H39])); &quot;&quot;)" office:value-type="string" office:string-value="daemon" calcext:value-type="string">
            <text:p>daemon</text:p>
          </table:table-cell>
          <table:table-cell table:formula="of:=IF(ISNUMBER(FIND(&quot;-&quot;; [.I39])); RIGHT([.I39]; LEN([.I39]) - FIND(&quot;-&quot;; [.I3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0])); LEFT([.G40]; FIND(&quot;-&quot;; [.G40]) -1); [.G40])" office:value-type="string" office:string-value="camp" calcext:value-type="string">
            <text:p>camp</text:p>
          </table:table-cell>
          <table:table-cell table:formula="of:=IF(ISNUMBER(FIND(&quot;-&quot;; [.H40])); LEFT([.H40]; FIND(&quot;-&quot;; [.H40]) -1); [.H40])" office:value-type="string" office:string-value="you" calcext:value-type="string">
            <text:p>you</text:p>
          </table:table-cell>
          <table:table-cell table:formula="of:=IF(ISNUMBER(FIND(&quot;-&quot;; [.I40])); LEFT([.I40]; FIND(&quot;-&quot;; [.I40]) -1); [.I40])" office:value-type="string" office:string-value="animal" calcext:value-type="string">
            <text:p>animal</text:p>
          </table:table-cell>
          <table:table-cell table:formula="of:=IF(ISNUMBER(FIND(&quot;-&quot;; [.J40])); LEFT([.J40]; FIND(&quot;-&quot;; [.J40]) -1); [.J40])">
            <text:p/>
          </table:table-cell>
          <table:table-cell office:value-type="string" calcext:value-type="string">
            <text:p>camp-you-animal</text:p>
          </table:table-cell>
          <table:table-cell table:formula="of:=IF(ISNUMBER(FIND(&quot;-&quot;; [.G40])); RIGHT([.G40]; LEN([.G40]) - FIND(&quot;-&quot;; [.G40])); &quot;&quot;)" office:value-type="string" office:string-value="you-animal" calcext:value-type="string">
            <text:p>you-animal</text:p>
          </table:table-cell>
          <table:table-cell table:formula="of:=IF(ISNUMBER(FIND(&quot;-&quot;; [.H40])); RIGHT([.H40]; LEN([.H40]) - FIND(&quot;-&quot;; [.H40])); &quot;&quot;)" office:value-type="string" office:string-value="animal" calcext:value-type="string">
            <text:p>animal</text:p>
          </table:table-cell>
          <table:table-cell table:formula="of:=IF(ISNUMBER(FIND(&quot;-&quot;; [.I40])); RIGHT([.I40]; LEN([.I40]) - FIND(&quot;-&quot;; [.I4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1])); LEFT([.G41]; FIND(&quot;-&quot;; [.G41]) -1); [.G41])" office:value-type="string" office:string-value="camp" calcext:value-type="string">
            <text:p>camp</text:p>
          </table:table-cell>
          <table:table-cell table:formula="of:=IF(ISNUMBER(FIND(&quot;-&quot;; [.H41])); LEFT([.H41]; FIND(&quot;-&quot;; [.H41]) -1); [.H41])" office:value-type="string" office:string-value="you" calcext:value-type="string">
            <text:p>you</text:p>
          </table:table-cell>
          <table:table-cell table:formula="of:=IF(ISNUMBER(FIND(&quot;-&quot;; [.I41])); LEFT([.I41]; FIND(&quot;-&quot;; [.I41]) -1); [.I41])" office:value-type="string" office:string-value="undead" calcext:value-type="string">
            <text:p>undead</text:p>
          </table:table-cell>
          <table:table-cell table:formula="of:=IF(ISNUMBER(FIND(&quot;-&quot;; [.J41])); LEFT([.J41]; FIND(&quot;-&quot;; [.J41]) -1); [.J41])">
            <text:p/>
          </table:table-cell>
          <table:table-cell office:value-type="string" calcext:value-type="string">
            <text:p>camp-you-undead</text:p>
          </table:table-cell>
          <table:table-cell table:formula="of:=IF(ISNUMBER(FIND(&quot;-&quot;; [.G41])); RIGHT([.G41]; LEN([.G41]) - FIND(&quot;-&quot;; [.G41])); &quot;&quot;)" office:value-type="string" office:string-value="you-undead" calcext:value-type="string">
            <text:p>you-undead</text:p>
          </table:table-cell>
          <table:table-cell table:formula="of:=IF(ISNUMBER(FIND(&quot;-&quot;; [.H41])); RIGHT([.H41]; LEN([.H41]) - FIND(&quot;-&quot;; [.H41])); &quot;&quot;)" office:value-type="string" office:string-value="undead" calcext:value-type="string">
            <text:p>undead</text:p>
          </table:table-cell>
          <table:table-cell table:formula="of:=IF(ISNUMBER(FIND(&quot;-&quot;; [.I41])); RIGHT([.I41]; LEN([.I41]) - FIND(&quot;-&quot;; [.I4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2])); LEFT([.G42]; FIND(&quot;-&quot;; [.G42]) -1); [.G42])" office:value-type="string" office:string-value="camp" calcext:value-type="string">
            <text:p>camp</text:p>
          </table:table-cell>
          <table:table-cell table:formula="of:=IF(ISNUMBER(FIND(&quot;-&quot;; [.H42])); LEFT([.H42]; FIND(&quot;-&quot;; [.H42]) -1); [.H42])" office:value-type="string" office:string-value="you" calcext:value-type="string">
            <text:p>you</text:p>
          </table:table-cell>
          <table:table-cell table:formula="of:=IF(ISNUMBER(FIND(&quot;-&quot;; [.I42])); LEFT([.I42]; FIND(&quot;-&quot;; [.I42]) -1); [.I42])" office:value-type="string" office:string-value="human" calcext:value-type="string">
            <text:p>human</text:p>
          </table:table-cell>
          <table:table-cell table:formula="of:=IF(ISNUMBER(FIND(&quot;-&quot;; [.J42])); LEFT([.J42]; FIND(&quot;-&quot;; [.J42]) -1); [.J42])">
            <text:p/>
          </table:table-cell>
          <table:table-cell office:value-type="string" calcext:value-type="string">
            <text:p>camp-you-human</text:p>
          </table:table-cell>
          <table:table-cell table:formula="of:=IF(ISNUMBER(FIND(&quot;-&quot;; [.G42])); RIGHT([.G42]; LEN([.G42]) - FIND(&quot;-&quot;; [.G42])); &quot;&quot;)" office:value-type="string" office:string-value="you-human" calcext:value-type="string">
            <text:p>you-human</text:p>
          </table:table-cell>
          <table:table-cell table:formula="of:=IF(ISNUMBER(FIND(&quot;-&quot;; [.H42])); RIGHT([.H42]; LEN([.H42]) - FIND(&quot;-&quot;; [.H42])); &quot;&quot;)" office:value-type="string" office:string-value="human" calcext:value-type="string">
            <text:p>human</text:p>
          </table:table-cell>
          <table:table-cell table:formula="of:=IF(ISNUMBER(FIND(&quot;-&quot;; [.I42])); RIGHT([.I42]; LEN([.I42]) - FIND(&quot;-&quot;; [.I42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3])); LEFT([.G43]; FIND(&quot;-&quot;; [.G43]) -1); [.G43])" office:value-type="string" office:string-value="camp" calcext:value-type="string">
            <text:p>camp</text:p>
          </table:table-cell>
          <table:table-cell table:formula="of:=IF(ISNUMBER(FIND(&quot;-&quot;; [.H43])); LEFT([.H43]; FIND(&quot;-&quot;; [.H43]) -1); [.H43])" office:value-type="string" office:string-value="you" calcext:value-type="string">
            <text:p>you</text:p>
          </table:table-cell>
          <table:table-cell table:formula="of:=IF(ISNUMBER(FIND(&quot;-&quot;; [.I43])); LEFT([.I43]; FIND(&quot;-&quot;; [.I43]) -1); [.I43])" office:value-type="string" office:string-value="daemon" calcext:value-type="string">
            <text:p>daemon</text:p>
          </table:table-cell>
          <table:table-cell table:formula="of:=IF(ISNUMBER(FIND(&quot;-&quot;; [.J43])); LEFT([.J43]; FIND(&quot;-&quot;; [.J43]) -1); [.J43])">
            <text:p/>
          </table:table-cell>
          <table:table-cell office:value-type="string" calcext:value-type="string">
            <text:p>camp-you-daemon</text:p>
          </table:table-cell>
          <table:table-cell table:formula="of:=IF(ISNUMBER(FIND(&quot;-&quot;; [.G43])); RIGHT([.G43]; LEN([.G43]) - FIND(&quot;-&quot;; [.G43])); &quot;&quot;)" office:value-type="string" office:string-value="you-daemon" calcext:value-type="string">
            <text:p>you-daemon</text:p>
          </table:table-cell>
          <table:table-cell table:formula="of:=IF(ISNUMBER(FIND(&quot;-&quot;; [.H43])); RIGHT([.H43]; LEN([.H43]) - FIND(&quot;-&quot;; [.H43])); &quot;&quot;)" office:value-type="string" office:string-value="daemon" calcext:value-type="string">
            <text:p>daemon</text:p>
          </table:table-cell>
          <table:table-cell table:formula="of:=IF(ISNUMBER(FIND(&quot;-&quot;; [.I43])); RIGHT([.I43]; LEN([.I43]) - FIND(&quot;-&quot;; [.I43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4])); LEFT([.G44]; FIND(&quot;-&quot;; [.G44]) -1); [.G44])" office:value-type="string" office:string-value="you" calcext:value-type="string">
            <text:p>you</text:p>
          </table:table-cell>
          <table:table-cell table:formula="of:=IF(ISNUMBER(FIND(&quot;-&quot;; [.H44])); LEFT([.H44]; FIND(&quot;-&quot;; [.H44]) -1); [.H44])" office:value-type="string" office:string-value="animal" calcext:value-type="string">
            <text:p>animal</text:p>
          </table:table-cell>
          <table:table-cell table:formula="of:=IF(ISNUMBER(FIND(&quot;-&quot;; [.I44])); LEFT([.I44]; FIND(&quot;-&quot;; [.I44]) -1); [.I44])" office:value-type="string" office:string-value="rock" calcext:value-type="string">
            <text:p>rock</text:p>
          </table:table-cell>
          <table:table-cell table:formula="of:=IF(ISNUMBER(FIND(&quot;-&quot;; [.J44])); LEFT([.J44]; FIND(&quot;-&quot;; [.J44]) -1); [.J44])">
            <text:p/>
          </table:table-cell>
          <table:table-cell office:value-type="string" calcext:value-type="string">
            <text:p>you-animal-rock</text:p>
          </table:table-cell>
          <table:table-cell table:formula="of:=IF(ISNUMBER(FIND(&quot;-&quot;; [.G44])); RIGHT([.G44]; LEN([.G44]) - FIND(&quot;-&quot;; [.G44])); &quot;&quot;)" office:value-type="string" office:string-value="animal-rock" calcext:value-type="string">
            <text:p>animal-rock</text:p>
          </table:table-cell>
          <table:table-cell table:formula="of:=IF(ISNUMBER(FIND(&quot;-&quot;; [.H44])); RIGHT([.H44]; LEN([.H44]) - FIND(&quot;-&quot;; [.H44])); &quot;&quot;)" office:value-type="string" office:string-value="rock" calcext:value-type="string">
            <text:p>rock</text:p>
          </table:table-cell>
          <table:table-cell table:formula="of:=IF(ISNUMBER(FIND(&quot;-&quot;; [.I44])); RIGHT([.I44]; LEN([.I44]) - FIND(&quot;-&quot;; [.I44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5])); LEFT([.G45]; FIND(&quot;-&quot;; [.G45]) -1); [.G45])" office:value-type="string" office:string-value="you" calcext:value-type="string">
            <text:p>you</text:p>
          </table:table-cell>
          <table:table-cell table:formula="of:=IF(ISNUMBER(FIND(&quot;-&quot;; [.H45])); LEFT([.H45]; FIND(&quot;-&quot;; [.H45]) -1); [.H45])" office:value-type="string" office:string-value="undead" calcext:value-type="string">
            <text:p>undead</text:p>
          </table:table-cell>
          <table:table-cell table:formula="of:=IF(ISNUMBER(FIND(&quot;-&quot;; [.I45])); LEFT([.I45]; FIND(&quot;-&quot;; [.I45]) -1); [.I45])" office:value-type="string" office:string-value="rock" calcext:value-type="string">
            <text:p>rock</text:p>
          </table:table-cell>
          <table:table-cell table:formula="of:=IF(ISNUMBER(FIND(&quot;-&quot;; [.J45])); LEFT([.J45]; FIND(&quot;-&quot;; [.J45]) -1); [.J45])">
            <text:p/>
          </table:table-cell>
          <table:table-cell office:value-type="string" calcext:value-type="string">
            <text:p>you-undead-rock</text:p>
          </table:table-cell>
          <table:table-cell table:formula="of:=IF(ISNUMBER(FIND(&quot;-&quot;; [.G45])); RIGHT([.G45]; LEN([.G45]) - FIND(&quot;-&quot;; [.G45])); &quot;&quot;)" office:value-type="string" office:string-value="undead-rock" calcext:value-type="string">
            <text:p>undead-rock</text:p>
          </table:table-cell>
          <table:table-cell table:formula="of:=IF(ISNUMBER(FIND(&quot;-&quot;; [.H45])); RIGHT([.H45]; LEN([.H45]) - FIND(&quot;-&quot;; [.H45])); &quot;&quot;)" office:value-type="string" office:string-value="rock" calcext:value-type="string">
            <text:p>rock</text:p>
          </table:table-cell>
          <table:table-cell table:formula="of:=IF(ISNUMBER(FIND(&quot;-&quot;; [.I45])); RIGHT([.I45]; LEN([.I45]) - FIND(&quot;-&quot;; [.I45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6])); LEFT([.G46]; FIND(&quot;-&quot;; [.G46]) -1); [.G46])" office:value-type="string" office:string-value="you" calcext:value-type="string">
            <text:p>you</text:p>
          </table:table-cell>
          <table:table-cell table:formula="of:=IF(ISNUMBER(FIND(&quot;-&quot;; [.H46])); LEFT([.H46]; FIND(&quot;-&quot;; [.H46]) -1); [.H46])" office:value-type="string" office:string-value="human" calcext:value-type="string">
            <text:p>human</text:p>
          </table:table-cell>
          <table:table-cell table:formula="of:=IF(ISNUMBER(FIND(&quot;-&quot;; [.I46])); LEFT([.I46]; FIND(&quot;-&quot;; [.I46]) -1); [.I46])" office:value-type="string" office:string-value="rock" calcext:value-type="string">
            <text:p>rock</text:p>
          </table:table-cell>
          <table:table-cell table:formula="of:=IF(ISNUMBER(FIND(&quot;-&quot;; [.J46])); LEFT([.J46]; FIND(&quot;-&quot;; [.J46]) -1); [.J46])">
            <text:p/>
          </table:table-cell>
          <table:table-cell office:value-type="string" calcext:value-type="string">
            <text:p>you-human-rock</text:p>
          </table:table-cell>
          <table:table-cell table:formula="of:=IF(ISNUMBER(FIND(&quot;-&quot;; [.G46])); RIGHT([.G46]; LEN([.G46]) - FIND(&quot;-&quot;; [.G46])); &quot;&quot;)" office:value-type="string" office:string-value="human-rock" calcext:value-type="string">
            <text:p>human-rock</text:p>
          </table:table-cell>
          <table:table-cell table:formula="of:=IF(ISNUMBER(FIND(&quot;-&quot;; [.H46])); RIGHT([.H46]; LEN([.H46]) - FIND(&quot;-&quot;; [.H46])); &quot;&quot;)" office:value-type="string" office:string-value="rock" calcext:value-type="string">
            <text:p>rock</text:p>
          </table:table-cell>
          <table:table-cell table:formula="of:=IF(ISNUMBER(FIND(&quot;-&quot;; [.I46])); RIGHT([.I46]; LEN([.I46]) - FIND(&quot;-&quot;; [.I46])); &quot;&quot;)">
            <text:p/>
          </table:table-cell>
          <table:table-cell office:value-type="string" calcext:value-type="string">
            <text:p>xx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IF(ISNUMBER(FIND(&quot;-&quot;; [.G47])); LEFT([.G47]; FIND(&quot;-&quot;; [.G47]) -1); [.G47])" office:value-type="string" office:string-value="you" calcext:value-type="string">
            <text:p>you</text:p>
          </table:table-cell>
          <table:table-cell table:formula="of:=IF(ISNUMBER(FIND(&quot;-&quot;; [.H47])); LEFT([.H47]; FIND(&quot;-&quot;; [.H47]) -1); [.H47])" office:value-type="string" office:string-value="daemon" calcext:value-type="string">
            <text:p>daemon</text:p>
          </table:table-cell>
          <table:table-cell table:formula="of:=IF(ISNUMBER(FIND(&quot;-&quot;; [.I47])); LEFT([.I47]; FIND(&quot;-&quot;; [.I47]) -1); [.I47])" office:value-type="string" office:string-value="rock" calcext:value-type="string">
            <text:p>rock</text:p>
          </table:table-cell>
          <table:table-cell table:formula="of:=IF(ISNUMBER(FIND(&quot;-&quot;; [.J47])); LEFT([.J47]; FIND(&quot;-&quot;; [.J47]) -1); [.J47])">
            <text:p/>
          </table:table-cell>
          <table:table-cell office:value-type="string" calcext:value-type="string">
            <text:p>you-daemon-rock</text:p>
          </table:table-cell>
          <table:table-cell table:formula="of:=IF(ISNUMBER(FIND(&quot;-&quot;; [.G47])); RIGHT([.G47]; LEN([.G47]) - FIND(&quot;-&quot;; [.G47])); &quot;&quot;)" office:value-type="string" office:string-value="daemon-rock" calcext:value-type="string">
            <text:p>daemon-rock</text:p>
          </table:table-cell>
          <table:table-cell table:formula="of:=IF(ISNUMBER(FIND(&quot;-&quot;; [.H47])); RIGHT([.H47]; LEN([.H47]) - FIND(&quot;-&quot;; [.H47])); &quot;&quot;)" office:value-type="string" office:string-value="rock" calcext:value-type="string">
            <text:p>rock</text:p>
          </table:table-cell>
          <table:table-cell table:formula="of:=IF(ISNUMBER(FIND(&quot;-&quot;; [.I47])); RIGHT([.I47]; LEN([.I47]) - FIND(&quot;-&quot;; [.I47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8])); LEFT([.G48]; FIND(&quot;-&quot;; [.G48]) -1); [.G48])" office:value-type="string" office:string-value="sword" calcext:value-type="string">
            <text:p>sword</text:p>
          </table:table-cell>
          <table:table-cell table:formula="of:=IF(ISNUMBER(FIND(&quot;-&quot;; [.H48])); LEFT([.H48]; FIND(&quot;-&quot;; [.H48]) -1); [.H48])" office:value-type="string" office:string-value="sword" calcext:value-type="string">
            <text:p>sword</text:p>
          </table:table-cell>
          <table:table-cell table:formula="of:=IF(ISNUMBER(FIND(&quot;-&quot;; [.I48])); LEFT([.I48]; FIND(&quot;-&quot;; [.I48]) -1); [.I48])">
            <text:p/>
          </table:table-cell>
          <table:table-cell table:formula="of:=IF(ISNUMBER(FIND(&quot;-&quot;; [.J48])); LEFT([.J48]; FIND(&quot;-&quot;; [.J48]) -1); [.J48])">
            <text:p/>
          </table:table-cell>
          <table:table-cell office:value-type="string" calcext:value-type="string">
            <text:p>sword-sword</text:p>
          </table:table-cell>
          <table:table-cell table:formula="of:=IF(ISNUMBER(FIND(&quot;-&quot;; [.G48])); RIGHT([.G48]; LEN([.G48]) - FIND(&quot;-&quot;; [.G48])); &quot;&quot;)" office:value-type="string" office:string-value="sword" calcext:value-type="string">
            <text:p>sword</text:p>
          </table:table-cell>
          <table:table-cell table:formula="of:=IF(ISNUMBER(FIND(&quot;-&quot;; [.H48])); RIGHT([.H48]; LEN([.H48]) - FIND(&quot;-&quot;; [.H48])); &quot;&quot;)">
            <text:p/>
          </table:table-cell>
          <table:table-cell table:formula="of:=IF(ISNUMBER(FIND(&quot;-&quot;; [.I48])); RIGHT([.I48]; LEN([.I48]) - FIND(&quot;-&quot;; [.I48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49])); LEFT([.G49]; FIND(&quot;-&quot;; [.G49]) -1); [.G49])" office:value-type="string" office:string-value="hammer" calcext:value-type="string">
            <text:p>hammer</text:p>
          </table:table-cell>
          <table:table-cell table:formula="of:=IF(ISNUMBER(FIND(&quot;-&quot;; [.H49])); LEFT([.H49]; FIND(&quot;-&quot;; [.H49]) -1); [.H49])" office:value-type="string" office:string-value="hammer" calcext:value-type="string">
            <text:p>hammer</text:p>
          </table:table-cell>
          <table:table-cell table:formula="of:=IF(ISNUMBER(FIND(&quot;-&quot;; [.I49])); LEFT([.I49]; FIND(&quot;-&quot;; [.I49]) -1); [.I49])">
            <text:p/>
          </table:table-cell>
          <table:table-cell table:formula="of:=IF(ISNUMBER(FIND(&quot;-&quot;; [.J49])); LEFT([.J49]; FIND(&quot;-&quot;; [.J49]) -1); [.J49])">
            <text:p/>
          </table:table-cell>
          <table:table-cell office:value-type="string" calcext:value-type="string">
            <text:p>hammer-hammer</text:p>
          </table:table-cell>
          <table:table-cell table:formula="of:=IF(ISNUMBER(FIND(&quot;-&quot;; [.G49])); RIGHT([.G49]; LEN([.G49]) - FIND(&quot;-&quot;; [.G49])); &quot;&quot;)" office:value-type="string" office:string-value="hammer" calcext:value-type="string">
            <text:p>hammer</text:p>
          </table:table-cell>
          <table:table-cell table:formula="of:=IF(ISNUMBER(FIND(&quot;-&quot;; [.H49])); RIGHT([.H49]; LEN([.H49]) - FIND(&quot;-&quot;; [.H49])); &quot;&quot;)">
            <text:p/>
          </table:table-cell>
          <table:table-cell table:formula="of:=IF(ISNUMBER(FIND(&quot;-&quot;; [.I49])); RIGHT([.I49]; LEN([.I49]) - FIND(&quot;-&quot;; [.I49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50])); LEFT([.G50]; FIND(&quot;-&quot;; [.G50]) -1); [.G50])" office:value-type="string" office:string-value="spear" calcext:value-type="string">
            <text:p>spear</text:p>
          </table:table-cell>
          <table:table-cell table:formula="of:=IF(ISNUMBER(FIND(&quot;-&quot;; [.H50])); LEFT([.H50]; FIND(&quot;-&quot;; [.H50]) -1); [.H50])" office:value-type="string" office:string-value="spear" calcext:value-type="string">
            <text:p>spear</text:p>
          </table:table-cell>
          <table:table-cell table:formula="of:=IF(ISNUMBER(FIND(&quot;-&quot;; [.I50])); LEFT([.I50]; FIND(&quot;-&quot;; [.I50]) -1); [.I50])">
            <text:p/>
          </table:table-cell>
          <table:table-cell table:formula="of:=IF(ISNUMBER(FIND(&quot;-&quot;; [.J50])); LEFT([.J50]; FIND(&quot;-&quot;; [.J50]) -1); [.J50])">
            <text:p/>
          </table:table-cell>
          <table:table-cell office:value-type="string" calcext:value-type="string">
            <text:p>spear-spear</text:p>
          </table:table-cell>
          <table:table-cell table:formula="of:=IF(ISNUMBER(FIND(&quot;-&quot;; [.G50])); RIGHT([.G50]; LEN([.G50]) - FIND(&quot;-&quot;; [.G50])); &quot;&quot;)" office:value-type="string" office:string-value="spear" calcext:value-type="string">
            <text:p>spear</text:p>
          </table:table-cell>
          <table:table-cell table:formula="of:=IF(ISNUMBER(FIND(&quot;-&quot;; [.H50])); RIGHT([.H50]; LEN([.H50]) - FIND(&quot;-&quot;; [.H50])); &quot;&quot;)">
            <text:p/>
          </table:table-cell>
          <table:table-cell table:formula="of:=IF(ISNUMBER(FIND(&quot;-&quot;; [.I50])); RIGHT([.I50]; LEN([.I50]) - FIND(&quot;-&quot;; [.I50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table:formula="of:=IF(ISNUMBER(FIND(&quot;-&quot;; [.G51])); LEFT([.G51]; FIND(&quot;-&quot;; [.G51]) -1); [.G51])" office:value-type="string" office:string-value="bow" calcext:value-type="string">
            <text:p>bow</text:p>
          </table:table-cell>
          <table:table-cell table:formula="of:=IF(ISNUMBER(FIND(&quot;-&quot;; [.H51])); LEFT([.H51]; FIND(&quot;-&quot;; [.H51]) -1); [.H51])" office:value-type="string" office:string-value="bow" calcext:value-type="string">
            <text:p>bow</text:p>
          </table:table-cell>
          <table:table-cell table:formula="of:=IF(ISNUMBER(FIND(&quot;-&quot;; [.I51])); LEFT([.I51]; FIND(&quot;-&quot;; [.I51]) -1); [.I51])">
            <text:p/>
          </table:table-cell>
          <table:table-cell table:formula="of:=IF(ISNUMBER(FIND(&quot;-&quot;; [.J51])); LEFT([.J51]; FIND(&quot;-&quot;; [.J51]) -1); [.J51])">
            <text:p/>
          </table:table-cell>
          <table:table-cell office:value-type="string" calcext:value-type="string">
            <text:p>bow-bow</text:p>
          </table:table-cell>
          <table:table-cell table:formula="of:=IF(ISNUMBER(FIND(&quot;-&quot;; [.G51])); RIGHT([.G51]; LEN([.G51]) - FIND(&quot;-&quot;; [.G51])); &quot;&quot;)" office:value-type="string" office:string-value="bow" calcext:value-type="string">
            <text:p>bow</text:p>
          </table:table-cell>
          <table:table-cell table:formula="of:=IF(ISNUMBER(FIND(&quot;-&quot;; [.H51])); RIGHT([.H51]; LEN([.H51]) - FIND(&quot;-&quot;; [.H51])); &quot;&quot;)">
            <text:p/>
          </table:table-cell>
          <table:table-cell table:formula="of:=IF(ISNUMBER(FIND(&quot;-&quot;; [.I51])); RIGHT([.I51]; LEN([.I51]) - FIND(&quot;-&quot;; [.I51])); &quot;&quot;)">
            <text:p/>
          </table:table-cell>
          <table:table-cell office:value-type="string" calcext:value-type="string">
            <text:p>xxx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15"/>
          <table:table-cell table:style-name="ce4"/>
        </table:table-row>
        <table:table-row table:style-name="ro1" table:number-rows-repeated="5">
          <table:table-cell table:number-columns-repeated="16"/>
        </table:table-row>
        <table:table-row table:style-name="ro1" table:number-rows-repeated="4">
          <table:table-cell table:number-columns-repeated="15"/>
          <table:table-cell table:style-name="ce4"/>
        </table:table-row>
        <table:table-row table:style-name="ro1" table:number-rows-repeated="4">
          <table:table-cell table:number-columns-repeated="16"/>
        </table:table-row>
        <table:table-row table:style-name="ro1" table:number-rows-repeated="10">
          <table:table-cell table:number-columns-repeated="15"/>
          <table:table-cell table:style-name="ce4"/>
        </table:table-row>
        <table:table-row table:style-name="ro1" table:number-rows-repeated="2">
          <table:table-cell table:number-columns-repeated="16"/>
        </table:table-row>
        <table:table-row table:style-name="ro1" table:number-rows-repeated="4">
          <table:table-cell table:number-columns-repeated="15"/>
          <table:table-cell table:style-name="ce4"/>
        </table:table-row>
        <table:table-row table:style-name="ro1">
          <table:table-cell table:number-columns-repeated="16"/>
        </table:table-row>
        <table:table-row table:style-name="ro1" table:number-rows-repeated="3">
          <table:table-cell table:number-columns-repeated="15"/>
          <table:table-cell table:style-name="ce4"/>
        </table:table-row>
        <table:table-row table:style-name="ro1" table:number-rows-repeated="104849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lan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dné</text:p>
          </table:table-cell>
          <table:table-cell/>
          <table:table-cell office:value-type="string" calcext:value-type="string">
            <text:p>Bodné</text:p>
          </table:table-cell>
          <table:table-cell office:value-type="string" calcext:value-type="string">
            <text:p>Zvěř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rtivé</text:p>
          </table:table-cell>
          <table:table-cell office:value-type="string" calcext:value-type="string">
            <text:p>Nemrtví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ádné</text:p>
          </table:table-cell>
          <table:table-cell/>
          <table:table-cell office:value-type="string" calcext:value-type="string">
            <text:p>Palné</text:p>
          </table:table-cell>
          <table:table-cell office:value-type="string" calcext:value-type="string">
            <text:p>Démon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čné</text:p>
          </table:table-cell>
          <table:table-cell/>
          <table:table-cell office:value-type="string" calcext:value-type="string">
            <text:p>Sečné</text:p>
          </table:table-cell>
          <table:table-cell office:value-type="string" calcext:value-type="string">
            <text:p>Lidé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Co obsahuje karta? Druh, Barvu, Ikonku, Ico Kategorie, Spec. effek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zlozeni – ICO uprostred, Nahore: Bodna, Na monstrum (Zluta), Dole doprovodny tex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dna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Kat ICO</text:p>
          </table:table-cell>
          <table:table-cell office:value-type="string" calcext:value-type="string">
            <text:p>Zbran zahod ale obluda zustava</text:p>
          </table:table-cell>
          <table:table-cell table:number-columns-repeated="2"/>
        </table:table-row>
      </table:table>
      <table:table table:name="tasks2" table:style-name="ta1"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zvirat</text:p>
          </table:table-cell>
          <table:table-cell office:value-type="string" calcext:value-type="string">
            <text:p>Kral lovu</text:p>
          </table:table-cell>
          <table:table-cell office:value-type="string" calcext:value-type="string">
            <text:p><text:span text:style-name="T1">animal</text:span>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nemrtvych</text:p>
          </table:table-cell>
          <table:table-cell office:value-type="string" calcext:value-type="string">
            <text:p>Zhouba nemrtvych</text:p>
          </table:table-cell>
          <table:table-cell office:value-type="string" calcext:value-type="string">
            <text:p><text:span text:style-name="T1">undead</text:span>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lidi</text:p>
          </table:table-cell>
          <table:table-cell office:value-type="string" calcext:value-type="string">
            <text:p>Lovec carodeju</text:p>
          </table:table-cell>
          <table:table-cell office:value-type="string" calcext:value-type="string">
            <text:p><text:span text:style-name="T1">human</text:span>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 trofeje 2 demonu</text:p>
          </table:table-cell>
          <table:table-cell office:value-type="string" calcext:value-type="string">
            <text:p>Zaklinac demonu</text:p>
          </table:table-cell>
          <table:table-cell office:value-type="string" calcext:value-type="string">
            <text:p>daemon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Mej_trofeje ale_ne demona</text:p>
          </table:table-cell>
          <table:table-cell office:value-type="string" calcext:value-type="string">
            <text:p>Strazce brany</text:p>
          </table:table-cell>
          <table:table-cell office:value-type="string" calcext:value-type="string">
            <text:p>animal-undead-human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Mej_trofeje ale_ne</text:span> zvire</text:p>
          </table:table-cell>
          <table:table-cell office:value-type="string" calcext:value-type="string">
            <text:p>Ochrance zvirat</text:p>
          </table:table-cell>
          <table:table-cell office:value-type="string" calcext:value-type="string">
            <text:p>undead-human-daemon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Mej_trofeje ale_ne</text:span> nemrtve</text:p>
          </table:table-cell>
          <table:table-cell office:value-type="string" calcext:value-type="string">
            <text:p>Pruvodce minulosti</text:p>
          </table:table-cell>
          <table:table-cell office:value-type="string" calcext:value-type="string">
            <text:p>human-daemon-animal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Mej_trofeje ale_ne</text:span> cloveka</text:p>
          </table:table-cell>
          <table:table-cell office:value-type="string" calcext:value-type="string">
            <text:p>Lidovy hrdina</text:p>
          </table:table-cell>
          <table:table-cell office:value-type="string" calcext:value-type="string">
            <text:p>daemon-animal-undead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zviraty</text:p>
          </table:table-cell>
          <table:table-cell office:value-type="string" calcext:value-type="string">
            <text:p>Alfa cele smecky</text:p>
          </table:table-cell>
          <table:table-cell office:value-type="string" calcext:value-type="string">
            <text:p>animal-you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nemrtvymi</text:p>
          </table:table-cell>
          <table:table-cell office:value-type="string" calcext:value-type="string">
            <text:p>Plenitel nemrtvych</text:p>
          </table:table-cell>
          <table:table-cell office:value-type="string" calcext:value-type="string">
            <text:p>undead-you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lidmi</text:p>
          </table:table-cell>
          <table:table-cell office:value-type="string" calcext:value-type="string">
            <text:p>Krotitel magie</text:p>
          </table:table-cell>
          <table:table-cell office:value-type="string" calcext:value-type="string">
            <text:p>human-you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2 demony</text:p>
          </table:table-cell>
          <table:table-cell office:value-type="string" calcext:value-type="string">
            <text:p>Vudce tlupy</text:p>
          </table:table-cell>
          <table:table-cell office:value-type="string" calcext:value-type="string">
            <text:p>daemon-you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zvirat</text:p>
          </table:table-cell>
          <table:table-cell office:value-type="string" calcext:value-type="string">
            <text:p>Drakobijec</text:p>
          </table:table-cell>
          <table:table-cell office:value-type="string" calcext:value-type="string">
            <text:p>you-animal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nemrtvych</text:p>
          </table:table-cell>
          <table:table-cell office:value-type="string" calcext:value-type="string">
            <text:p>Pokoritel licha</text:p>
          </table:table-cell>
          <table:table-cell office:value-type="string" calcext:value-type="string">
            <text:p>you-undead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lidi</text:p>
          </table:table-cell>
          <table:table-cell office:value-type="string" calcext:value-type="string">
            <text:p>Kat carodeje</text:p>
          </table:table-cell>
          <table:table-cell office:value-type="string" calcext:value-type="string">
            <text:p>you-human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v rade dvou demonu</text:p>
          </table:table-cell>
          <table:table-cell office:value-type="string" calcext:value-type="string">
            <text:p>Vyzyvatel balroga</text:p>
          </table:table-cell>
          <table:table-cell office:value-type="string" calcext:value-type="string">
            <text:p>you-daemon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taborem a zviretem</text:p>
          </table:table-cell>
          <table:table-cell office:value-type="string" calcext:value-type="string">
            <text:p>Zapuditel smecky</text:p>
          </table:table-cell>
          <table:table-cell office:value-type="string" calcext:value-type="string">
            <text:p>camp-you-animal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Stuj mezi taborem a nemrtvym</text:p>
          </table:table-cell>
          <table:table-cell office:value-type="string" calcext:value-type="string">
            <text:p>Ten co cistil hroby</text:p>
          </table:table-cell>
          <table:table-cell office:value-type="string" calcext:value-type="string">
            <text:p>camp-you-undead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Stuj mezi taborem</text:span> a lidmi</text:p>
          </table:table-cell>
          <table:table-cell office:value-type="string" calcext:value-type="string">
            <text:p>Zed cerne magie</text:p>
          </table:table-cell>
          <table:table-cell office:value-type="string" calcext:value-type="string">
            <text:p>camp-you-human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<text:span text:style-name="T1">Stuj mezi taborem</text:span> a demonem</text:p>
          </table:table-cell>
          <table:table-cell office:value-type="string" calcext:value-type="string">
            <text:p>Ten co zavrel branu</text:p>
          </table:table-cell>
          <table:table-cell office:value-type="string" calcext:value-type="string">
            <text:p>camp-you-daemon</text:p>
          </table:table-cell>
          <table:table-cell office:value-type="string" calcext:value-type="string">
            <text:p>Dem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zvire ke skale</text:p>
          </table:table-cell>
          <table:table-cell office:value-type="string" calcext:value-type="string">
            <text:p>Stvac koristi</text:p>
          </table:table-cell>
          <table:table-cell office:value-type="string" calcext:value-type="string">
            <text:p>you-animal-rock</text:p>
          </table:table-cell>
          <table:table-cell office:value-type="string" calcext:value-type="string">
            <text:p>Zvire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nemrtve ke skale</text:p>
          </table:table-cell>
          <table:table-cell office:value-type="string" calcext:value-type="string">
            <text:p>Zapuditel nemrtvych</text:p>
          </table:table-cell>
          <table:table-cell office:value-type="string" calcext:value-type="string">
            <text:p>you-undead-rock</text:p>
          </table:table-cell>
          <table:table-cell office:value-type="string" calcext:value-type="string">
            <text:p>Nemrtvy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cloveka ke skale</text:p>
          </table:table-cell>
          <table:table-cell office:value-type="string" calcext:value-type="string">
            <text:p>Lovec odmen</text:p>
          </table:table-cell>
          <table:table-cell office:value-type="string" calcext:value-type="string">
            <text:p>you-human-rock</text:p>
          </table:table-cell>
          <table:table-cell office:value-type="string" calcext:value-type="string">
            <text:p>Clovek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Zazen demona ke skale</text:p>
          </table:table-cell>
          <table:table-cell office:value-type="string" calcext:value-type="string">
            <text:p>Vymitac demonu</text:p>
          </table:table-cell>
          <table:table-cell office:value-type="string" calcext:value-type="string">
            <text:p>you-daemon-rock</text:p>
          </table:table-cell>
          <table:table-cell office:value-type="string" calcext:value-type="string">
            <text:p>Demon</text:p>
          </table:table-cell>
        </table:table-row>
      </table:table>
      <table:table table:name="Wpn stats" table:style-name="ta1">
        <table:table-column table:style-name="co1" table:number-columns-repeated="9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is Lu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72]" office:value-type="string" office:string-value="Palice" calcext:value-type="string">
            <text:p>Palice</text:p>
          </table:table-cell>
          <table:table-cell/>
          <table:table-cell table:formula="of:=IF([.D7]=&quot;Luk&quot;; [.C7]; 0)" office:value-type="float" office:value="0" calcext:value-type="float">
            <text:p>0</text:p>
          </table:table-cell>
          <table:table-cell table:formula="of:=IF([.D7]=&quot;Bomba&quot;;[.C7]; 0)" office:value-type="float" office:value="0" calcext:value-type="float">
            <text:p>0</text:p>
          </table:table-cell>
          <table:table-cell/>
          <table:table-cell table:formula="of:=IF([.E7]=&quot;&quot;;0; [.C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73]" office:value-type="string" office:string-value="Mec" calcext:value-type="string">
            <text:p>Mec</text:p>
          </table:table-cell>
          <table:table-cell/>
          <table:table-cell table:formula="of:=IF([.D8]=&quot;Luk&quot;; [.C8]; 0)" office:value-type="float" office:value="0" calcext:value-type="float">
            <text:p>0</text:p>
          </table:table-cell>
          <table:table-cell table:formula="of:=IF([.D8]=&quot;Bomba&quot;;[.C8]; 0)" office:value-type="float" office:value="0" calcext:value-type="float">
            <text:p>0</text:p>
          </table:table-cell>
          <table:table-cell/>
          <table:table-cell table:formula="of:=IF([.E8]=&quot;&quot;;0; [.C8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74]" office:value-type="string" office:string-value="Kopi" calcext:value-type="string">
            <text:p>Kopi</text:p>
          </table:table-cell>
          <table:table-cell/>
          <table:table-cell table:formula="of:=IF([.D9]=&quot;Luk&quot;; [.C9]; 0)" office:value-type="float" office:value="0" calcext:value-type="float">
            <text:p>0</text:p>
          </table:table-cell>
          <table:table-cell table:formula="of:=IF([.D9]=&quot;Bomba&quot;;[.C9]; 0)" office:value-type="float" office:value="0" calcext:value-type="float">
            <text:p>0</text:p>
          </table:table-cell>
          <table:table-cell/>
          <table:table-cell table:formula="of:=IF([.E9]=&quot;&quot;;0; [.C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75]" office:value-type="string" office:string-value="Bomba" calcext:value-type="string">
            <text:p>Bomba</text:p>
          </table:table-cell>
          <table:table-cell/>
          <table:table-cell table:formula="of:=IF([.D10]=&quot;Luk&quot;; [.C10]; 0)" office:value-type="float" office:value="0" calcext:value-type="float">
            <text:p>0</text:p>
          </table:table-cell>
          <table:table-cell table:formula="of:=IF([.D10]=&quot;Bomba&quot;;[.C10]; 0)" office:value-type="float" office:value="1" calcext:value-type="float">
            <text:p>1</text:p>
          </table:table-cell>
          <table:table-cell/>
          <table:table-cell table:formula="of:=IF([.E10]=&quot;&quot;;0; [.C10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76]" office:value-type="string" office:string-value="Bomba" calcext:value-type="string">
            <text:p>Bomba</text:p>
          </table:table-cell>
          <table:table-cell/>
          <table:table-cell table:formula="of:=IF([.D11]=&quot;Luk&quot;; [.C11]; 0)" office:value-type="float" office:value="0" calcext:value-type="float">
            <text:p>0</text:p>
          </table:table-cell>
          <table:table-cell table:formula="of:=IF([.D11]=&quot;Bomba&quot;;[.C11]; 0)" office:value-type="float" office:value="1" calcext:value-type="float">
            <text:p>1</text:p>
          </table:table-cell>
          <table:table-cell/>
          <table:table-cell table:formula="of:=IF([.E11]=&quot;&quot;;0; [.C1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$weapons2.$I$77]" office:value-type="string" office:string-value="Luk" calcext:value-type="string">
            <text:p>Luk</text:p>
          </table:table-cell>
          <table:table-cell table:formula="of:=[$weapons2.$L$77]" office:value-type="string" office:string-value="Tvrzena" calcext:value-type="string">
            <text:p>Tvrzena</text:p>
          </table:table-cell>
          <table:table-cell table:formula="of:=IF([.D12]=&quot;Luk&quot;; [.C12]; 0)" office:value-type="float" office:value="2" calcext:value-type="float">
            <text:p>2</text:p>
          </table:table-cell>
          <table:table-cell table:formula="of:=IF([.D12]=&quot;Bomba&quot;;[.C12]; 0)" office:value-type="float" office:value="0" calcext:value-type="float">
            <text:p>0</text:p>
          </table:table-cell>
          <table:table-cell/>
          <table:table-cell table:formula="of:=IF([.E12]=&quot;&quot;;0; [.C12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$weapons2.$I$78]" office:value-type="string" office:string-value="Luk" calcext:value-type="string">
            <text:p>Luk</text:p>
          </table:table-cell>
          <table:table-cell table:formula="of:=[$weapons2.$L$78]" office:value-type="string" office:string-value="Teleport" calcext:value-type="string">
            <text:p>Teleport</text:p>
          </table:table-cell>
          <table:table-cell table:formula="of:=IF([.D13]=&quot;Luk&quot;; [.C13]; 0)" office:value-type="float" office:value="2" calcext:value-type="float">
            <text:p>2</text:p>
          </table:table-cell>
          <table:table-cell table:formula="of:=IF([.D13]=&quot;Bomba&quot;;[.C13]; 0)" office:value-type="float" office:value="0" calcext:value-type="float">
            <text:p>0</text:p>
          </table:table-cell>
          <table:table-cell/>
          <table:table-cell table:formula="of:=IF([.E13]=&quot;&quot;;0; [.C13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$weapons2.$I$79]" office:value-type="string" office:string-value="Luk" calcext:value-type="string">
            <text:p>Luk</text:p>
          </table:table-cell>
          <table:table-cell table:formula="of:=[$weapons2.$L$79]" office:value-type="string" office:string-value="Vabnicka" calcext:value-type="string">
            <text:p>Vabnicka</text:p>
          </table:table-cell>
          <table:table-cell table:formula="of:=IF([.D14]=&quot;Luk&quot;; [.C14]; 0)" office:value-type="float" office:value="2" calcext:value-type="float">
            <text:p>2</text:p>
          </table:table-cell>
          <table:table-cell table:formula="of:=IF([.D14]=&quot;Bomba&quot;;[.C14]; 0)" office:value-type="float" office:value="0" calcext:value-type="float">
            <text:p>0</text:p>
          </table:table-cell>
          <table:table-cell/>
          <table:table-cell table:formula="of:=IF([.E14]=&quot;&quot;;0; [.C14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$weapons2.$I$80]" office:value-type="string" office:string-value="Luk" calcext:value-type="string">
            <text:p>Luk</text:p>
          </table:table-cell>
          <table:table-cell table:formula="of:=[$weapons2.$L$80]" office:value-type="string" office:string-value="Berserk" calcext:value-type="string">
            <text:p>Berserk</text:p>
          </table:table-cell>
          <table:table-cell table:formula="of:=IF([.D15]=&quot;Luk&quot;; [.C15]; 0)" office:value-type="float" office:value="2" calcext:value-type="float">
            <text:p>2</text:p>
          </table:table-cell>
          <table:table-cell table:formula="of:=IF([.D15]=&quot;Bomba&quot;;[.C15]; 0)" office:value-type="float" office:value="0" calcext:value-type="float">
            <text:p>0</text:p>
          </table:table-cell>
          <table:table-cell/>
          <table:table-cell table:formula="of:=IF([.E15]=&quot;&quot;;0; [.C15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81]" office:value-type="string" office:string-value="Luk" calcext:value-type="string">
            <text:p>Luk</text:p>
          </table:table-cell>
          <table:table-cell/>
          <table:table-cell table:formula="of:=IF([.D16]=&quot;Luk&quot;; [.C16]; 0)" office:value-type="float" office:value="1" calcext:value-type="float">
            <text:p>1</text:p>
          </table:table-cell>
          <table:table-cell table:formula="of:=IF([.D16]=&quot;Bomba&quot;;[.C16]; 0)" office:value-type="float" office:value="0" calcext:value-type="float">
            <text:p>0</text:p>
          </table:table-cell>
          <table:table-cell/>
          <table:table-cell table:formula="of:=IF([.E16]=&quot;&quot;;0; [.C1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82]" office:value-type="string" office:string-value="Luk" calcext:value-type="string">
            <text:p>Luk</text:p>
          </table:table-cell>
          <table:table-cell/>
          <table:table-cell table:formula="of:=IF([.D17]=&quot;Luk&quot;; [.C17]; 0)" office:value-type="float" office:value="1" calcext:value-type="float">
            <text:p>1</text:p>
          </table:table-cell>
          <table:table-cell table:formula="of:=IF([.D17]=&quot;Bomba&quot;;[.C17]; 0)" office:value-type="float" office:value="0" calcext:value-type="float">
            <text:p>0</text:p>
          </table:table-cell>
          <table:table-cell/>
          <table:table-cell table:formula="of:=IF([.E17]=&quot;&quot;;0; [.C1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83]" office:value-type="string" office:string-value="Luk" calcext:value-type="string">
            <text:p>Luk</text:p>
          </table:table-cell>
          <table:table-cell/>
          <table:table-cell table:formula="of:=IF([.D18]=&quot;Luk&quot;; [.C18]; 0)" office:value-type="float" office:value="1" calcext:value-type="float">
            <text:p>1</text:p>
          </table:table-cell>
          <table:table-cell table:formula="of:=IF([.D18]=&quot;Bomba&quot;;[.C18]; 0)" office:value-type="float" office:value="0" calcext:value-type="float">
            <text:p>0</text:p>
          </table:table-cell>
          <table:table-cell/>
          <table:table-cell table:formula="of:=IF([.E18]=&quot;&quot;;0; [.C18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84]" office:value-type="string" office:string-value="Luk" calcext:value-type="string">
            <text:p>Luk</text:p>
          </table:table-cell>
          <table:table-cell/>
          <table:table-cell table:formula="of:=IF([.D19]=&quot;Luk&quot;; [.C19]; 0)" office:value-type="float" office:value="1" calcext:value-type="float">
            <text:p>1</text:p>
          </table:table-cell>
          <table:table-cell table:formula="of:=IF([.D19]=&quot;Bomba&quot;;[.C19]; 0)" office:value-type="float" office:value="0" calcext:value-type="float">
            <text:p>0</text:p>
          </table:table-cell>
          <table:table-cell/>
          <table:table-cell table:formula="of:=IF([.E19]=&quot;&quot;;0; [.C1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$weapons2.$I$85]" office:value-type="string" office:string-value="Luk" calcext:value-type="string">
            <text:p>Luk</text:p>
          </table:table-cell>
          <table:table-cell/>
          <table:table-cell table:formula="of:=IF([.D20]=&quot;Luk&quot;; [.C20]; 0)" office:value-type="float" office:value="1" calcext:value-type="float">
            <text:p>1</text:p>
          </table:table-cell>
          <table:table-cell table:formula="of:=IF([.D20]=&quot;Bomba&quot;;[.C20]; 0)" office:value-type="float" office:value="0" calcext:value-type="float">
            <text:p>0</text:p>
          </table:table-cell>
          <table:table-cell/>
          <table:table-cell table:formula="of:=IF([.E20]=&quot;&quot;;0; [.C20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$weapons2.$I$86]" office:value-type="string" office:string-value="Luk" calcext:value-type="string">
            <text:p>Luk</text:p>
          </table:table-cell>
          <table:table-cell table:formula="of:=[$weapons2.$L$86]" office:value-type="string" office:string-value="Kradez" calcext:value-type="string">
            <text:p>Kradez</text:p>
          </table:table-cell>
          <table:table-cell table:formula="of:=IF([.D21]=&quot;Luk&quot;; [.C21]; 0)" office:value-type="float" office:value="2" calcext:value-type="float">
            <text:p>2</text:p>
          </table:table-cell>
          <table:table-cell table:formula="of:=IF([.D21]=&quot;Bomba&quot;;[.C21]; 0)" office:value-type="float" office:value="0" calcext:value-type="float">
            <text:p>0</text:p>
          </table:table-cell>
          <table:table-cell/>
          <table:table-cell table:formula="of:=IF([.E21]=&quot;&quot;;0; [.C21])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formula="of:=SUM([.C7:.C21])" office:value-type="float" office:value="20" calcext:value-type="float">
            <text:p>20</text:p>
          </table:table-cell>
          <table:table-cell table:number-columns-repeated="2"/>
          <table:table-cell table:formula="of:=SUM([.F7:.F21])" office:value-type="float" office:value="15" calcext:value-type="float">
            <text:p>15</text:p>
          </table:table-cell>
          <table:table-cell table:formula="of:=SUM([.G7:.G21])" office:value-type="float" office:value="2" calcext:value-type="float">
            <text:p>2</text:p>
          </table:table-cell>
          <table:table-cell table:formula="of:=[.C22]-[.F22]-[.G22]" office:value-type="float" office:value="3" calcext:value-type="float">
            <text:p>3</text:p>
          </table:table-cell>
          <table:table-cell table:formula="of:=SUM([.I7:.I21])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Total</text:p>
          </table:table-cell>
          <table:table-cell table:style-name="ce9" table:number-columns-repeated="2"/>
          <table:table-cell table:style-name="ce9" office:value-type="string" calcext:value-type="string">
            <text:p>Bows</text:p>
          </table:table-cell>
          <table:table-cell table:style-name="ce9" office:value-type="string" calcext:value-type="string">
            <text:p>Bombs</text:p>
          </table:table-cell>
          <table:table-cell table:style-name="ce9" office:value-type="string" calcext:value-type="string">
            <text:p>Not Bows</text:p>
          </table:table-cell>
          <table:table-cell table:style-name="ce9" office:value-type="string" calcext:value-type="string">
            <text:p>Magic</text:p>
          </table:table-cell>
        </table:table-row>
        <table:table-row table:style-name="ro1">
          <table:table-cell table:number-columns-repeated="2"/>
          <table:table-cell table:style-name="ce10" table:formula="of:=[.C22]" office:value-type="float" office:value="20" calcext:value-type="float">
            <text:p>20</text:p>
          </table:table-cell>
          <table:table-cell table:style-name="ce10" table:number-columns-repeated="2"/>
          <table:table-cell table:style-name="ce12" table:formula="of:=[.F22]/[.$C22]" office:value-type="percentage" office:value="0.75" calcext:value-type="percentage">
            <text:p>75%</text:p>
          </table:table-cell>
          <table:table-cell table:style-name="ce12" table:formula="of:=[.G22]/[.$C22]" office:value-type="percentage" office:value="0.1" calcext:value-type="percentage">
            <text:p>10%</text:p>
          </table:table-cell>
          <table:table-cell table:style-name="ce12" table:formula="of:=[.H22]/[.$C22]" office:value-type="percentage" office:value="0.15" calcext:value-type="percentage">
            <text:p>15%</text:p>
          </table:table-cell>
          <table:table-cell table:style-name="ce12" table:formula="of:=[.I22]/[.$C22]" office:value-type="percentage" office:value="0.5" calcext:value-type="percentage">
            <text:p>50%</text:p>
          </table:table-cell>
        </table:table-row>
      </table:table>
      <table:table table:name="weapons2" table:style-name="ta1">
        <table:table-column table:style-name="co1" table:number-columns-repeated="2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" table:number-columns-repeated="4" table:default-cell-style-name="ce4"/>
        <table:table-column table:style-name="co12" table:number-columns-repeated="3" table:default-cell-style-name="ce4"/>
        <table:table-column table:style-name="co13" table:default-cell-style-name="ce4"/>
        <table:table-column table:style-name="co1" table:default-cell-style-name="ce4"/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tty</text:p>
          </table:table-cell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/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animal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undead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daemon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human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sechn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kdokoli</text:p>
          </table:table-cell>
          <table:table-cell office:value-type="string" calcext:value-type="string">
            <text:p>any</text:p>
          </table:table-cell>
          <table:table-cell table:number-columns-repeated="3"/>
          <table:table-cell office:value-type="string" calcext:value-type="string">
            <text:p>---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12])" office:value-type="string" office:string-value="Nemrtvy" calcext:value-type="string">
            <text:p>Nemrtvy</text:p>
          </table:table-cell>
          <table:table-cell table:formula="of:=INDIRECT(&quot;H&quot; &amp; [.$F12])" office:value-type="string" office:string-value="undead" calcext:value-type="string">
            <text:p>undead</text:p>
          </table:table-cell>
          <table:table-cell table:formula="of:=INDIRECT(&quot;I&quot; &amp; [.$F12])" office:value-type="string" office:string-value="Palice" calcext:value-type="string">
            <text:p>Palice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Drtic Bouri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13])" office:value-type="string" office:string-value="Clovek" calcext:value-type="string">
            <text:p>Clovek</text:p>
          </table:table-cell>
          <table:table-cell table:formula="of:=INDIRECT(&quot;H&quot; &amp; [.$F13])" office:value-type="string" office:string-value="human" calcext:value-type="string">
            <text:p>human</text:p>
          </table:table-cell>
          <table:table-cell table:formula="of:=INDIRECT(&quot;I&quot; &amp; [.$F13])" office:value-type="string" office:string-value="Mec" calcext:value-type="string">
            <text:p>Mec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Krvavy Trn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14])" office:value-type="string" office:string-value="Demon" calcext:value-type="string">
            <text:p>Demon</text:p>
          </table:table-cell>
          <table:table-cell table:formula="of:=INDIRECT(&quot;H&quot; &amp; [.$F14])" office:value-type="string" office:string-value="daemon" calcext:value-type="string">
            <text:p>daemon</text:p>
          </table:table-cell>
          <table:table-cell table:formula="of:=INDIRECT(&quot;I&quot; &amp; [.$F14])" office:value-type="string" office:string-value="Luk" calcext:value-type="string">
            <text:p>Luk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eni kopi</text:p>
          </table:table-cell>
          <table:table-cell office:value-type="string" calcext:value-type="string">
            <text:p>Okraj Boure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5])" office:value-type="string" office:string-value="Vsechny" calcext:value-type="string">
            <text:p>Vsechny</text:p>
          </table:table-cell>
          <table:table-cell table:formula="of:=INDIRECT(&quot;H&quot; &amp; [.$F15])" office:value-type="string" office:string-value="any" calcext:value-type="string">
            <text:p>any</text:p>
          </table:table-cell>
          <table:table-cell table:formula="of:=INDIRECT(&quot;I&quot; &amp; [.$F15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Hvezdny Ohen</text:p>
          </table:table-cell>
          <table:table-cell office:value-type="string" calcext:value-type="string">
            <text:p>bomb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6])" office:value-type="string" office:string-value="Vsechny" calcext:value-type="string">
            <text:p>Vsechny</text:p>
          </table:table-cell>
          <table:table-cell table:formula="of:=INDIRECT(&quot;H&quot; &amp; [.$F16])" office:value-type="string" office:string-value="any" calcext:value-type="string">
            <text:p>any</text:p>
          </table:table-cell>
          <table:table-cell table:formula="of:=INDIRECT(&quot;I&quot; &amp; [.$F16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Strep Beznadeje</text:p>
          </table:table-cell>
          <table:table-cell office:value-type="string" calcext:value-type="string">
            <text:p>bomb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7])" office:value-type="string" office:string-value="Zvire" calcext:value-type="string">
            <text:p>Zvire</text:p>
          </table:table-cell>
          <table:table-cell table:formula="of:=INDIRECT(&quot;H&quot; &amp; [.$F17])" office:value-type="string" office:string-value="animal" calcext:value-type="string">
            <text:p>animal</text:p>
          </table:table-cell>
          <table:table-cell table:formula="of:=INDIRECT(&quot;I&quot; &amp; [.$F17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Popelovy Tesak</text:p>
          </table:table-cell>
          <table:table-cell office:value-type="string" calcext:value-type="string">
            <text:p>hard-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8])" office:value-type="string" office:string-value="Zvire" calcext:value-type="string">
            <text:p>Zvire</text:p>
          </table:table-cell>
          <table:table-cell table:formula="of:=INDIRECT(&quot;H&quot; &amp; [.$F18])" office:value-type="string" office:string-value="animal" calcext:value-type="string">
            <text:p>animal</text:p>
          </table:table-cell>
          <table:table-cell table:formula="of:=INDIRECT(&quot;I&quot; &amp; [.$F18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Tkalec Stinu</text:p>
          </table:table-cell>
          <table:table-cell office:value-type="string" calcext:value-type="string">
            <text:p>teleport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9])" office:value-type="string" office:string-value="Zvire" calcext:value-type="string">
            <text:p>Zvire</text:p>
          </table:table-cell>
          <table:table-cell table:formula="of:=INDIRECT(&quot;H&quot; &amp; [.$F19])" office:value-type="string" office:string-value="animal" calcext:value-type="string">
            <text:p>animal</text:p>
          </table:table-cell>
          <table:table-cell table:formula="of:=INDIRECT(&quot;I&quot; &amp; [.$F19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Volac Prazdnoty</text:p>
          </table:table-cell>
          <table:table-cell office:value-type="string" calcext:value-type="string">
            <text:p>call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0])" office:value-type="string" office:string-value="Zvire" calcext:value-type="string">
            <text:p>Zvire</text:p>
          </table:table-cell>
          <table:table-cell table:formula="of:=INDIRECT(&quot;H&quot; &amp; [.$F20])" office:value-type="string" office:string-value="animal" calcext:value-type="string">
            <text:p>animal</text:p>
          </table:table-cell>
          <table:table-cell table:formula="of:=INDIRECT(&quot;I&quot; &amp; [.$F20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Krystalovy Hrot</text:p>
          </table:table-cell>
          <table:table-cell office:value-type="string" calcext:value-type="string">
            <text:p>berserk-spear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1])" office:value-type="string" office:string-value="Zvire" calcext:value-type="string">
            <text:p>Zvire</text:p>
          </table:table-cell>
          <table:table-cell table:formula="of:=INDIRECT(&quot;H&quot; &amp; [.$F21])" office:value-type="string" office:string-value="animal" calcext:value-type="string">
            <text:p>animal</text:p>
          </table:table-cell>
          <table:table-cell table:formula="of:=INDIRECT(&quot;I&quot; &amp; [.$F21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Kopi Hruzy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2])" office:value-type="string" office:string-value="Zvire" calcext:value-type="string">
            <text:p>Zvire</text:p>
          </table:table-cell>
          <table:table-cell table:formula="of:=INDIRECT(&quot;H&quot; &amp; [.$F22])" office:value-type="string" office:string-value="animal" calcext:value-type="string">
            <text:p>animal</text:p>
          </table:table-cell>
          <table:table-cell table:formula="of:=INDIRECT(&quot;I&quot; &amp; [.$F22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Hromobijec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3])" office:value-type="string" office:string-value="Zvire" calcext:value-type="string">
            <text:p>Zvire</text:p>
          </table:table-cell>
          <table:table-cell table:formula="of:=INDIRECT(&quot;H&quot; &amp; [.$F23])" office:value-type="string" office:string-value="animal" calcext:value-type="string">
            <text:p>animal</text:p>
          </table:table-cell>
          <table:table-cell table:formula="of:=INDIRECT(&quot;I&quot; &amp; [.$F23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Mesicni Zare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4])" office:value-type="string" office:string-value="Zvire" calcext:value-type="string">
            <text:p>Zvire</text:p>
          </table:table-cell>
          <table:table-cell table:formula="of:=INDIRECT(&quot;H&quot; &amp; [.$F24])" office:value-type="string" office:string-value="animal" calcext:value-type="string">
            <text:p>animal</text:p>
          </table:table-cell>
          <table:table-cell table:formula="of:=INDIRECT(&quot;I&quot; &amp; [.$F24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Naseptavac Trnu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5])" office:value-type="string" office:string-value="Zvire" calcext:value-type="string">
            <text:p>Zvire</text:p>
          </table:table-cell>
          <table:table-cell table:formula="of:=INDIRECT(&quot;H&quot; &amp; [.$F25])" office:value-type="string" office:string-value="animal" calcext:value-type="string">
            <text:p>animal</text:p>
          </table:table-cell>
          <table:table-cell table:formula="of:=INDIRECT(&quot;I&quot; &amp; [.$F25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ostrej klacek</text:p>
          </table:table-cell>
          <table:table-cell office:value-type="string" calcext:value-type="string">
            <text:p>Reravy Spar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6])" office:value-type="string" office:string-value="Zvire" calcext:value-type="string">
            <text:p>Zvire</text:p>
          </table:table-cell>
          <table:table-cell table:formula="of:=INDIRECT(&quot;H&quot; &amp; [.$F26])" office:value-type="string" office:string-value="animal" calcext:value-type="string">
            <text:p>animal</text:p>
          </table:table-cell>
          <table:table-cell table:formula="of:=INDIRECT(&quot;I&quot; &amp; [.$F26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Pisen Noci</text:p>
          </table:table-cell>
          <table:table-cell office:value-type="string" calcext:value-type="string">
            <text:p>steal-spea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32])" office:value-type="string" office:string-value="Zvire" calcext:value-type="string">
            <text:p>Zvire</text:p>
          </table:table-cell>
          <table:table-cell table:formula="of:=INDIRECT(&quot;H&quot; &amp; [.$F32])" office:value-type="string" office:string-value="animal" calcext:value-type="string">
            <text:p>animal</text:p>
          </table:table-cell>
          <table:table-cell table:formula="of:=INDIRECT(&quot;I&quot; &amp; [.$F32])" office:value-type="string" office:string-value="Kopi" calcext:value-type="string">
            <text:p>Kopi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Ostep Ozveny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33])" office:value-type="string" office:string-value="Clovek" calcext:value-type="string">
            <text:p>Clovek</text:p>
          </table:table-cell>
          <table:table-cell table:formula="of:=INDIRECT(&quot;H&quot; &amp; [.$F33])" office:value-type="string" office:string-value="human" calcext:value-type="string">
            <text:p>human</text:p>
          </table:table-cell>
          <table:table-cell table:formula="of:=INDIRECT(&quot;I&quot; &amp; [.$F33])" office:value-type="string" office:string-value="Mec" calcext:value-type="string">
            <text:p>Mec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Probleskujici Cepel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34])" office:value-type="string" office:string-value="Demon" calcext:value-type="string">
            <text:p>Demon</text:p>
          </table:table-cell>
          <table:table-cell table:formula="of:=INDIRECT(&quot;H&quot; &amp; [.$F34])" office:value-type="string" office:string-value="daemon" calcext:value-type="string">
            <text:p>daemon</text:p>
          </table:table-cell>
          <table:table-cell table:formula="of:=INDIRECT(&quot;I&quot; &amp; [.$F34])" office:value-type="string" office:string-value="Luk" calcext:value-type="string">
            <text:p>Luk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neni kladivo</text:p>
          </table:table-cell>
          <table:table-cell office:value-type="string" calcext:value-type="string">
            <text:p>Hadi Zub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5])" office:value-type="string" office:string-value="Vsechny" calcext:value-type="string">
            <text:p>Vsechny</text:p>
          </table:table-cell>
          <table:table-cell table:formula="of:=INDIRECT(&quot;H&quot; &amp; [.$F35])" office:value-type="string" office:string-value="any" calcext:value-type="string">
            <text:p>any</text:p>
          </table:table-cell>
          <table:table-cell table:formula="of:=INDIRECT(&quot;I&quot; &amp; [.$F35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Propast Nicoty</text:p>
          </table:table-cell>
          <table:table-cell office:value-type="string" calcext:value-type="string">
            <text:p>bomb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6])" office:value-type="string" office:string-value="Vsechny" calcext:value-type="string">
            <text:p>Vsechny</text:p>
          </table:table-cell>
          <table:table-cell table:formula="of:=INDIRECT(&quot;H&quot; &amp; [.$F36])" office:value-type="string" office:string-value="any" calcext:value-type="string">
            <text:p>any</text:p>
          </table:table-cell>
          <table:table-cell table:formula="of:=INDIRECT(&quot;I&quot; &amp; [.$F36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Zvest Boure</text:p>
          </table:table-cell>
          <table:table-cell office:value-type="string" calcext:value-type="string">
            <text:p>bomb2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7])" office:value-type="string" office:string-value="Nemrtvy" calcext:value-type="string">
            <text:p>Nemrtvy</text:p>
          </table:table-cell>
          <table:table-cell table:formula="of:=INDIRECT(&quot;H&quot; &amp; [.$F37])" office:value-type="string" office:string-value="undead" calcext:value-type="string">
            <text:p>undead</text:p>
          </table:table-cell>
          <table:table-cell table:formula="of:=INDIRECT(&quot;I&quot; &amp; [.$F37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Stinovy Kovar</text:p>
          </table:table-cell>
          <table:table-cell office:value-type="string" calcext:value-type="string">
            <text:p>hard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8])" office:value-type="string" office:string-value="Nemrtvy" calcext:value-type="string">
            <text:p>Nemrtvy</text:p>
          </table:table-cell>
          <table:table-cell table:formula="of:=INDIRECT(&quot;H&quot; &amp; [.$F38])" office:value-type="string" office:string-value="undead" calcext:value-type="string">
            <text:p>undead</text:p>
          </table:table-cell>
          <table:table-cell table:formula="of:=INDIRECT(&quot;I&quot; &amp; [.$F38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Lamac Reality</text:p>
          </table:table-cell>
          <table:table-cell office:value-type="string" calcext:value-type="string">
            <text:p>teleport-hammer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9])" office:value-type="string" office:string-value="Nemrtvy" calcext:value-type="string">
            <text:p>Nemrtvy</text:p>
          </table:table-cell>
          <table:table-cell table:formula="of:=INDIRECT(&quot;H&quot; &amp; [.$F39])" office:value-type="string" office:string-value="undead" calcext:value-type="string">
            <text:p>undead</text:p>
          </table:table-cell>
          <table:table-cell table:formula="of:=INDIRECT(&quot;I&quot; &amp; [.$F39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Planouci Led</text:p>
          </table:table-cell>
          <table:table-cell office:value-type="string" calcext:value-type="string">
            <text:p>call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0])" office:value-type="string" office:string-value="Nemrtvy" calcext:value-type="string">
            <text:p>Nemrtvy</text:p>
          </table:table-cell>
          <table:table-cell table:formula="of:=INDIRECT(&quot;H&quot; &amp; [.$F40])" office:value-type="string" office:string-value="undead" calcext:value-type="string">
            <text:p>undead</text:p>
          </table:table-cell>
          <table:table-cell table:formula="of:=INDIRECT(&quot;I&quot; &amp; [.$F40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Zhavy Zavoj</text:p>
          </table:table-cell>
          <table:table-cell office:value-type="string" calcext:value-type="string">
            <text:p>berserk-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1])" office:value-type="string" office:string-value="Nemrtvy" calcext:value-type="string">
            <text:p>Nemrtvy</text:p>
          </table:table-cell>
          <table:table-cell table:formula="of:=INDIRECT(&quot;H&quot; &amp; [.$F41])" office:value-type="string" office:string-value="undead" calcext:value-type="string">
            <text:p>undead</text:p>
          </table:table-cell>
          <table:table-cell table:formula="of:=INDIRECT(&quot;I&quot; &amp; [.$F41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Nebesky Palcat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2])" office:value-type="string" office:string-value="Nemrtvy" calcext:value-type="string">
            <text:p>Nemrtvy</text:p>
          </table:table-cell>
          <table:table-cell table:formula="of:=INDIRECT(&quot;H&quot; &amp; [.$F42])" office:value-type="string" office:string-value="undead" calcext:value-type="string">
            <text:p>undead</text:p>
          </table:table-cell>
          <table:table-cell table:formula="of:=INDIRECT(&quot;I&quot; &amp; [.$F42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Pulnocni Stin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3])" office:value-type="string" office:string-value="Nemrtvy" calcext:value-type="string">
            <text:p>Nemrtvy</text:p>
          </table:table-cell>
          <table:table-cell table:formula="of:=INDIRECT(&quot;H&quot; &amp; [.$F43])" office:value-type="string" office:string-value="undead" calcext:value-type="string">
            <text:p>undead</text:p>
          </table:table-cell>
          <table:table-cell table:formula="of:=INDIRECT(&quot;I&quot; &amp; [.$F43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Hromovy Uder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4])" office:value-type="string" office:string-value="Nemrtvy" calcext:value-type="string">
            <text:p>Nemrtvy</text:p>
          </table:table-cell>
          <table:table-cell table:formula="of:=INDIRECT(&quot;H&quot; &amp; [.$F44])" office:value-type="string" office:string-value="undead" calcext:value-type="string">
            <text:p>undead</text:p>
          </table:table-cell>
          <table:table-cell table:formula="of:=INDIRECT(&quot;I&quot; &amp; [.$F44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Krvavy Mesic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5])" office:value-type="string" office:string-value="Nemrtvy" calcext:value-type="string">
            <text:p>Nemrtvy</text:p>
          </table:table-cell>
          <table:table-cell table:formula="of:=INDIRECT(&quot;H&quot; &amp; [.$F45])" office:value-type="string" office:string-value="undead" calcext:value-type="string">
            <text:p>undead</text:p>
          </table:table-cell>
          <table:table-cell table:formula="of:=INDIRECT(&quot;I&quot; &amp; [.$F45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/>
          <table:table-cell office:value-type="string" calcext:value-type="string">
            <text:p>drtim vse</text:p>
          </table:table-cell>
          <table:table-cell office:value-type="string" calcext:value-type="string">
            <text:p>Rozbijec Snu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6])" office:value-type="string" office:string-value="Nemrtvy" calcext:value-type="string">
            <text:p>Nemrtvy</text:p>
          </table:table-cell>
          <table:table-cell table:formula="of:=INDIRECT(&quot;H&quot; &amp; [.$F46])" office:value-type="string" office:string-value="undead" calcext:value-type="string">
            <text:p>undead</text:p>
          </table:table-cell>
          <table:table-cell table:formula="of:=INDIRECT(&quot;I&quot; &amp; [.$F46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Zezlo Zhnoucich Zil</text:p>
          </table:table-cell>
          <table:table-cell office:value-type="string" calcext:value-type="string">
            <text:p>steal-hammer</text:p>
          </table:table-cell>
        </table:table-row>
        <table:table-row table:style-name="ro1">
          <table:table-cell table:number-columns-repeated="15"/>
        </table:table-row>
        <table:table-row table:style-name="ro1" table:number-rows-repeated="3">
          <table:table-cell table:number-columns-repeated="4"/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52])" office:value-type="string" office:string-value="Nemrtvy" calcext:value-type="string">
            <text:p>Nemrtvy</text:p>
          </table:table-cell>
          <table:table-cell table:formula="of:=INDIRECT(&quot;H&quot; &amp; [.$F52])" office:value-type="string" office:string-value="undead" calcext:value-type="string">
            <text:p>undead</text:p>
          </table:table-cell>
          <table:table-cell table:formula="of:=INDIRECT(&quot;I&quot; &amp; [.$F52])" office:value-type="string" office:string-value="Palice" calcext:value-type="string">
            <text:p>Palice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Zkazonos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53])" office:value-type="string" office:string-value="Zvire" calcext:value-type="string">
            <text:p>Zvire</text:p>
          </table:table-cell>
          <table:table-cell table:formula="of:=INDIRECT(&quot;H&quot; &amp; [.$F53])" office:value-type="string" office:string-value="animal" calcext:value-type="string">
            <text:p>animal</text:p>
          </table:table-cell>
          <table:table-cell table:formula="of:=INDIRECT(&quot;I&quot; &amp; [.$F53])" office:value-type="string" office:string-value="Kopi" calcext:value-type="string">
            <text:p>Kop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Mrazivy Zavoj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54])" office:value-type="string" office:string-value="Demon" calcext:value-type="string">
            <text:p>Demon</text:p>
          </table:table-cell>
          <table:table-cell table:formula="of:=INDIRECT(&quot;H&quot; &amp; [.$F54])" office:value-type="string" office:string-value="daemon" calcext:value-type="string">
            <text:p>daemon</text:p>
          </table:table-cell>
          <table:table-cell table:formula="of:=INDIRECT(&quot;I&quot; &amp; [.$F54])" office:value-type="string" office:string-value="Luk" calcext:value-type="string">
            <text:p>Luk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eni mec</text:p>
          </table:table-cell>
          <table:table-cell office:value-type="string" calcext:value-type="string">
            <text:p>Prichod Tmy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55])" office:value-type="string" office:string-value="Vsechny" calcext:value-type="string">
            <text:p>Vsechny</text:p>
          </table:table-cell>
          <table:table-cell table:formula="of:=INDIRECT(&quot;H&quot; &amp; [.$F55])" office:value-type="string" office:string-value="any" calcext:value-type="string">
            <text:p>any</text:p>
          </table:table-cell>
          <table:table-cell table:formula="of:=INDIRECT(&quot;I&quot; &amp; [.$F55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Popelavy Prival</text:p>
          </table:table-cell>
          <table:table-cell office:value-type="string" calcext:value-type="string">
            <text:p>bomb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56])" office:value-type="string" office:string-value="Vsechny" calcext:value-type="string">
            <text:p>Vsechny</text:p>
          </table:table-cell>
          <table:table-cell table:formula="of:=INDIRECT(&quot;H&quot; &amp; [.$F56])" office:value-type="string" office:string-value="any" calcext:value-type="string">
            <text:p>any</text:p>
          </table:table-cell>
          <table:table-cell table:formula="of:=INDIRECT(&quot;I&quot; &amp; [.$F56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Hromovy Hnev</text:p>
          </table:table-cell>
          <table:table-cell office:value-type="string" calcext:value-type="string">
            <text:p>bomb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7])" office:value-type="string" office:string-value="Clovek" calcext:value-type="string">
            <text:p>Clovek</text:p>
          </table:table-cell>
          <table:table-cell table:formula="of:=INDIRECT(&quot;H&quot; &amp; [.$F57])" office:value-type="string" office:string-value="human" calcext:value-type="string">
            <text:p>human</text:p>
          </table:table-cell>
          <table:table-cell table:formula="of:=INDIRECT(&quot;I&quot; &amp; [.$F57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Zelezny Stin</text:p>
          </table:table-cell>
          <table:table-cell office:value-type="string" calcext:value-type="string">
            <text:p>hard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8])" office:value-type="string" office:string-value="Clovek" calcext:value-type="string">
            <text:p>Clovek</text:p>
          </table:table-cell>
          <table:table-cell table:formula="of:=INDIRECT(&quot;H&quot; &amp; [.$F58])" office:value-type="string" office:string-value="human" calcext:value-type="string">
            <text:p>human</text:p>
          </table:table-cell>
          <table:table-cell table:formula="of:=INDIRECT(&quot;I&quot; &amp; [.$F58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Strep Viru</text:p>
          </table:table-cell>
          <table:table-cell office:value-type="string" calcext:value-type="string">
            <text:p>teleport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9])" office:value-type="string" office:string-value="Clovek" calcext:value-type="string">
            <text:p>Clovek</text:p>
          </table:table-cell>
          <table:table-cell table:formula="of:=INDIRECT(&quot;H&quot; &amp; [.$F59])" office:value-type="string" office:string-value="human" calcext:value-type="string">
            <text:p>human</text:p>
          </table:table-cell>
          <table:table-cell table:formula="of:=INDIRECT(&quot;I&quot; &amp; [.$F59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Kovar Duse</text:p>
          </table:table-cell>
          <table:table-cell office:value-type="string" calcext:value-type="string">
            <text:p>call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0])" office:value-type="string" office:string-value="Clovek" calcext:value-type="string">
            <text:p>Clovek</text:p>
          </table:table-cell>
          <table:table-cell table:formula="of:=INDIRECT(&quot;H&quot; &amp; [.$F60])" office:value-type="string" office:string-value="human" calcext:value-type="string">
            <text:p>human</text:p>
          </table:table-cell>
          <table:table-cell table:formula="of:=INDIRECT(&quot;I&quot; &amp; [.$F60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Nebesky Strazce</text:p>
          </table:table-cell>
          <table:table-cell office:value-type="string" calcext:value-type="string">
            <text:p>berserk-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1])" office:value-type="string" office:string-value="Clovek" calcext:value-type="string">
            <text:p>Clovek</text:p>
          </table:table-cell>
          <table:table-cell table:formula="of:=INDIRECT(&quot;H&quot; &amp; [.$F61])" office:value-type="string" office:string-value="human" calcext:value-type="string">
            <text:p>human</text:p>
          </table:table-cell>
          <table:table-cell table:formula="of:=INDIRECT(&quot;I&quot; &amp; [.$F61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Zhavy Uder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2])" office:value-type="string" office:string-value="Clovek" calcext:value-type="string">
            <text:p>Clovek</text:p>
          </table:table-cell>
          <table:table-cell table:formula="of:=INDIRECT(&quot;H&quot; &amp; [.$F62])" office:value-type="string" office:string-value="human" calcext:value-type="string">
            <text:p>human</text:p>
          </table:table-cell>
          <table:table-cell table:formula="of:=INDIRECT(&quot;I&quot; &amp; [.$F62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Privolavac Duchu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3])" office:value-type="string" office:string-value="Clovek" calcext:value-type="string">
            <text:p>Clovek</text:p>
          </table:table-cell>
          <table:table-cell table:formula="of:=INDIRECT(&quot;H&quot; &amp; [.$F63])" office:value-type="string" office:string-value="human" calcext:value-type="string">
            <text:p>human</text:p>
          </table:table-cell>
          <table:table-cell table:formula="of:=INDIRECT(&quot;I&quot; &amp; [.$F63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Hrot Boure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4])" office:value-type="string" office:string-value="Clovek" calcext:value-type="string">
            <text:p>Clovek</text:p>
          </table:table-cell>
          <table:table-cell table:formula="of:=INDIRECT(&quot;H&quot; &amp; [.$F64])" office:value-type="string" office:string-value="human" calcext:value-type="string">
            <text:p>human</text:p>
          </table:table-cell>
          <table:table-cell table:formula="of:=INDIRECT(&quot;I&quot; &amp; [.$F64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Mrazivy Sepot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5])" office:value-type="string" office:string-value="Clovek" calcext:value-type="string">
            <text:p>Clovek</text:p>
          </table:table-cell>
          <table:table-cell table:formula="of:=INDIRECT(&quot;H&quot; &amp; [.$F65])" office:value-type="string" office:string-value="human" calcext:value-type="string">
            <text:p>human</text:p>
          </table:table-cell>
          <table:table-cell table:formula="of:=INDIRECT(&quot;I&quot; &amp; [.$F65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abrouseny</text:p>
          </table:table-cell>
          <table:table-cell office:value-type="string" calcext:value-type="string">
            <text:p>Krvavy Ohen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6])" office:value-type="string" office:string-value="Clovek" calcext:value-type="string">
            <text:p>Clovek</text:p>
          </table:table-cell>
          <table:table-cell table:formula="of:=INDIRECT(&quot;H&quot; &amp; [.$F66])" office:value-type="string" office:string-value="human" calcext:value-type="string">
            <text:p>human</text:p>
          </table:table-cell>
          <table:table-cell table:formula="of:=INDIRECT(&quot;I&quot; &amp; [.$F66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Parac Stinu</text:p>
          </table:table-cell>
          <table:table-cell office:value-type="string" calcext:value-type="string">
            <text:p>steal-sword</text:p>
          </table:table-cell>
        </table:table-row>
        <table:table-row table:style-name="ro1" table:number-rows-repeated="4">
          <table:table-cell table:number-columns-repeated="4"/>
          <table:table-cell table:style-name="Default" table:number-columns-repeated="9"/>
          <table:table-cell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ckage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cit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72])" office:value-type="string" office:string-value="Nemrtvy" calcext:value-type="string">
            <text:p>Nemrtvy</text:p>
          </table:table-cell>
          <table:table-cell table:formula="of:=INDIRECT(&quot;H&quot; &amp; [.$F72])" office:value-type="string" office:string-value="undead" calcext:value-type="string">
            <text:p>undead</text:p>
          </table:table-cell>
          <table:table-cell table:formula="of:=INDIRECT(&quot;I&quot; &amp; [.$F72])" office:value-type="string" office:string-value="Palice" calcext:value-type="string">
            <text:p>Palice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Zhouba kralu</text:p>
          </table:table-cell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73])" office:value-type="string" office:string-value="Clovek" calcext:value-type="string">
            <text:p>Clovek</text:p>
          </table:table-cell>
          <table:table-cell table:formula="of:=INDIRECT(&quot;H&quot; &amp; [.$F73])" office:value-type="string" office:string-value="human" calcext:value-type="string">
            <text:p>human</text:p>
          </table:table-cell>
          <table:table-cell table:formula="of:=INDIRECT(&quot;I&quot; &amp; [.$F73])" office:value-type="string" office:string-value="Mec" calcext:value-type="string">
            <text:p>Mec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Uder Snu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74])" office:value-type="string" office:string-value="Zvire" calcext:value-type="string">
            <text:p>Zvire</text:p>
          </table:table-cell>
          <table:table-cell table:formula="of:=INDIRECT(&quot;H&quot; &amp; [.$F74])" office:value-type="string" office:string-value="animal" calcext:value-type="string">
            <text:p>animal</text:p>
          </table:table-cell>
          <table:table-cell table:formula="of:=INDIRECT(&quot;I&quot; &amp; [.$F74])" office:value-type="string" office:string-value="Kopi" calcext:value-type="string">
            <text:p>Kop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eni luk</text:p>
          </table:table-cell>
          <table:table-cell office:value-type="string" calcext:value-type="string">
            <text:p>Popel Predku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75])" office:value-type="string" office:string-value="Vsechny" calcext:value-type="string">
            <text:p>Vsechny</text:p>
          </table:table-cell>
          <table:table-cell table:formula="of:=INDIRECT(&quot;H&quot; &amp; [.$F75])" office:value-type="string" office:string-value="any" calcext:value-type="string">
            <text:p>any</text:p>
          </table:table-cell>
          <table:table-cell table:formula="of:=INDIRECT(&quot;I&quot; &amp; [.$F75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Stinovy Plamen</text:p>
          </table:table-cell>
          <table:table-cell office:value-type="string" calcext:value-type="string">
            <text:p>bomb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76])" office:value-type="string" office:string-value="Vsechny" calcext:value-type="string">
            <text:p>Vsechny</text:p>
          </table:table-cell>
          <table:table-cell table:formula="of:=INDIRECT(&quot;H&quot; &amp; [.$F76])" office:value-type="string" office:string-value="any" calcext:value-type="string">
            <text:p>any</text:p>
          </table:table-cell>
          <table:table-cell table:formula="of:=INDIRECT(&quot;I&quot; &amp; [.$F76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hod me!</text:p>
          </table:table-cell>
          <table:table-cell office:value-type="string" calcext:value-type="string">
            <text:p>Ohniva Boure</text:p>
          </table:table-cell>
          <table:table-cell office:value-type="string" calcext:value-type="string">
            <text:p>bomb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7])" office:value-type="string" office:string-value="Demon" calcext:value-type="string">
            <text:p>Demon</text:p>
          </table:table-cell>
          <table:table-cell table:formula="of:=INDIRECT(&quot;H&quot; &amp; [.$F77])" office:value-type="string" office:string-value="daemon" calcext:value-type="string">
            <text:p>daemon</text:p>
          </table:table-cell>
          <table:table-cell table:formula="of:=INDIRECT(&quot;I&quot; &amp; [.$F77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Tvrzena</text:p>
          </table:table-cell>
          <table:table-cell/>
          <table:table-cell office:value-type="string" calcext:value-type="string">
            <text:p>Nocni Kovar</text:p>
          </table:table-cell>
          <table:table-cell office:value-type="string" calcext:value-type="string">
            <text:p>hard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8])" office:value-type="string" office:string-value="Demon" calcext:value-type="string">
            <text:p>Demon</text:p>
          </table:table-cell>
          <table:table-cell table:formula="of:=INDIRECT(&quot;H&quot; &amp; [.$F78])" office:value-type="string" office:string-value="daemon" calcext:value-type="string">
            <text:p>daemon</text:p>
          </table:table-cell>
          <table:table-cell table:formula="of:=INDIRECT(&quot;I&quot; &amp; [.$F78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Teleport</text:p>
          </table:table-cell>
          <table:table-cell/>
          <table:table-cell office:value-type="string" calcext:value-type="string">
            <text:p>Strep Krystalu</text:p>
          </table:table-cell>
          <table:table-cell office:value-type="string" calcext:value-type="string">
            <text:p>teleport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9])" office:value-type="string" office:string-value="Demon" calcext:value-type="string">
            <text:p>Demon</text:p>
          </table:table-cell>
          <table:table-cell table:formula="of:=INDIRECT(&quot;H&quot; &amp; [.$F79])" office:value-type="string" office:string-value="daemon" calcext:value-type="string">
            <text:p>daemon</text:p>
          </table:table-cell>
          <table:table-cell table:formula="of:=INDIRECT(&quot;I&quot; &amp; [.$F79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Vabnicka</text:p>
          </table:table-cell>
          <table:table-cell/>
          <table:table-cell office:value-type="string" calcext:value-type="string">
            <text:p>Dest Odlesku</text:p>
          </table:table-cell>
          <table:table-cell office:value-type="string" calcext:value-type="string">
            <text:p>call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0])" office:value-type="string" office:string-value="Demon" calcext:value-type="string">
            <text:p>Demon</text:p>
          </table:table-cell>
          <table:table-cell table:formula="of:=INDIRECT(&quot;H&quot; &amp; [.$F80])" office:value-type="string" office:string-value="daemon" calcext:value-type="string">
            <text:p>daemon</text:p>
          </table:table-cell>
          <table:table-cell table:formula="of:=INDIRECT(&quot;I&quot; &amp; [.$F80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Berserk</text:p>
          </table:table-cell>
          <table:table-cell/>
          <table:table-cell office:value-type="string" calcext:value-type="string">
            <text:p>Hnev Boure</text:p>
          </table:table-cell>
          <table:table-cell office:value-type="string" calcext:value-type="string">
            <text:p>berserk-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1])" office:value-type="string" office:string-value="Demon" calcext:value-type="string">
            <text:p>Demon</text:p>
          </table:table-cell>
          <table:table-cell table:formula="of:=INDIRECT(&quot;H&quot; &amp; [.$F81])" office:value-type="string" office:string-value="daemon" calcext:value-type="string">
            <text:p>daemon</text:p>
          </table:table-cell>
          <table:table-cell table:formula="of:=INDIRECT(&quot;I&quot; &amp; [.$F81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Plamenne Kridlo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2])" office:value-type="string" office:string-value="Demon" calcext:value-type="string">
            <text:p>Demon</text:p>
          </table:table-cell>
          <table:table-cell table:formula="of:=INDIRECT(&quot;H&quot; &amp; [.$F82])" office:value-type="string" office:string-value="daemon" calcext:value-type="string">
            <text:p>daemon</text:p>
          </table:table-cell>
          <table:table-cell table:formula="of:=INDIRECT(&quot;I&quot; &amp; [.$F82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Svazovac Dusi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3])" office:value-type="string" office:string-value="Demon" calcext:value-type="string">
            <text:p>Demon</text:p>
          </table:table-cell>
          <table:table-cell table:formula="of:=INDIRECT(&quot;H&quot; &amp; [.$F83])" office:value-type="string" office:string-value="daemon" calcext:value-type="string">
            <text:p>daemon</text:p>
          </table:table-cell>
          <table:table-cell table:formula="of:=INDIRECT(&quot;I&quot; &amp; [.$F83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Mraziva Opona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4])" office:value-type="string" office:string-value="Demon" calcext:value-type="string">
            <text:p>Demon</text:p>
          </table:table-cell>
          <table:table-cell table:formula="of:=INDIRECT(&quot;H&quot; &amp; [.$F84])" office:value-type="string" office:string-value="daemon" calcext:value-type="string">
            <text:p>daemon</text:p>
          </table:table-cell>
          <table:table-cell table:formula="of:=INDIRECT(&quot;I&quot; &amp; [.$F84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Vetrnne Srdce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5])" office:value-type="string" office:string-value="Demon" calcext:value-type="string">
            <text:p>Demon</text:p>
          </table:table-cell>
          <table:table-cell table:formula="of:=INDIRECT(&quot;H&quot; &amp; [.$F85])" office:value-type="string" office:string-value="daemon" calcext:value-type="string">
            <text:p>daemon</text:p>
          </table:table-cell>
          <table:table-cell table:formula="of:=INDIRECT(&quot;I&quot; &amp; [.$F85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/>
          <table:table-cell office:value-type="string" calcext:value-type="string">
            <text:p>natahni me</text:p>
          </table:table-cell>
          <table:table-cell office:value-type="string" calcext:value-type="string">
            <text:p>Trn Vecnosti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86])" office:value-type="string" office:string-value="Demon" calcext:value-type="string">
            <text:p>Demon</text:p>
          </table:table-cell>
          <table:table-cell table:formula="of:=INDIRECT(&quot;H&quot; &amp; [.$F86])" office:value-type="string" office:string-value="daemon" calcext:value-type="string">
            <text:p>daemon</text:p>
          </table:table-cell>
          <table:table-cell table:formula="of:=INDIRECT(&quot;I&quot; &amp; [.$F86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Kradez</text:p>
          </table:table-cell>
          <table:table-cell/>
          <table:table-cell office:value-type="string" calcext:value-type="string">
            <text:p>Struna Prazdnoty</text:p>
          </table:table-cell>
          <table:table-cell office:value-type="string" calcext:value-type="string">
            <text:p>steal-bow</text:p>
          </table:table-cell>
        </table:table-row>
        <table:table-row table:style-name="ro1" table:number-rows-repeated="1048489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boons" table:style-name="ta1">
        <table:table-column table:style-name="co1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itl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Prasek vecn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Kamen veku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Svitek odoln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Glazura kralu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Kouzlo zameny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Mlha zmaten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Privesek iluz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Svitek jmena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Svitek volan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Prsten vaben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Vyvolavaci kamen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Ankh dus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Lektvar zuriv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Odlesk besnen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Ruda mlha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Svitek rychl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Novou_zbran tahni od_hrace</text:p>
          </table:table-cell>
          <table:table-cell office:value-type="string" calcext:value-type="string">
            <text:p>Svitek kradez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Novou_zbran tahni od_hrace</text:p>
          </table:table-cell>
          <table:table-cell office:value-type="string" calcext:value-type="string">
            <text:p>Lektvar neviditelnost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kok</text:p>
          </table:table-cell>
          <table:table-cell office:value-type="string" calcext:value-type="string">
            <text:p>Zautoc_i pres_skalu</text:p>
          </table:table-cell>
          <table:table-cell office:value-type="string" calcext:value-type="string">
            <text:p>Prsten teleportac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kok</text:p>
          </table:table-cell>
          <table:table-cell office:value-type="string" calcext:value-type="string">
            <text:p>Zautoc_i pres_skalu</text:p>
          </table:table-cell>
          <table:table-cell office:value-type="string" calcext:value-type="string">
            <text:p>Kouzelny koberec</text:p>
          </table:table-cell>
        </table:table-row>
      </table:table>
      <table:table table:name="wpn_names" table:style-name="ta1">
        <table:table-column table:style-name="co1" table:number-columns-repeated="6" table:default-cell-style-name="Default"/>
        <table:table-column table:style-name="co1" table:default-cell-style-name="ce4"/>
        <table:table-column table:style-name="co1" table:default-cell-style-name="Default"/>
        <table:table-column table:style-name="co16" table:default-cell-style-name="ce4"/>
        <table:table-row table:style-name="ro1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ichatko</text:p>
          </table:table-cell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ouratk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Drtic Bour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kace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T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stry klace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Okraj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vezdny Ohe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rep Beznadej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ovy Tesak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Tkalec Stin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Volac Prazdnot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rystalovy Hrot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opi Hruz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esicni Za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Naseptavac Trn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Reravy Spa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Ostep Ozveny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obleskujici Cepel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adi Zub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ropast Nicot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Zvest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Stinovy Kova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Lamac Realit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lanouci Led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besky Palcat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ocni Sti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Hromovy Ude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Krvavy Mesic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Rozbijec Sn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ocni Stin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3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kazonos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razivy Zavoj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richod Tmy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opelavy Prival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romovy Hnev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elezny Sti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Strep Vir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ovar Dus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Nebesky Strazc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havy Ude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Hrot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Mrazivy Sepot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Ohe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</table:table-row>
        <table:table-row table:style-name="ro1" table:number-rows-repeated="4">
          <table:table-cell table:number-columns-repeated="6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Uder Snu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 Predk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inovy Plamen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Ohniva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Nocni Kovar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trep Krystal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Dest Odlesku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nev Bour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lamenne Kridlo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vazovac Dusi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Mraziva Opona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Vetrnne Srdce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Trn Vecnosti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vazovac Dusi</text:p>
          </table:table-cell>
        </table:table-row>
      </table:table>
      <table:table table:name="Lama" table:style-name="ta1">
        <table:table-column table:style-name="co1" table:number-columns-repeated="3" table:default-cell-style-name="Default"/>
        <table:table-column table:style-name="co17" table:number-columns-repeated="9" table:default-cell-style-name="Default"/>
        <table:table-column table:style-name="co1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Kradez</text:p>
          </table:table-cell>
          <table:table-cell office:value-type="string" calcext:value-type="string">
            <text:p>Novou_zbran tahni od_hrace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Uzij si hru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Tabor</text:p>
          </table:table-cell>
          <table:table-cell office:value-type="string" calcext:value-type="string">
            <text:p>crossroads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kal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Hrad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Zvire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Nemrtvy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lovek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y</text:p>
          </table:table-cell>
        </table:table-row>
      </table:table>
      <table:table table:name="Dream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word-sword</text:p>
          </table:table-cell>
          <table:table-cell office:value-type="string" calcext:value-type="string">
            <text:p>Sermir</text:p>
          </table:table-cell>
          <table:table-cell office:value-type="string" calcext:value-type="string">
            <text:p>Mec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hammer-hammer</text:p>
          </table:table-cell>
          <table:table-cell office:value-type="string" calcext:value-type="string">
            <text:p>Bijec</text:p>
          </table:table-cell>
          <table:table-cell office:value-type="string" calcext:value-type="string">
            <text:p>Palic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pear-spear</text:p>
          </table:table-cell>
          <table:table-cell office:value-type="string" calcext:value-type="string">
            <text:p>Lovec</text:p>
          </table:table-cell>
          <table:table-cell office:value-type="string" calcext:value-type="string">
            <text:p>Kopi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bow-bow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Luk</text:p>
          </table:table-cell>
        </table:table-row>
      </table:table>
      <table:table table:name="Name Fixes and EN" table:style-name="ta1">
        <table:table-column table:style-name="co18" table:default-cell-style-name="Default"/>
        <table:table-column table:style-name="co19" table:default-cell-style-name="Default"/>
        <table:table-column table:style-name="co1" table:default-cell-style-name="ce7"/>
        <table:table-column table:style-name="co20" table:default-cell-style-name="ce4"/>
        <table:table-column table:style-name="co21" table:default-cell-style-name="ce4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table:style-name="ce4"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table:number-columns-repeated="3"/>
          <table:table-cell office:value-type="string" calcext:value-type="string">
            <text:p>XXX. I need as epic as possible translation CZ to EN of this mystical fantasy weapon name. give me 5 options and be creative.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Drtic Bouri</text:p>
          </table:table-cell>
          <table:table-cell office:value-type="string" calcext:value-type="string">
            <text:p>Stormbreaker</text:p>
          </table:table-cell>
          <table:table-cell office:value-type="string" calcext:value-type="string">
            <text:p>Need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Yrsa-BoldItalic.ttf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Trn</text:p>
          </table:table-cell>
          <table:table-cell office:value-type="string" calcext:value-type="string">
            <text:p>Bloodthorn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Yrsa-MediumItalic.ttf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Okraj Boure</text:p>
          </table:table-cell>
          <table:table-cell office:value-type="string" calcext:value-type="string">
            <text:p>Tempests Abyss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vezdny Ohen</text:p>
          </table:table-cell>
          <table:table-cell office:value-type="string" calcext:value-type="string">
            <text:p>Starfire</text:p>
          </table:table-cell>
          <table:table-cell office:value-type="string" calcext:value-type="string">
            <text:p>Need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seguibli.ttf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rep Beznadeje</text:p>
          </table:table-cell>
          <table:table-cell office:value-type="string" calcext:value-type="string">
            <text:p>Shard of Despair</text:p>
          </table:table-cell>
          <table:table-cell table:number-columns-repeated="2"/>
          <table:table-cell office:value-type="string" calcext:value-type="string">
            <text:p>text</text:p>
          </table:table-cell>
          <table:table-cell office:value-type="string" calcext:value-type="string">
            <text:p>segoeuiz.ttf</text:p>
          </table:table-cell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ovy Tesak</text:p>
          </table:table-cell>
          <table:table-cell office:value-type="string" calcext:value-type="string">
            <text:p>Ashbringer Blade</text:p>
          </table:table-cell>
          <table:table-cell office:value-type="string" calcext:value-type="string">
            <text:p>Tvrzena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Tkalec Stinu</text:p>
          </table:table-cell>
          <table:table-cell office:value-type="string" calcext:value-type="string">
            <text:p>Shadowloom Enchanter</text:p>
          </table:table-cell>
          <table:table-cell office:value-type="string" calcext:value-type="string">
            <text:p>Zamena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Volac Prazdnoty</text:p>
          </table:table-cell>
          <table:table-cell office:value-type="string" calcext:value-type="string">
            <text:p>Voidcaller</text:p>
          </table:table-cell>
          <table:table-cell office:value-type="string" calcext:value-type="string">
            <text:p>Vabeni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rystalovy Hrot</text:p>
          </table:table-cell>
          <table:table-cell office:value-type="string" calcext:value-type="string">
            <text:p>Prism Spire</text:p>
          </table:table-cell>
          <table:table-cell office:value-type="string" calcext:value-type="string">
            <text:p>Zurivost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opi Hruzy</text:p>
          </table:table-cell>
          <table:table-cell office:value-type="string" calcext:value-type="string">
            <text:p>Dreadspea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  <table:table-cell office:value-type="string" calcext:value-type="string">
            <text:p>Thundercrush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esicni Zare</text:p>
          </table:table-cell>
          <table:table-cell office:value-type="string" calcext:value-type="string">
            <text:p>Moonflar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Naseptavac Trnu</text:p>
          </table:table-cell>
          <table:table-cell office:value-type="string" calcext:value-type="string">
            <text:p>Thorn whisper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Reravy Spar</text:p>
          </table:table-cell>
          <table:table-cell office:value-type="string" calcext:value-type="string">
            <text:p>Burning Claw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isen Noci</text:p>
          </table:table-cell>
          <table:table-cell office:value-type="string" calcext:value-type="string">
            <text:p>Nightsong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Ostep Ozveny</text:p>
          </table:table-cell>
          <table:table-cell office:value-type="string" calcext:value-type="string">
            <text:p>Echo Lanc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obleskujici Cepel</text:p>
          </table:table-cell>
          <table:table-cell office:value-type="string" calcext:value-type="string">
            <text:p>Gleamflash Blad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adi Zub</text:p>
          </table:table-cell>
          <table:table-cell office:value-type="string" calcext:value-type="string">
            <text:p>Snake Claw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ropast Nicoty</text:p>
          </table:table-cell>
          <table:table-cell office:value-type="string" calcext:value-type="string">
            <text:p>Void Chasm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Zvest Boure</text:p>
          </table:table-cell>
          <table:table-cell office:value-type="string" calcext:value-type="string">
            <text:p>Tempest Harbring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Stinovy Kovar</text:p>
          </table:table-cell>
          <table:table-cell office:value-type="string" calcext:value-type="string">
            <text:p>Wraithsmith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Lamac Reality</text:p>
          </table:table-cell>
          <table:table-cell office:value-type="string" calcext:value-type="string">
            <text:p>Veilbreak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lanouci Led</text:p>
          </table:table-cell>
          <table:table-cell office:value-type="string" calcext:value-type="string">
            <text:p>Flaming Ic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  <table:table-cell office:value-type="string" calcext:value-type="string">
            <text:p>Ember Veil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besky Palcat</text:p>
          </table:table-cell>
          <table:table-cell office:value-type="string" calcext:value-type="string">
            <text:p>Celestial flail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ůlnocni Stin</text:p>
          </table:table-cell>
          <table:table-cell office:value-type="string" calcext:value-type="string">
            <text:p>Midnight Wraith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Hromovy Uder</text:p>
          </table:table-cell>
          <table:table-cell office:value-type="string" calcext:value-type="string">
            <text:p>Thunderstruck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Krvavy Mesic</text:p>
          </table:table-cell>
          <table:table-cell office:value-type="string" calcext:value-type="string">
            <text:p>Bloodmoo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Rozbijec Snu</text:p>
          </table:table-cell>
          <table:table-cell office:value-type="string" calcext:value-type="string">
            <text:p>Dreambreaker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ezlo Zhnoucich Zil</text:p>
          </table:table-cell>
          <table:table-cell office:value-type="string" calcext:value-type="string">
            <text:p>Searing Veins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kazonos</text:p>
          </table:table-cell>
          <table:table-cell office:value-type="string" calcext:value-type="string">
            <text:p>Doombring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razivy Zavoj</text:p>
          </table:table-cell>
          <table:table-cell office:value-type="string" calcext:value-type="string">
            <text:p>Frostveil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richod Tmy</text:p>
          </table:table-cell>
          <table:table-cell office:value-type="string" calcext:value-type="string">
            <text:p>Eclipse Heral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opelavy Prival</text:p>
          </table:table-cell>
          <table:table-cell office:value-type="string" calcext:value-type="string">
            <text:p>Ember Torrent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romovy Hnev</text:p>
          </table:table-cell>
          <table:table-cell office:value-type="string" calcext:value-type="string">
            <text:p>Tempest Fury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elezny Stin</text:p>
          </table:table-cell>
          <table:table-cell office:value-type="string" calcext:value-type="string">
            <text:p>Shadowforged Iro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Strep Viru</text:p>
          </table:table-cell>
          <table:table-cell office:value-type="string" calcext:value-type="string">
            <text:p>Vortex Shar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ovar Duse</text:p>
          </table:table-cell>
          <table:table-cell office:value-type="string" calcext:value-type="string">
            <text:p>Soulforg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Nebesky Strazce</text:p>
          </table:table-cell>
          <table:table-cell office:value-type="string" calcext:value-type="string">
            <text:p>Astral Warde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havy Uder</text:p>
          </table:table-cell>
          <table:table-cell office:value-type="string" calcext:value-type="string">
            <text:p>Scorchbran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  <table:table-cell office:value-type="string" calcext:value-type="string">
            <text:p>Spiritbound Heral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Hrot Boure</text:p>
          </table:table-cell>
          <table:table-cell office:value-type="string" calcext:value-type="string">
            <text:p>Thundercrest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Mrazivy Sepot</text:p>
          </table:table-cell>
          <table:table-cell office:value-type="string" calcext:value-type="string">
            <text:p>Glacial Whisper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Ohen</text:p>
          </table:table-cell>
          <table:table-cell office:value-type="string" calcext:value-type="string">
            <text:p>Bloodfir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arac Stinu</text:p>
          </table:table-cell>
          <table:table-cell office:value-type="string" calcext:value-type="string">
            <text:p>Shadowrend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cnt</text:p>
          </table:table-cell>
          <table:table-cell office:value-type="string" calcext:value-type="string">
            <text:p>wpn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ouba kralu</text:p>
          </table:table-cell>
          <table:table-cell office:value-type="string" calcext:value-type="string">
            <text:p>Kingsban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table:style-name="ce8" office:value-type="string" calcext:value-type="string">
            <text:p>Uder Snu</text:p>
          </table:table-cell>
          <table:table-cell office:value-type="string" calcext:value-type="string">
            <text:p>Dreamslayer’s Blow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table:style-name="ce8" office:value-type="string" calcext:value-type="string">
            <text:p>Popel Predku</text:p>
          </table:table-cell>
          <table:table-cell office:value-type="string" calcext:value-type="string">
            <text:p>Ancestral Cinders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table:style-name="ce8" office:value-type="string" calcext:value-type="string">
            <text:p>Stinovy Plamen</text:p>
          </table:table-cell>
          <table:table-cell office:value-type="string" calcext:value-type="string">
            <text:p>Shadowflame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table:style-name="ce8" office:value-type="string" calcext:value-type="string">
            <text:p>Ohniva Boure</text:p>
          </table:table-cell>
          <table:table-cell office:value-type="string" calcext:value-type="string">
            <text:p>Pyrestorm Vortex</text:p>
          </table:table-cell>
          <table:table-cell office:value-type="string" calcext:value-type="string">
            <text:p>Need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Nocni Kovar</text:p>
          </table:table-cell>
          <table:table-cell office:value-type="string" calcext:value-type="string">
            <text:p>Nocturne Artific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trep Krystalu</text:p>
          </table:table-cell>
          <table:table-cell office:value-type="string" calcext:value-type="string">
            <text:p>Crystal Shar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Dest Odlesku</text:p>
          </table:table-cell>
          <table:table-cell office:value-type="string" calcext:value-type="string">
            <text:p>Lustrefall Reig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Hnev Boure</text:p>
          </table:table-cell>
          <table:table-cell office:value-type="string" calcext:value-type="string">
            <text:p>Thunderbane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Plamenne Kridlo</text:p>
          </table:table-cell>
          <table:table-cell office:value-type="string" calcext:value-type="string">
            <text:p>Pyrewing Aegis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vazovac Dusi</text:p>
          </table:table-cell>
          <table:table-cell office:value-type="string" calcext:value-type="string">
            <text:p>Soulbinder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Mraziva Opona</text:p>
          </table:table-cell>
          <table:table-cell office:value-type="string" calcext:value-type="string">
            <text:p>Glacial Shroud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Vetrnne Srdce</text:p>
          </table:table-cell>
          <table:table-cell office:value-type="string" calcext:value-type="string">
            <text:p>Galeheart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Trn Vecnosti</text:p>
          </table:table-cell>
          <table:table-cell office:value-type="string" calcext:value-type="string">
            <text:p>Timeless Thorn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truna Prazdnoty</text:p>
          </table:table-cell>
          <table:table-cell office:value-type="string" calcext:value-type="string">
            <text:p>Voidstring</text:p>
          </table:table-cell>
          <table:table-cell table:number-columns-repeated="4"/>
        </table:table-row>
        <table:table-row table:style-name="ro1" table:number-rows-repeated="104849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 Names 2" table:style-name="ta1">
        <table:table-column table:style-name="co18" table:default-cell-style-name="Default"/>
        <table:table-column table:style-name="co19" table:default-cell-style-name="ce4"/>
        <table:table-column table:style-name="co1" table:default-cell-style-name="ce7"/>
        <table:table-column table:style-name="co20" table:default-cell-style-name="ce4"/>
        <table:table-column table:style-name="co21" table:default-cell-style-name="ce4"/>
        <table:table-column table:style-name="co24" table:default-cell-style-name="ce4"/>
        <table:table-column table:style-name="co25" table:default-cell-style-name="ce11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ocet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Jmeno EN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Jak to vypa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Drtic Bouri</text:p>
          </table:table-cell>
          <table:table-cell office:value-type="string" calcext:value-type="string">
            <text:p>Stormbreaker</text:p>
          </table:table-cell>
          <table:table-cell/>
          <table:table-cell office:value-type="string" calcext:value-type="string">
            <text:p>Ocelova cepel s rudym zdobenim, bile bles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Trn</text:p>
          </table:table-cell>
          <table:table-cell office:value-type="string" calcext:value-type="string">
            <text:p>Bloodthorn</text:p>
          </table:table-cell>
          <table:table-cell/>
          <table:table-cell office:value-type="string" calcext:value-type="string">
            <text:p>Modry kamen v cepeli, rudy op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Okraj Boure</text:p>
          </table:table-cell>
          <table:table-cell office:value-type="string" calcext:value-type="string">
            <text:p>Tempests Abyss</text:p>
          </table:table-cell>
          <table:table-cell/>
          <table:table-cell office:value-type="string" calcext:value-type="string">
            <text:p>Mrazie modry s ledovymi okraji, ostn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vezdny Ohen</text:p>
          </table:table-cell>
          <table:table-cell office:value-type="string" calcext:value-type="string">
            <text:p>Starfire</text:p>
          </table:table-cell>
          <table:table-cell/>
          <table:table-cell office:value-type="string" calcext:value-type="string">
            <text:p>Horici hvezda v klec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Strep Beznadeje</text:p>
          </table:table-cell>
          <table:table-cell office:value-type="string" calcext:value-type="string">
            <text:p>Shard of Despair</text:p>
          </table:table-cell>
          <table:table-cell/>
          <table:table-cell office:value-type="string" calcext:value-type="string">
            <text:p>Kamenne tmave telo s runami a rudym jadre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opelovy Tesak</text:p>
          </table:table-cell>
          <table:table-cell office:value-type="string" calcext:value-type="string">
            <text:p>Ashbringer Blade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praskana cepel, lavove jadro a ohnive vytrysky magi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Tkalec Stinu</text:p>
          </table:table-cell>
          <table:table-cell office:value-type="string" calcext:value-type="string">
            <text:p>Shadowloom Enchanter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Ruda a zelena cepel, vytrysky rude ohnive magi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Volac Prazdnoty</text:p>
          </table:table-cell>
          <table:table-cell office:value-type="string" calcext:value-type="string">
            <text:p>Voidcaller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Leskla dlouha fialova cepel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rystalovy Hrot</text:p>
          </table:table-cell>
          <table:table-cell office:value-type="string" calcext:value-type="string">
            <text:p>Prism Spire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Cepel z krystalu tisice barev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Kopi Hruzy</text:p>
          </table:table-cell>
          <table:table-cell office:value-type="string" calcext:value-type="string">
            <text:p>Dreadspear</text:p>
          </table:table-cell>
          <table:table-cell/>
          <table:table-cell office:value-type="string" calcext:value-type="string">
            <text:p>Rude zilky v cepeli a obri krvavy kamen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Hromobijec</text:p>
          </table:table-cell>
          <table:table-cell office:value-type="string" calcext:value-type="string">
            <text:p>Thundercrusher</text:p>
          </table:table-cell>
          <table:table-cell/>
          <table:table-cell office:value-type="string" calcext:value-type="string">
            <text:p>Lestena runova cepel, blesky magi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esicni Zare</text:p>
          </table:table-cell>
          <table:table-cell office:value-type="string" calcext:value-type="string">
            <text:p>Moonflare</text:p>
          </table:table-cell>
          <table:table-cell/>
          <table:table-cell office:value-type="string" calcext:value-type="string">
            <text:p>Mrazive modra dlouha cepels cernym zdobeni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Naseptavac Trnu</text:p>
          </table:table-cell>
          <table:table-cell office:value-type="string" calcext:value-type="string">
            <text:p>Thorn whisperer</text:p>
          </table:table-cell>
          <table:table-cell/>
          <table:table-cell office:value-type="string" calcext:value-type="string">
            <text:p>Zelena popraskana cepel s kapkami lavy a bles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Reravy Spar</text:p>
          </table:table-cell>
          <table:table-cell office:value-type="string" calcext:value-type="string">
            <text:p>Burning Claw</text:p>
          </table:table-cell>
          <table:table-cell/>
          <table:table-cell office:value-type="string" calcext:value-type="string">
            <text:p>Zakrivena cepel, zeleny opal, runy, lavovy op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isen Noci</text:p>
          </table:table-cell>
          <table:table-cell office:value-type="string" calcext:value-type="string">
            <text:p>Nightsong</text:p>
          </table:table-cell>
          <table:table-cell/>
          <table:table-cell office:value-type="string" calcext:value-type="string">
            <text:p>Ledove modra prusvitna cepel se slunecnim jadrem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cet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Jmeno EN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Jak to vypa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Ostep Ozveny</text:p>
          </table:table-cell>
          <table:table-cell office:value-type="string" calcext:value-type="string">
            <text:p>Echo Lance</text:p>
          </table:table-cell>
          <table:table-cell/>
          <table:table-cell office:value-type="string" calcext:value-type="string">
            <text:p>Lestena dlouha cepel, zlate run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obleskujici Cepel</text:p>
          </table:table-cell>
          <table:table-cell office:value-type="string" calcext:value-type="string">
            <text:p>Gleamflash Blade</text:p>
          </table:table-cell>
          <table:table-cell/>
          <table:table-cell office:value-type="string" calcext:value-type="string">
            <text:p>Zelena cepel se zlatymi vytrysky magi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Hadi Zub</text:p>
          </table:table-cell>
          <table:table-cell office:value-type="string" calcext:value-type="string">
            <text:p>Snake Claw</text:p>
          </table:table-cell>
          <table:table-cell/>
          <table:table-cell office:value-type="string" calcext:value-type="string">
            <text:p>Dreveny pokrouceny ostnaty s pirke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ropast Nicoty</text:p>
          </table:table-cell>
          <table:table-cell office:value-type="string" calcext:value-type="string">
            <text:p>Void Chasm</text:p>
          </table:table-cell>
          <table:table-cell/>
          <table:table-cell office:value-type="string" calcext:value-type="string">
            <text:p>Mrznouci ektoplazma v kouli kouzelne lat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Zvest Boure</text:p>
          </table:table-cell>
          <table:table-cell office:value-type="string" calcext:value-type="string">
            <text:p>Tempest Harbringer</text:p>
          </table:table-cell>
          <table:table-cell/>
          <table:table-cell office:value-type="string" calcext:value-type="string">
            <text:p>Ostnata kamenna koule se zlute zhnoucim jadre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Stinovy Kovar</text:p>
          </table:table-cell>
          <table:table-cell office:value-type="string" calcext:value-type="string">
            <text:p>Wraithsmith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Modra masivni hlavice, zeleny op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Lamac Reality</text:p>
          </table:table-cell>
          <table:table-cell office:value-type="string" calcext:value-type="string">
            <text:p>Veilbreaker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Bronzova hlavice s runam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lanouci Led</text:p>
          </table:table-cell>
          <table:table-cell office:value-type="string" calcext:value-type="string">
            <text:p>Flaming Ice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Hlavice z modre oceli, hori bilym plamene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avy Zavoj</text:p>
          </table:table-cell>
          <table:table-cell office:value-type="string" calcext:value-type="string">
            <text:p>Ember Veil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Bronzova zdobena hlavice, zluty plamen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besky Palcat</text:p>
          </table:table-cell>
          <table:table-cell office:value-type="string" calcext:value-type="string">
            <text:p>Celestial flail</text:p>
          </table:table-cell>
          <table:table-cell/>
          <table:table-cell office:value-type="string" calcext:value-type="string">
            <text:p>Mramorova ostnata hlavice modry kamen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Půlnocni Stin</text:p>
          </table:table-cell>
          <table:table-cell office:value-type="string" calcext:value-type="string">
            <text:p>Midnight Wraith</text:p>
          </table:table-cell>
          <table:table-cell/>
          <table:table-cell office:value-type="string" calcext:value-type="string">
            <text:p>Lestena tmava ocelova hlavice s rudymi runam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Hromovy Uder</text:p>
          </table:table-cell>
          <table:table-cell office:value-type="string" calcext:value-type="string">
            <text:p>Thunderstruck</text:p>
          </table:table-cell>
          <table:table-cell/>
          <table:table-cell office:value-type="string" calcext:value-type="string">
            <text:p>Masivni granitova hlavice, cervene jadro, blesk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Krvavy Mesic</text:p>
          </table:table-cell>
          <table:table-cell office:value-type="string" calcext:value-type="string">
            <text:p>Bloodmoon</text:p>
          </table:table-cell>
          <table:table-cell/>
          <table:table-cell office:value-type="string" calcext:value-type="string">
            <text:p>Ocelova popraskana hlavice s krvavym jadrem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Rozbijec Snu</text:p>
          </table:table-cell>
          <table:table-cell office:value-type="string" calcext:value-type="string">
            <text:p>Dreambreaker</text:p>
          </table:table-cell>
          <table:table-cell/>
          <table:table-cell office:value-type="string" calcext:value-type="string">
            <text:p>Ocelova hlavice s obrim rudym kamenem, bles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ezlo Zhnoucich Zil</text:p>
          </table:table-cell>
          <table:table-cell office:value-type="string" calcext:value-type="string">
            <text:p>Searing Veins</text:p>
          </table:table-cell>
          <table:table-cell/>
          <table:table-cell office:value-type="string" calcext:value-type="string">
            <text:p>Masivni hlavice z cerneho kamene, runy, zhnouci magi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/>
          <table:table-cell office:value-type="string" calcext:value-type="string">
            <text:p>pocet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Jmeno EN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Jak to vypa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kazonos</text:p>
          </table:table-cell>
          <table:table-cell office:value-type="string" calcext:value-type="string">
            <text:p>Doombringer</text:p>
          </table:table-cell>
          <table:table-cell/>
          <table:table-cell office:value-type="string" calcext:value-type="string">
            <text:p>Tmave cerna hlavice s krvavymi emblem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Mrazivy Zavoj</text:p>
          </table:table-cell>
          <table:table-cell office:value-type="string" calcext:value-type="string">
            <text:p>Frostveil</text:p>
          </table:table-cell>
          <table:table-cell/>
          <table:table-cell office:value-type="string" calcext:value-type="string">
            <text:p>Leskla ledove modra cepel, ledovy kryst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richod Tmy</text:p>
          </table:table-cell>
          <table:table-cell office:value-type="string" calcext:value-type="string">
            <text:p>Eclipse Herald</text:p>
          </table:table-cell>
          <table:table-cell/>
          <table:table-cell office:value-type="string" calcext:value-type="string">
            <text:p>Kamenny popraskany masivni se zhnouci lavou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Popelavy Prival</text:p>
          </table:table-cell>
          <table:table-cell office:value-type="string" calcext:value-type="string">
            <text:p>Ember Torrent</text:p>
          </table:table-cell>
          <table:table-cell/>
          <table:table-cell office:value-type="string" calcext:value-type="string">
            <text:p>Vybuch uvezneny v kleci z kamenne a retezu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Hromovy Hnev</text:p>
          </table:table-cell>
          <table:table-cell office:value-type="string" calcext:value-type="string">
            <text:p>Tempest Fury</text:p>
          </table:table-cell>
          <table:table-cell/>
          <table:table-cell office:value-type="string" calcext:value-type="string">
            <text:p>Bourici bleskove tornado uveznene v kamenne koul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elezny Stin</text:p>
          </table:table-cell>
          <table:table-cell office:value-type="string" calcext:value-type="string">
            <text:p>Shadowforged Iron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Tmava ocel, popraskany, modry opal v rukojet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Strep Viru</text:p>
          </table:table-cell>
          <table:table-cell office:value-type="string" calcext:value-type="string">
            <text:p>Vortex Shard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Zakrouceny, zeleny opal v rukojet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ovar Duse</text:p>
          </table:table-cell>
          <table:table-cell office:value-type="string" calcext:value-type="string">
            <text:p>Soulforge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Tmava ocel s runami, lebka na rukojet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Nebesky Strazce</text:p>
          </table:table-cell>
          <table:table-cell office:value-type="string" calcext:value-type="string">
            <text:p>Astral Warden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Tmave modra ocel se zlatymi runami, zlaty op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Zhavy Uder</text:p>
          </table:table-cell>
          <table:table-cell office:value-type="string" calcext:value-type="string">
            <text:p>Scorchbrand</text:p>
          </table:table-cell>
          <table:table-cell/>
          <table:table-cell office:value-type="string" calcext:value-type="string">
            <text:p>Zubata cepel, rudy opar, fialovy kamen v rukojet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rivolavac Duchu</text:p>
          </table:table-cell>
          <table:table-cell office:value-type="string" calcext:value-type="string">
            <text:p>Spiritbound Herald</text:p>
          </table:table-cell>
          <table:table-cell/>
          <table:table-cell office:value-type="string" calcext:value-type="string">
            <text:p>Cerna zubata cepel s modrymi kameny a lebkam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Hrot Boure</text:p>
          </table:table-cell>
          <table:table-cell office:value-type="string" calcext:value-type="string">
            <text:p>Thundercrest</text:p>
          </table:table-cell>
          <table:table-cell/>
          <table:table-cell office:value-type="string" calcext:value-type="string">
            <text:p>Leskla cepel s zilou modre magie a odletujici strip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Mrazivy Sepot</text:p>
          </table:table-cell>
          <table:table-cell office:value-type="string" calcext:value-type="string">
            <text:p>Glacial Whisperer</text:p>
          </table:table-cell>
          <table:table-cell/>
          <table:table-cell office:value-type="string" calcext:value-type="string">
            <text:p>Modrava cepel se zlutym jadrem magie a bublin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Krvavy Ohen</text:p>
          </table:table-cell>
          <table:table-cell office:value-type="string" calcext:value-type="string">
            <text:p>Bloodfire</text:p>
          </table:table-cell>
          <table:table-cell/>
          <table:table-cell office:value-type="string" calcext:value-type="string">
            <text:p>Zubata cerna cepel, odkapavajici krev, rudy kamen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Parac Stinu</text:p>
          </table:table-cell>
          <table:table-cell office:value-type="string" calcext:value-type="string">
            <text:p>Shadowrend</text:p>
          </table:table-cell>
          <table:table-cell/>
          <table:table-cell office:value-type="string" calcext:value-type="string">
            <text:p>Modra cepel, slunecni kamen, boure zlute magi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/>
          <table:table-cell office:value-type="string" calcext:value-type="string">
            <text:p>pocet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Jmeno EN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Jak to vypa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Zhouba kralu</text:p>
          </table:table-cell>
          <table:table-cell office:value-type="string" calcext:value-type="string">
            <text:p>Kingsbane</text:p>
          </table:table-cell>
          <table:table-cell/>
          <table:table-cell office:value-type="string" calcext:value-type="string">
            <text:p>Popraskana ocelova hlavice s jadrem ze zhnouci lavy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c</text:p>
          </table:table-cell>
          <table:table-cell table:style-name="ce8" office:value-type="string" calcext:value-type="string">
            <text:p>Uder Snu</text:p>
          </table:table-cell>
          <table:table-cell office:value-type="string" calcext:value-type="string">
            <text:p>Dreamslayer’s Blow</text:p>
          </table:table-cell>
          <table:table-cell/>
          <table:table-cell office:value-type="string" calcext:value-type="string">
            <text:p>Zelena cepel se zlutymi runami, zlute blesky magie, emeral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pi</text:p>
          </table:table-cell>
          <table:table-cell table:style-name="ce8" office:value-type="string" calcext:value-type="string">
            <text:p>Popel Predku</text:p>
          </table:table-cell>
          <table:table-cell office:value-type="string" calcext:value-type="string">
            <text:p>Ancestral Cinders</text:p>
          </table:table-cell>
          <table:table-cell/>
          <table:table-cell office:value-type="string" calcext:value-type="string">
            <text:p>Popraskana tmave cerna cepel, pekelny krystal v jadru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table:style-name="ce8" office:value-type="string" calcext:value-type="string">
            <text:p>Stinovy Plamen</text:p>
          </table:table-cell>
          <table:table-cell office:value-type="string" calcext:value-type="string">
            <text:p>Shadowflame</text:p>
          </table:table-cell>
          <table:table-cell/>
          <table:table-cell office:value-type="string" calcext:value-type="string">
            <text:p>Ostnata kamenna koule, zlute ornamenty ruda lava uvnit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mba</text:p>
          </table:table-cell>
          <table:table-cell table:style-name="ce8" office:value-type="string" calcext:value-type="string">
            <text:p>Ohniva Boure</text:p>
          </table:table-cell>
          <table:table-cell office:value-type="string" calcext:value-type="string">
            <text:p>Pyrestorm Vortex</text:p>
          </table:table-cell>
          <table:table-cell/>
          <table:table-cell office:value-type="string" calcext:value-type="string">
            <text:p>Ocelova ostnata past drzici rudo modrou bour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Nocni Kovar</text:p>
          </table:table-cell>
          <table:table-cell office:value-type="string" calcext:value-type="string">
            <text:p>Nocturne Artificer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Dreveny vyrezavany s kovovymi runam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trep Krystalu</text:p>
          </table:table-cell>
          <table:table-cell office:value-type="string" calcext:value-type="string">
            <text:p>Crystal Shard</text:p>
          </table:table-cell>
          <table:table-cell office:value-type="string" calcext:value-type="string">
            <text:p>Zamena</text:p>
          </table:table-cell>
          <table:table-cell office:value-type="string" calcext:value-type="string">
            <text:p>Kovovy s modrymi krystaly v tel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Dest Odlesku</text:p>
          </table:table-cell>
          <table:table-cell office:value-type="string" calcext:value-type="string">
            <text:p>Lustrefall Reign</text:p>
          </table:table-cell>
          <table:table-cell office:value-type="string" calcext:value-type="string">
            <text:p>Vabeni</text:p>
          </table:table-cell>
          <table:table-cell office:value-type="string" calcext:value-type="string">
            <text:p>Brezove jadro s kovovymi rameny, modre krystal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Hnev Boure</text:p>
          </table:table-cell>
          <table:table-cell office:value-type="string" calcext:value-type="string">
            <text:p>Thunderbane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Cerny vyrezavany, zlate ornameny, zlute bles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Plamenne Kridlo</text:p>
          </table:table-cell>
          <table:table-cell office:value-type="string" calcext:value-type="string">
            <text:p>Pyrewing Aegis</text:p>
          </table:table-cell>
          <table:table-cell/>
          <table:table-cell office:value-type="string" calcext:value-type="string">
            <text:p>Ohnivy, cerna ocel s hrot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Svazovac Dusi</text:p>
          </table:table-cell>
          <table:table-cell office:value-type="string" calcext:value-type="string">
            <text:p>Soulbinder</text:p>
          </table:table-cell>
          <table:table-cell/>
          <table:table-cell office:value-type="string" calcext:value-type="string">
            <text:p>Cerny vyrezavany, zelene ornameny, oblak ektoplazm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Mraziva Opona</text:p>
          </table:table-cell>
          <table:table-cell office:value-type="string" calcext:value-type="string">
            <text:p>Glacial Shroud</text:p>
          </table:table-cell>
          <table:table-cell/>
          <table:table-cell office:value-type="string" calcext:value-type="string">
            <text:p>Massivni kamenna ramena s modrymi diamant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Vetrnne Srdce</text:p>
          </table:table-cell>
          <table:table-cell office:value-type="string" calcext:value-type="string">
            <text:p>Galeheart</text:p>
          </table:table-cell>
          <table:table-cell/>
          <table:table-cell office:value-type="string" calcext:value-type="string">
            <text:p>Dreveny pokrouceny zlate ornamenty, zilky zelene magi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table:style-name="ce8" office:value-type="string" calcext:value-type="string">
            <text:p>Trn Vecnosti</text:p>
          </table:table-cell>
          <table:table-cell office:value-type="string" calcext:value-type="string">
            <text:p>Timeless Thorn</text:p>
          </table:table-cell>
          <table:table-cell/>
          <table:table-cell office:value-type="string" calcext:value-type="string">
            <text:p>Dreveny pokrouceny, Ruzovo fialove blesk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Struna Prazdnoty</text:p>
          </table:table-cell>
          <table:table-cell office:value-type="string" calcext:value-type="string">
            <text:p>Voidstring</text:p>
          </table:table-cell>
          <table:table-cell/>
          <table:table-cell office:value-type="string" calcext:value-type="string">
            <text:p>Cerna ocel s modrymi krystaly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 table:number-rows-repeated="9">
          <table:table-cell table:number-columns-repeated="2"/>
          <table:table-cell table:style-name="ce4"/>
          <table:table-cell table:number-columns-repeated="8"/>
        </table:table-row>
        <table:table-row table:style-name="ro1" table:number-rows-repeated="104849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asks texts" table:style-name="ta1">
        <table:table-column table:style-name="co1" table:number-columns-repeated="2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1" table:number-columns-repeated="1019" table:default-cell-style-name="ce13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ej trofeje 2 zvirat</text:p>
          </table:table-cell>
          <table:table-cell table:style-name="ce14" office:value-type="string" calcext:value-type="string">
            <text:p>Král lov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j trofeje 2 nemrtvych</text:p>
          </table:table-cell>
          <table:table-cell table:style-name="ce14" office:value-type="string" calcext:value-type="string">
            <text:p>Zhouba nemrtvýc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j trofeje 2 lidi</text:p>
          </table:table-cell>
          <table:table-cell table:style-name="ce14" office:value-type="string" calcext:value-type="string">
            <text:p>Lovec čarodějů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j trofeje 2 demonu</text:p>
          </table:table-cell>
          <table:table-cell table:style-name="ce14" office:value-type="string" calcext:value-type="string">
            <text:p>Zaklínač démonů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j_trofeje ale_ne demona</text:p>
          </table:table-cell>
          <table:table-cell table:style-name="ce14" office:value-type="string" calcext:value-type="string">
            <text:p>Strážce brán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span text:style-name="T1">Mej_trofeje ale_ne</text:span> zvire</text:p>
          </table:table-cell>
          <table:table-cell table:style-name="ce14" office:value-type="string" calcext:value-type="string">
            <text:p>Ochránce zvířat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span text:style-name="T1">Mej_trofeje ale_ne</text:span> nemrtve</text:p>
          </table:table-cell>
          <table:table-cell table:style-name="ce14" office:value-type="string" calcext:value-type="string">
            <text:p>Průvodce minulostí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span text:style-name="T1">Mej_trofeje ale_ne</text:span> cloveka</text:p>
          </table:table-cell>
          <table:table-cell table:style-name="ce14" office:value-type="string" calcext:value-type="string">
            <text:p>Lidový hrdi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mezi 2 zviraty</text:p>
          </table:table-cell>
          <table:table-cell table:style-name="ce14" office:value-type="string" calcext:value-type="string">
            <text:p>Alfa celé smečk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mezi 2 nemrtvymi</text:p>
          </table:table-cell>
          <table:table-cell table:style-name="ce14" office:value-type="string" calcext:value-type="string">
            <text:p>Plenitel nemrtvýc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mezi 2 lidmi</text:p>
          </table:table-cell>
          <table:table-cell table:style-name="ce14" office:value-type="string" calcext:value-type="string">
            <text:p>Krotitel magi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mezi 2 demony</text:p>
          </table:table-cell>
          <table:table-cell table:style-name="ce14" office:value-type="string" calcext:value-type="string">
            <text:p>Vůdce tlup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v rade dvou zvirat</text:p>
          </table:table-cell>
          <table:table-cell table:style-name="ce14" office:value-type="string" calcext:value-type="string">
            <text:p>Drakobije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v rade dvou nemrtvych</text:p>
          </table:table-cell>
          <table:table-cell table:style-name="ce14" office:value-type="string" calcext:value-type="string">
            <text:p>Pokořitel lich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v rade dvou lidi</text:p>
          </table:table-cell>
          <table:table-cell table:style-name="ce14" office:value-type="string" calcext:value-type="string">
            <text:p>Kat čaroděj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v rade dvou demonu</text:p>
          </table:table-cell>
          <table:table-cell table:style-name="ce14" office:value-type="string" calcext:value-type="string">
            <text:p>Vyzyvatel Balrog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uj mezi taborem a zviretem</text:p>
          </table:table-cell>
          <table:table-cell table:style-name="ce14" office:value-type="string" calcext:value-type="string">
            <text:p>Zapuditel smečky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Stuj mezi taborem a nemrtvym</text:p>
          </table:table-cell>
          <table:table-cell table:style-name="ce14" office:value-type="string" calcext:value-type="string">
            <text:p>Ten co čistil hrob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Stuj mezi taborem</text:span> a lidmi</text:p>
          </table:table-cell>
          <table:table-cell table:style-name="ce14" office:value-type="string" calcext:value-type="string">
            <text:p>Zeď černé magi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<text:span text:style-name="T1">Stuj mezi taborem</text:span> a demonem</text:p>
          </table:table-cell>
          <table:table-cell table:style-name="ce14" office:value-type="string" calcext:value-type="string">
            <text:p>Ten co zavřel bránu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azen zvire ke skale</text:p>
          </table:table-cell>
          <table:table-cell table:style-name="ce14" office:value-type="string" calcext:value-type="string">
            <text:p>Štváč kořisti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Zazen nemrtve ke skale</text:p>
          </table:table-cell>
          <table:table-cell table:style-name="ce14" office:value-type="string" calcext:value-type="string">
            <text:p>Zapuditel nemrtvýc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azen cloveka ke skale</text:p>
          </table:table-cell>
          <table:table-cell table:style-name="ce14" office:value-type="string" calcext:value-type="string">
            <text:p>Lovec odmě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azen demona ke skale</text:p>
          </table:table-cell>
          <table:table-cell table:style-name="ce14" office:value-type="string" calcext:value-type="string">
            <text:p>Vymítač démonů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5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4T15:16:24.988801989</meta:creation-date>
    <meta:generator>LibreOffice/7.3.7.2$Linux_X86_64 LibreOffice_project/30$Build-2</meta:generator>
    <dc:date>2025-11-26T09:02:29.697134886</dc:date>
    <meta:editing-duration>P28DT22M22S</meta:editing-duration>
    <meta:editing-cycles>383</meta:editing-cycles>
    <meta:document-statistic meta:table-count="13" meta:cell-count="2594" meta:object-count="0"/>
  </office:meta>
</office:document-meta>
</file>